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>
      <style:text-properties fo:background-color="#f9f7f1" fo:color="#514239" fo:font-size="8pt" style:font-size-asian="8pt" style:font-size-complex="8pt"/>
    </style:style>
    <style:style style:name="T5_15" style:family="text">
      <style:text-properties fo:background-color="#f9f7f1" fo:color="#514239"/>
    </style:style>
    <style:style style:name="T5_16" style:family="text">
      <style:text-properties fo:background-color="#f9f7f1" fo:color="#514239"/>
    </style:style>
    <style:style style:name="T5_17" style:family="text">
      <style:text-properties fo:background-color="#f9f7f1" fo:color="#514239"/>
    </style:style>
    <style:style style:name="T5_18" style:family="text">
      <style:text-properties fo:background-color="#f9f7f1" fo:color="#514239"/>
    </style:style>
    <style:style style:name="T5_19" style:family="text">
      <style:text-properties fo:background-color="#f9f7f1" fo:color="#514239"/>
    </style:style>
    <style:style style:name="T5_20" style:family="text">
      <style:text-properties fo:background-color="#f9f7f1" fo:color="#514239"/>
    </style:style>
    <style:style style:name="T5_21" style:family="text">
      <style:text-properties fo:background-color="#f9f7f1" fo:color="#514239"/>
    </style:style>
    <style:style style:name="T5_22" style:family="text">
      <style:text-properties fo:background-color="#f9f7f1" fo:color="#514239"/>
    </style:style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>
      <style:text-properties fo:color="#1155cc" style:text-underline-style="solid" style:text-underline-color="font-color"/>
    </style:style>
    <style:style style:name="T5_36" style:family="text"/>
    <style:style style:name="T5_37" style:family="text">
      <style:text-properties fo:color="#1155cc" style:text-underline-style="solid" style:text-underline-color="font-color"/>
    </style:style>
    <style:style style:name="T5_38" style:family="text"/>
    <style:style style:name="T5_39" style:family="text">
      <style:text-properties fo:color="#1155cc" style:text-underline-style="solid" style:text-underline-color="font-color"/>
    </style:style>
    <style:style style:name="T5_40" style:family="text"/>
    <style:style style:name="T5_41" style:family="text">
      <style:text-properties fo:color="#1155cc" style:text-underline-style="solid" style:text-underline-color="font-color"/>
    </style:style>
    <style:style style:name="T5_42" style:family="text"/>
    <style:style style:name="T5_43" style:family="text">
      <style:text-properties fo:color="#1155cc" style:text-underline-style="solid" style:text-underline-color="font-color"/>
    </style:style>
    <style:style style:name="T5_44" style:family="text"/>
    <style:style style:name="T5_45" style:family="text">
      <style:text-properties fo:color="#1155cc" style:text-underline-style="solid" style:text-underline-color="font-color"/>
    </style:style>
    <style:style style:name="T5_46" style:family="text"/>
    <style:style style:name="T5_47" style:family="text">
      <style:text-properties fo:color="#1155cc" style:text-underline-style="solid" style:text-underline-color="font-color"/>
    </style:style>
    <style:style style:name="T5_48" style:family="text"/>
    <style:style style:name="T5_49" style:family="text">
      <style:text-properties fo:color="#1155cc" style:text-underline-style="solid" style:text-underline-color="font-color"/>
    </style:style>
    <style:style style:name="T5_50" style:family="text"/>
    <style:style style:name="T5_51" style:family="text">
      <style:text-properties fo:color="#1155cc" style:text-underline-style="solid" style:text-underline-color="font-color"/>
    </style:style>
    <style:style style:name="T5_52" style:family="text"/>
    <style:style style:name="T5_53" style:family="text">
      <style:text-properties fo:color="#1155cc" style:text-underline-style="solid" style:text-underline-color="font-color"/>
    </style:style>
    <style:style style:name="T5_54" style:family="text"/>
    <style:style style:name="T5_55" style:family="text">
      <style:text-properties fo:color="#1155cc" style:text-underline-style="solid" style:text-underline-color="font-color"/>
    </style:style>
    <style:style style:name="T5_56" style:family="text"/>
    <style:style style:name="T5_57" style:family="text">
      <style:text-properties fo:color="#1155cc" style:text-underline-style="solid" style:text-underline-color="font-color"/>
    </style:style>
    <style:style style:name="T5_58" style:family="text"/>
    <style:style style:name="T5_59" style:family="text">
      <style:text-properties fo:color="#1155cc" style:text-underline-style="solid" style:text-underline-color="font-color"/>
    </style:style>
    <style:style style:name="T5_60" style:family="text"/>
    <style:style style:name="T5_61" style:family="text">
      <style:text-properties fo:color="#1155cc" style:text-underline-style="solid" style:text-underline-color="font-color"/>
    </style:style>
    <style:style style:name="T5_62" style:family="text"/>
    <style:style style:name="T5_63" style:family="text">
      <style:text-properties fo:color="#1155cc" style:text-underline-style="solid" style:text-underline-color="font-color"/>
    </style:style>
    <style:style style:name="T5_64" style:family="text"/>
    <style:style style:name="T5_65" style:family="text">
      <style:text-properties fo:color="#1155cc" style:text-underline-style="solid" style:text-underline-color="font-color"/>
    </style:style>
    <style:style style:name="T5_66" style:family="text"/>
    <style:style style:name="T5_67" style:family="text">
      <style:text-properties fo:color="#1155cc" style:text-underline-style="solid" style:text-underline-color="font-color"/>
    </style:style>
    <style:style style:name="T5_68" style:family="text"/>
    <style:style style:name="T5_69" style:family="text">
      <style:text-properties fo:color="#1155cc" style:text-underline-style="solid" style:text-underline-color="font-color"/>
    </style:style>
    <style:style style:name="T5_70" style:family="text"/>
    <style:style style:name="T5_71" style:family="text">
      <style:text-properties fo:color="#1155cc" style:text-underline-style="solid" style:text-underline-color="font-color"/>
    </style:style>
    <style:style style:name="T5_72" style:family="text"/>
    <style:style style:name="T5_73" style:family="text">
      <style:text-properties fo:color="#1155cc" style:text-underline-style="solid" style:text-underline-color="font-color"/>
    </style:style>
    <style:style style:name="T5_74" style:family="text"/>
    <style:style style:name="T5_75" style:family="text">
      <style:text-properties fo:color="#1155cc" style:text-underline-style="solid" style:text-underline-color="font-color"/>
    </style:style>
    <style:style style:name="T5_76" style:family="text"/>
    <style:style style:name="T5_77" style:family="text">
      <style:text-properties fo:color="#1155cc" style:text-underline-style="solid" style:text-underline-color="font-color"/>
    </style:style>
    <style:style style:name="T5_78" style:family="text"/>
    <style:style style:name="T5_79" style:family="text">
      <style:text-properties fo:color="#1155cc" style:text-underline-style="solid" style:text-underline-color="font-color"/>
    </style:style>
    <style:style style:name="T5_80" style:family="text"/>
    <style:style style:name="T5_81" style:family="text">
      <style:text-properties fo:color="#1155cc" style:text-underline-style="solid" style:text-underline-color="font-color"/>
    </style:style>
    <style:style style:name="T5_82" style:family="text"/>
    <style:style style:name="T5_83" style:family="text">
      <style:text-properties fo:color="#1155cc" style:text-underline-style="solid" style:text-underline-color="font-color"/>
    </style:style>
    <style:style style:name="T5_84" style:family="text"/>
    <style:style style:name="T5_85" style:family="text">
      <style:text-properties fo:color="#1155cc" style:text-underline-style="solid" style:text-underline-color="font-color"/>
    </style:style>
    <style:style style:name="T5_86" style:family="text"/>
    <style:style style:name="T5_87" style:family="text">
      <style:text-properties fo:color="#1155cc" style:text-underline-style="solid" style:text-underline-color="font-color"/>
    </style:style>
    <style:style style:name="T5_88" style:family="text"/>
    <style:style style:name="T5_89" style:family="text">
      <style:text-properties fo:color="#1155cc" style:text-underline-style="solid" style:text-underline-color="font-color"/>
    </style:style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>
      <style:text-properties fo:color="#1155cc" style:text-underline-style="solid" style:text-underline-color="font-color"/>
    </style:style>
    <style:style style:name="T7_71" style:family="text"/>
    <style:style style:name="T7_72" style:family="text">
      <style:text-properties fo:color="#1155cc" style:text-underline-style="solid" style:text-underline-color="font-color"/>
    </style:style>
    <style:style style:name="T7_73" style:family="text"/>
    <style:style style:name="T7_74" style:family="text">
      <style:text-properties fo:color="#1155cc" style:text-underline-style="solid" style:text-underline-color="font-color"/>
    </style:style>
    <style:style style:name="T7_75" style:family="text"/>
    <style:style style:name="T7_76" style:family="text">
      <style:text-properties fo:color="#1155cc" style:text-underline-style="solid" style:text-underline-color="font-color"/>
    </style:style>
    <style:style style:name="T7_77" style:family="text"/>
    <style:style style:name="T7_78" style:family="text">
      <style:text-properties fo:color="#1155cc" style:text-underline-style="solid" style:text-underline-color="font-color"/>
    </style:style>
    <style:style style:name="T7_79" style:family="text"/>
    <style:style style:name="T7_80" style:family="text">
      <style:text-properties fo:color="#1155cc" style:text-underline-style="solid" style:text-underline-color="font-color"/>
    </style:style>
    <style:style style:name="T7_81" style:family="text"/>
    <style:style style:name="T7_82" style:family="text">
      <style:text-properties fo:color="#1155cc" style:text-underline-style="solid" style:text-underline-color="font-color"/>
    </style:style>
    <style:style style:name="T7_83" style:family="text"/>
    <style:style style:name="T7_84" style:family="text">
      <style:text-properties fo:color="#1155cc" style:text-underline-style="solid" style:text-underline-color="font-color"/>
    </style:style>
    <style:style style:name="T7_85" style:family="text"/>
    <style:style style:name="T7_86" style:family="text">
      <style:text-properties fo:color="#1155cc" style:text-underline-style="solid" style:text-underline-color="font-color"/>
    </style:style>
    <style:style style:name="T7_87" style:family="text"/>
    <style:style style:name="T7_88" style:family="text">
      <style:text-properties fo:color="#1155cc" style:text-underline-style="solid" style:text-underline-color="font-color"/>
    </style:style>
    <style:style style:name="T7_89" style:family="text"/>
    <style:style style:name="T7_90" style:family="text">
      <style:text-properties fo:color="#1155cc" style:text-underline-style="solid" style:text-underline-color="font-color"/>
    </style:style>
    <style:style style:name="T7_91" style:family="text"/>
    <style:style style:name="T7_92" style:family="text">
      <style:text-properties fo:color="#1155cc" style:text-underline-style="solid" style:text-underline-color="font-color"/>
    </style:style>
    <style:style style:name="T7_93" style:family="text"/>
    <style:style style:name="T7_94" style:family="text">
      <style:text-properties fo:color="#1155cc" style:text-underline-style="solid" style:text-underline-color="font-color"/>
    </style:style>
    <style:style style:name="T7_95" style:family="text"/>
    <style:style style:name="T7_96" style:family="text">
      <style:text-properties fo:color="#1155cc" style:text-underline-style="solid" style:text-underline-color="font-color"/>
    </style:style>
    <style:style style:name="T7_97" style:family="text"/>
    <style:style style:name="T7_98" style:family="text">
      <style:text-properties fo:color="#1155cc" style:text-underline-style="solid" style:text-underline-color="font-color"/>
    </style:style>
    <style:style style:name="T7_99" style:family="text"/>
    <style:style style:name="T7_100" style:family="text">
      <style:text-properties fo:color="#1155cc" style:text-underline-style="solid" style:text-underline-color="font-color"/>
    </style:style>
    <style:style style:name="T7_101" style:family="text"/>
    <style:style style:name="T7_102" style:family="text">
      <style:text-properties fo:color="#1155cc" style:text-underline-style="solid" style:text-underline-color="font-color"/>
    </style:style>
    <style:style style:name="T7_103" style:family="text"/>
    <style:style style:name="T7_104" style:family="text">
      <style:text-properties fo:color="#1155cc" style:text-underline-style="solid" style:text-underline-color="font-color"/>
    </style:style>
    <style:style style:name="T7_105" style:family="text"/>
    <style:style style:name="T7_106" style:family="text">
      <style:text-properties fo:color="#1155cc" style:text-underline-style="solid" style:text-underline-color="font-color"/>
    </style:style>
    <style:style style:name="T7_107" style:family="text"/>
    <style:style style:name="T7_108" style:family="text">
      <style:text-properties fo:color="#1155cc" style:text-underline-style="solid" style:text-underline-color="font-color"/>
    </style:style>
    <style:style style:name="T7_109" style:family="text"/>
    <style:style style:name="T7_110" style:family="text">
      <style:text-properties fo:color="#1155cc" style:text-underline-style="solid" style:text-underline-color="font-color"/>
    </style:style>
    <style:style style:name="T7_11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Heading_20_2">
      <style:paragraph-properties fo:break-before="auto" fo:line-height="115%" style:writing-mode="lr-tb"/>
    </style:style>
    <style:style style:name="P10" style:family="paragraph" style:parent-style-name="Heading_20_2">
      <style:paragraph-properties fo:break-before="page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>
      <style:text-properties fo:font-weight="bold" style:font-weight-asian="bold" style:font-weight-complex="bold"/>
    </style:style>
    <style:style style:name="T14_60" style:family="text">
      <style:text-properties fo:font-weight="bold" style:font-weight-asian="bold" style:font-weight-complex="bold"/>
    </style:style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>
      <style:text-properties fo:font-weight="bold" style:font-weight-asian="bold" style:font-weight-complex="bold"/>
    </style:style>
    <style:style style:name="T14_81" style:family="text">
      <style:text-properties fo:font-weight="bold" style:font-weight-asian="bold" style:font-weight-complex="bold"/>
    </style:style>
    <style:style style:name="T14_82" style:family="text">
      <style:text-properties fo:font-weight="bold" style:font-weight-asian="bold" style:font-weight-complex="bold"/>
    </style:style>
    <style:style style:name="T14_83" style:family="text">
      <style:text-properties fo:font-weight="bold" style:font-weight-asian="bold" style:font-weight-complex="bold"/>
    </style:style>
    <style:style style:name="T14_84" style:family="text">
      <style:text-properties fo:font-weight="bold" style:font-weight-asian="bold" style:font-weight-complex="bold"/>
    </style:style>
    <style:style style:name="T14_85" style:family="text">
      <style:text-properties fo:font-weight="bold" style:font-weight-asian="bold" style:font-weight-complex="bold"/>
    </style:style>
    <style:style style:name="T14_86" style:family="text">
      <style:text-properties fo:font-weight="bold" style:font-weight-asian="bold" style:font-weight-complex="bold"/>
    </style:style>
    <style:style style:name="T14_87" style:family="text">
      <style:text-properties fo:font-weight="bold" style:font-weight-asian="bold" style:font-weight-complex="bold"/>
    </style:style>
    <style:style style:name="T14_88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>
      <style:text-properties fo:background-color="#ffffff" fo:color="#333333" fo:font-weight="bold" style:font-weight-asian="bold" style:font-weight-complex="bold"/>
    </style:style>
    <style:style style:name="T16_56" style:family="text">
      <style:text-properties fo:background-color="#ffffff" fo:color="#333333" fo:font-weight="bold" style:font-weight-asian="bold" style:font-weight-complex="bold"/>
    </style:style>
    <style:style style:name="T16_57" style:family="text">
      <style:text-properties fo:background-color="#ffffff" fo:color="#333333" fo:font-weight="bold" style:font-weight-asian="bold" style:font-weight-complex="bold"/>
    </style:style>
    <style:style style:name="T16_58" style:family="text">
      <style:text-properties fo:background-color="#ffffff" fo:color="#333333" fo:font-weight="bold" style:font-weight-asian="bold" style:font-weight-complex="bold"/>
    </style:style>
    <style:style style:name="T16_59" style:family="text">
      <style:text-properties fo:background-color="#ffffff" fo:color="#333333" fo:font-weight="bold" style:font-weight-asian="bold" style:font-weight-complex="bold"/>
    </style:style>
    <style:style style:name="T16_60" style:family="text">
      <style:text-properties fo:background-color="#ffffff" fo:color="#333333" fo:font-weight="bold" style:font-weight-asian="bold" style:font-weight-complex="bold"/>
    </style:style>
    <style:style style:name="T16_61" style:family="text">
      <style:text-properties fo:background-color="#ffffff" fo:color="#333333" fo:font-weight="bold" style:font-weight-asian="bold" style:font-weight-complex="bold"/>
    </style:style>
    <style:style style:name="T16_62" style:family="text">
      <style:text-properties fo:background-color="#ffffff" fo:color="#333333" fo:font-weight="bold" style:font-weight-asian="bold" style:font-weight-complex="bold"/>
    </style:style>
    <style:style style:name="T16_63" style:family="text">
      <style:text-properties fo:background-color="#ffffff" fo:color="#333333" fo:font-weight="bold" style:font-weight-asian="bold" style:font-weight-complex="bold"/>
    </style:style>
    <style:style style:name="T16_64" style:family="text">
      <style:text-properties fo:background-color="#ffffff" fo:color="#333333" fo:font-weight="bold" style:font-weight-asian="bold" style:font-weight-complex="bold"/>
    </style:style>
    <style:style style:name="T16_65" style:family="text">
      <style:text-properties fo:background-color="#ffffff" fo:color="#333333" fo:font-weight="bold" style:font-weight-asian="bold" style:font-weight-complex="bold"/>
    </style:style>
    <style:style style:name="T16_66" style:family="text">
      <style:text-properties fo:background-color="#ffffff" fo:color="#333333" fo:font-weight="bold" style:font-weight-asian="bold" style:font-weight-complex="bold"/>
    </style:style>
    <style:style style:name="T16_67" style:family="text">
      <style:text-properties fo:background-color="#ffffff" fo:color="#333333" fo:font-weight="bold" style:font-weight-asian="bold" style:font-weight-complex="bold"/>
    </style:style>
    <style:style style:name="T16_68" style:family="text">
      <style:text-properties fo:background-color="#ffffff" fo:color="#333333"/>
    </style:style>
    <style:style style:name="T16_69" style:family="text">
      <style:text-properties fo:background-color="#ffffff" fo:color="#333333"/>
    </style:style>
    <style:style style:name="T16_70" style:family="text">
      <style:text-properties fo:background-color="#ffffff" fo:color="#333333"/>
    </style:style>
    <style:style style:name="T16_71" style:family="text">
      <style:text-properties fo:background-color="#ffffff" fo:color="#333333"/>
    </style:style>
    <style:style style:name="T16_72" style:family="text">
      <style:text-properties fo:background-color="#ffffff" fo:color="#333333"/>
    </style:style>
    <style:style style:name="T16_73" style:family="text">
      <style:text-properties fo:background-color="#ffffff" fo:color="#333333" fo:font-weight="bold" style:font-weight-asian="bold" style:font-weight-complex="bold"/>
    </style:style>
    <style:style style:name="T16_74" style:family="text">
      <style:text-properties fo:background-color="#ffffff" fo:color="#333333" fo:font-weight="bold" style:font-weight-asian="bold" style:font-weight-complex="bold"/>
    </style:style>
    <style:style style:name="T16_75" style:family="text">
      <style:text-properties fo:background-color="#ffffff" fo:color="#333333" fo:font-weight="bold" style:font-weight-asian="bold" style:font-weight-complex="bold"/>
    </style:style>
    <style:style style:name="T16_76" style:family="text">
      <style:text-properties fo:background-color="#ffffff" fo:color="#333333" fo:font-weight="bold" style:font-weight-asian="bold" style:font-weight-complex="bold"/>
    </style:style>
    <style:style style:name="T16_77" style:family="text">
      <style:text-properties fo:background-color="#ffffff" fo:color="#333333" fo:font-weight="bold" style:font-weight-asian="bold" style:font-weight-complex="bold"/>
    </style:style>
    <style:style style:name="T16_78" style:family="text">
      <style:text-properties fo:background-color="#ffffff" fo:color="#333333" fo:font-weight="bold" style:font-weight-asian="bold" style:font-weight-complex="bold"/>
    </style:style>
    <style:style style:name="T16_79" style:family="text">
      <style:text-properties fo:background-color="#ffffff" fo:color="#333333" fo:font-weight="bold" style:font-weight-asian="bold" style:font-weight-complex="bold"/>
    </style:style>
    <style:style style:name="T16_80" style:family="text">
      <style:text-properties fo:background-color="#ffffff" fo:color="#333333" fo:font-weight="bold" style:font-weight-asian="bold" style:font-weight-complex="bold"/>
    </style:style>
    <style:style style:name="T16_81" style:family="text">
      <style:text-properties fo:background-color="#ffffff" fo:color="#333333" fo:font-weight="bold" style:font-weight-asian="bold" style:font-weight-complex="bold"/>
    </style:style>
    <style:style style:name="T16_82" style:family="text">
      <style:text-properties fo:background-color="#ffffff" fo:color="#333333" fo:font-weight="bold" style:font-weight-asian="bold" style:font-weight-complex="bold"/>
    </style:style>
    <style:style style:name="T16_83" style:family="text">
      <style:text-properties fo:background-color="#ffffff" fo:color="#333333" fo:font-weight="bold" style:font-weight-asian="bold" style:font-weight-complex="bold"/>
    </style:style>
    <style:style style:name="T16_84" style:family="text">
      <style:text-properties fo:background-color="#ffffff" fo:color="#333333" fo:font-weight="bold" style:font-weight-asian="bold" style:font-weight-complex="bold"/>
    </style:style>
    <style:style style:name="T16_85" style:family="text">
      <style:text-properties fo:background-color="#ffffff" fo:color="#333333" fo:font-weight="bold" style:font-weight-asian="bold" style:font-weight-complex="bold"/>
    </style:style>
    <style:style style:name="T16_86" style:family="text">
      <style:text-properties fo:background-color="#ffffff" fo:color="#333333" fo:font-weight="bold" style:font-weight-asian="bold" style:font-weight-complex="bold"/>
    </style:style>
    <style:style style:name="T16_87" style:family="text">
      <style:text-properties fo:background-color="#ffffff" fo:color="#333333" fo:font-weight="bold" style:font-weight-asian="bold" style:font-weight-complex="bold"/>
    </style:style>
    <style:style style:name="T16_88" style:family="text">
      <style:text-properties fo:background-color="#ffffff" fo:color="#333333" fo:font-weight="bold" style:font-weight-asian="bold" style:font-weight-complex="bold"/>
    </style:style>
    <style:style style:name="T16_89" style:family="text">
      <style:text-properties fo:background-color="#ffffff" fo:color="#333333"/>
    </style:style>
    <style:style style:name="T16_90" style:family="text">
      <style:text-properties fo:background-color="#ffffff" fo:color="#333333"/>
    </style:style>
    <style:style style:name="T16_91" style:family="text">
      <style:text-properties fo:background-color="#ffffff" fo:color="#333333"/>
    </style:style>
    <style:style style:name="T16_92" style:family="text">
      <style:text-properties fo:background-color="#ffffff" fo:color="#333333"/>
    </style:style>
    <style:style style:name="T16_93" style:family="text">
      <style:text-properties fo:background-color="#ffffff" fo:color="#333333"/>
    </style:style>
    <style:style style:name="T16_94" style:family="text">
      <style:text-properties fo:background-color="#ffffff" fo:color="#333333"/>
    </style:style>
    <style:style style:name="T16_95" style:family="text">
      <style:text-properties fo:background-color="#ffffff" fo:color="#333333"/>
    </style:style>
    <style:style style:name="T16_96" style:family="text">
      <style:text-properties fo:background-color="#ffffff" fo:color="#333333"/>
    </style:style>
    <style:style style:name="T16_97" style:family="text">
      <style:text-properties fo:background-color="#ffffff" fo:color="#333333"/>
    </style:style>
    <style:style style:name="P17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P19" style:family="paragraph" style:parent-style-name="Standard">
      <style:paragraph-properties fo:break-before="auto" fo:line-height="142%" fo:margin-top="0.388cm" fo:margin-bottom="0.388cm" style:writing-mode="lr-tb"/>
    </style:style>
    <style:style style:name="T19_1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2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3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4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5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6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7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8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9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10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11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12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13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14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15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16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17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18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19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20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21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T19_22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P24" style:family="paragraph" style:parent-style-name="Standard">
      <style:paragraph-properties fo:break-before="auto" fo:line-height="142%" fo:margin-top="0.776cm" fo:margin-bottom="0.776cm" style:writing-mode="lr-tb"/>
    </style:style>
    <style:style style:name="T24_1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2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3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4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5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6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7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8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9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10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11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12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13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14" style:family="text">
      <style:text-properties fo:color="#333333" style:font-name="Courier New" style:font-name-asian="Courier New" style:font-name-complex="Courier New" fo:font-weight="bold" style:font-weight-asian="bold" style:font-weight-complex="bold"/>
    </style:style>
    <style:style style:name="T24_15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16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17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18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19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20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21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22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23" style:family="text">
      <style:text-properties fo:background-color="#f8f8f8" fo:color="#333333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>
      <style:text-properties fo:font-weight="bold" style:font-weight-asian="bold" style:font-weight-complex="bold"/>
    </style:style>
    <style:style style:name="T25_56" style:family="text">
      <style:text-properties fo:font-weight="bold" style:font-weight-asian="bold" style:font-weight-complex="bold"/>
    </style:style>
    <style:style style:name="T25_57" style:family="text">
      <style:text-properties fo:font-weight="bold" style:font-weight-asian="bold" style:font-weight-complex="bold"/>
    </style:style>
    <style:style style:name="T25_58" style:family="text">
      <style:text-properties fo:font-weight="bold" style:font-weight-asian="bold" style:font-weight-complex="bold"/>
    </style:style>
    <style:style style:name="T25_59" style:family="text">
      <style:text-properties fo:font-weight="bold" style:font-weight-asian="bold" style:font-weight-complex="bold"/>
    </style:style>
    <style:style style:name="T25_60" style:family="text">
      <style:text-properties fo:font-weight="bold" style:font-weight-asian="bold" style:font-weight-complex="bold"/>
    </style:style>
    <style:style style:name="T25_61" style:family="text">
      <style:text-properties fo:font-weight="bold" style:font-weight-asian="bold" style:font-weight-complex="bold"/>
    </style:style>
    <style:style style:name="T25_62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Heading_20_2">
      <style:paragraph-properties fo:break-before="page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>
      <style:text-properties fo:font-weight="bold" style:font-weight-asian="bold" style:font-weight-complex="bold"/>
    </style:style>
    <style:style style:name="T32_80" style:family="text">
      <style:text-properties fo:font-weight="bold" style:font-weight-asian="bold" style:font-weight-complex="bold"/>
    </style:style>
    <style:style style:name="T32_81" style:family="text">
      <style:text-properties fo:font-weight="bold" style:font-weight-asian="bold" style:font-weight-complex="bold"/>
    </style:style>
    <style:style style:name="T32_82" style:family="text">
      <style:text-properties fo:font-weight="bold" style:font-weight-asian="bold" style:font-weight-complex="bold"/>
    </style:style>
    <style:style style:name="T32_83" style:family="text">
      <style:text-properties fo:font-weight="bold" style:font-weight-asian="bold" style:font-weight-complex="bold"/>
    </style:style>
    <style:style style:name="T32_84" style:family="text">
      <style:text-properties fo:font-weight="bold" style:font-weight-asian="bold" style:font-weight-complex="bold"/>
    </style:style>
    <style:style style:name="T32_85" style:family="text">
      <style:text-properties fo:font-weight="bold" style:font-weight-asian="bold" style:font-weight-complex="bold"/>
    </style:style>
    <style:style style:name="T32_86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Courier New" style:font-name-asian="Courier New" style:font-name-complex="Courier New"/>
    </style:style>
    <style:style style:name="T36_2" style:family="text">
      <style:text-properties style:font-name="Courier New" style:font-name-asian="Courier New" style:font-name-complex="Courier New"/>
    </style:style>
    <style:style style:name="T36_3" style:family="text">
      <style:text-properties style:font-name="Courier New" style:font-name-asian="Courier New" style:font-name-complex="Courier New"/>
    </style:style>
    <style:style style:name="T36_4" style:family="text">
      <style:text-properties style:font-name="Courier New" style:font-name-asian="Courier New" style:font-name-complex="Courier New"/>
    </style:style>
    <style:style style:name="T36_5" style:family="text">
      <style:text-properties style:font-name="Courier New" style:font-name-asian="Courier New" style:font-name-complex="Courier New"/>
    </style:style>
    <style:style style:name="T36_6" style:family="text">
      <style:text-properties style:font-name="Courier New" style:font-name-asian="Courier New" style:font-name-complex="Courier New"/>
    </style:style>
    <style:style style:name="T36_7" style:family="text">
      <style:text-properties style:font-name="Courier New" style:font-name-asian="Courier New" style:font-name-complex="Courier New"/>
    </style:style>
    <style:style style:name="T36_8" style:family="text">
      <style:text-properties style:font-name="Courier New" style:font-name-asian="Courier New" style:font-name-complex="Courier New"/>
    </style:style>
    <style:style style:name="T36_9" style:family="text">
      <style:text-properties style:font-name="Courier New" style:font-name-asian="Courier New" style:font-name-complex="Courier New"/>
    </style:style>
    <style:style style:name="T36_10" style:family="text">
      <style:text-properties style:font-name="Courier New" style:font-name-asian="Courier New" style:font-name-complex="Courier New"/>
    </style:style>
    <style:style style:name="T36_11" style:family="text">
      <style:text-properties style:font-name="Courier New" style:font-name-asian="Courier New" style:font-name-complex="Courier New"/>
    </style:style>
    <style:style style:name="T36_12" style:family="text">
      <style:text-properties style:font-name="Courier New" style:font-name-asian="Courier New" style:font-name-complex="Courier New"/>
    </style:style>
    <style:style style:name="T36_13" style:family="text">
      <style:text-properties style:font-name="Courier New" style:font-name-asian="Courier New" style:font-name-complex="Courier New"/>
    </style:style>
    <style:style style:name="T36_14" style:family="text">
      <style:text-properties style:font-name="Courier New" style:font-name-asian="Courier New" style:font-name-complex="Courier New"/>
    </style:style>
    <style:style style:name="T36_15" style:family="text">
      <style:text-properties style:font-name="Courier New" style:font-name-asian="Courier New" style:font-name-complex="Courier New"/>
    </style:style>
    <style:style style:name="P37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P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Heading_20_2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>
      <style:text-properties fo:color="#1155cc" style:text-underline-style="solid" style:text-underline-color="font-color"/>
    </style:style>
    <style:style style:name="T45_33" style:family="text"/>
    <style:style style:name="T45_34" style:family="text">
      <style:text-properties fo:color="#1155cc" style:text-underline-style="solid" style:text-underline-color="font-color"/>
    </style:style>
    <style:style style:name="T45_35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>
      <style:text-properties fo:font-weight="bold" style:font-weight-asian="bold" style:font-weight-complex="bold"/>
    </style:style>
    <style:style style:name="T47_62" style:family="text">
      <style:text-properties fo:font-weight="bold" style:font-weight-asian="bold" style:font-weight-complex="bold"/>
    </style:style>
    <style:style style:name="T47_63" style:family="text">
      <style:text-properties fo:font-weight="bold" style:font-weight-asian="bold" style:font-weight-complex="bold"/>
    </style:style>
    <style:style style:name="T47_64" style:family="text">
      <style:text-properties fo:font-weight="bold" style:font-weight-asian="bold" style:font-weight-complex="bold"/>
    </style:style>
    <style:style style:name="T47_65" style:family="text">
      <style:text-properties fo:font-weight="bold" style:font-weight-asian="bold" style:font-weight-complex="bold"/>
    </style:style>
    <style:style style:name="T47_66" style:family="text">
      <style:text-properties fo:font-weight="bold" style:font-weight-asian="bold" style:font-weight-complex="bold"/>
    </style:style>
    <style:style style:name="T47_67" style:family="text">
      <style:text-properties fo:font-weight="bold" style:font-weight-asian="bold" style:font-weight-complex="bold"/>
    </style:style>
    <style:style style:name="T47_68" style:family="text">
      <style:text-properties fo:font-weight="bold" style:font-weight-asian="bold" style:font-weight-complex="bold"/>
    </style:style>
    <style:style style:name="T47_69" style:family="text">
      <style:text-properties fo:font-weight="bold" style:font-weight-asian="bold" style:font-weight-complex="bold"/>
    </style:style>
    <style:style style:name="T47_70" style:family="text">
      <style:text-properties fo:font-weight="bold" style:font-weight-asian="bold" style:font-weight-complex="bold"/>
    </style:style>
    <style:style style:name="T47_71" style:family="text">
      <style:text-properties fo:font-weight="bold" style:font-weight-asian="bold" style:font-weight-complex="bold"/>
    </style:style>
    <style:style style:name="T47_72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>
      <style:text-properties fo:font-weight="bold" style:font-weight-asian="bold" style:font-weight-complex="bold"/>
    </style:style>
    <style:style style:name="T49_19" style:family="text"/>
    <style:style style:name="T49_20" style:family="text">
      <style:text-properties fo:font-weight="bold" style:font-weight-asian="bold" style:font-weight-complex="bold"/>
    </style:style>
    <style:style style:name="T49_21" style:family="text">
      <style:text-properties fo:font-weight="bold" style:font-weight-asian="bold" style:font-weight-complex="bold"/>
    </style:style>
    <style:style style:name="T49_22" style:family="text">
      <style:text-properties fo:font-weight="bold" style:font-weight-asian="bold" style:font-weight-complex="bold"/>
    </style:style>
    <style:style style:name="T49_23" style:family="text">
      <style:text-properties fo:font-weight="bold" style:font-weight-asian="bold" style:font-weight-complex="bold"/>
    </style:style>
    <style:style style:name="T49_24" style:family="text">
      <style:text-properties fo:font-weight="bold" style:font-weight-asian="bold" style:font-weight-complex="bold"/>
    </style:style>
    <style:style style:name="T49_25" style:family="text"/>
    <style:style style:name="T49_2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9_27" style:family="text"/>
    <style:style style:name="T49_2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9_29" style:family="text"/>
    <style:style style:name="T49_3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9_31" style:family="text"/>
    <style:style style:name="T49_3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9_33" style:family="text"/>
    <style:style style:name="T49_3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9_35" style:family="text"/>
    <style:style style:name="T49_3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9_37" style:family="text"/>
    <style:style style:name="T49_3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9_39" style:family="text"/>
    <style:style style:name="T49_4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9_41" style:family="text"/>
    <style:style style:name="T49_4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9_43" style:family="text">
      <style:text-properties fo:font-weight="bold" style:font-weight-asian="bold" style:font-weight-complex="bold"/>
    </style:style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urier New" style:font-name-asian="Courier New" style:font-name-complex="Courier New"/>
    </style:style>
    <style:style style:name="T51_2" style:family="text">
      <style:text-properties style:font-name="Courier New" style:font-name-asian="Courier New" style:font-name-complex="Courier New"/>
    </style:style>
    <style:style style:name="T51_3" style:family="text">
      <style:text-properties style:font-name="Courier New" style:font-name-asian="Courier New" style:font-name-complex="Courier New"/>
    </style:style>
    <style:style style:name="T51_4" style:family="text">
      <style:text-properties style:font-name="Courier New" style:font-name-asian="Courier New" style:font-name-complex="Courier New"/>
    </style:style>
    <style:style style:name="T51_5" style:family="text">
      <style:text-properties style:font-name="Courier New" style:font-name-asian="Courier New" style:font-name-complex="Courier New"/>
    </style:style>
    <style:style style:name="T51_6" style:family="text">
      <style:text-properties style:font-name="Courier New" style:font-name-asian="Courier New" style:font-name-complex="Courier New"/>
    </style:style>
    <style:style style:name="T51_7" style:family="text">
      <style:text-properties style:font-name="Courier New" style:font-name-asian="Courier New" style:font-name-complex="Courier New"/>
    </style:style>
    <style:style style:name="T51_8" style:family="text">
      <style:text-properties style:font-name="Courier New" style:font-name-asian="Courier New" style:font-name-complex="Courier New"/>
    </style:style>
    <style:style style:name="T51_9" style:family="text">
      <style:text-properties style:font-name="Courier New" style:font-name-asian="Courier New" style:font-name-complex="Courier New"/>
    </style:style>
    <style:style style:name="T51_10" style:family="text">
      <style:text-properties style:font-name="Courier New" style:font-name-asian="Courier New" style:font-name-complex="Courier New"/>
    </style:style>
    <style:style style:name="T51_11" style:family="text">
      <style:text-properties style:font-name="Courier New" style:font-name-asian="Courier New" style:font-name-complex="Courier New"/>
    </style:style>
    <style:style style:name="T51_12" style:family="text">
      <style:text-properties style:font-name="Courier New" style:font-name-asian="Courier New" style:font-name-complex="Courier New"/>
    </style:style>
    <style:style style:name="T51_13" style:family="text">
      <style:text-properties style:font-name="Courier New" style:font-name-asian="Courier New" style:font-name-complex="Courier New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Courier New" style:font-name-asian="Courier New" style:font-name-complex="Courier New"/>
    </style:style>
    <style:style style:name="T52_2" style:family="text">
      <style:text-properties style:font-name="Courier New" style:font-name-asian="Courier New" style:font-name-complex="Courier New"/>
    </style:style>
    <style:style style:name="T52_3" style:family="text">
      <style:text-properties style:font-name="Courier New" style:font-name-asian="Courier New" style:font-name-complex="Courier New"/>
    </style:style>
    <style:style style:name="T52_4" style:family="text">
      <style:text-properties style:font-name="Courier New" style:font-name-asian="Courier New" style:font-name-complex="Courier New"/>
    </style:style>
    <style:style style:name="T52_5" style:family="text">
      <style:text-properties style:font-name="Courier New" style:font-name-asian="Courier New" style:font-name-complex="Courier New"/>
    </style:style>
    <style:style style:name="T52_6" style:family="text">
      <style:text-properties style:font-name="Courier New" style:font-name-asian="Courier New" style:font-name-complex="Courier New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Courier New" style:font-name-asian="Courier New" style:font-name-complex="Courier New"/>
    </style:style>
    <style:style style:name="T53_2" style:family="text">
      <style:text-properties style:font-name="Courier New" style:font-name-asian="Courier New" style:font-name-complex="Courier New"/>
    </style:style>
    <style:style style:name="T53_3" style:family="text">
      <style:text-properties style:font-name="Courier New" style:font-name-asian="Courier New" style:font-name-complex="Courier New"/>
    </style:style>
    <style:style style:name="T53_4" style:family="text">
      <style:text-properties style:font-name="Courier New" style:font-name-asian="Courier New" style:font-name-complex="Courier New"/>
    </style:style>
    <style:style style:name="T53_5" style:family="text">
      <style:text-properties style:font-name="Courier New" style:font-name-asian="Courier New" style:font-name-complex="Courier New"/>
    </style:style>
    <style:style style:name="T53_6" style:family="text">
      <style:text-properties style:font-name="Courier New" style:font-name-asian="Courier New" style:font-name-complex="Courier New"/>
    </style:style>
    <style:style style:name="T53_7" style:family="text">
      <style:text-properties style:font-name="Courier New" style:font-name-asian="Courier New" style:font-name-complex="Courier New"/>
    </style:style>
    <style:style style:name="T53_8" style:family="text">
      <style:text-properties style:font-name="Courier New" style:font-name-asian="Courier New" style:font-name-complex="Courier New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urier New" style:font-name-asian="Courier New" style:font-name-complex="Courier New"/>
    </style:style>
    <style:style style:name="T54_2" style:family="text">
      <style:text-properties style:font-name="Courier New" style:font-name-asian="Courier New" style:font-name-complex="Courier New"/>
    </style:style>
    <style:style style:name="T54_3" style:family="text">
      <style:text-properties style:font-name="Courier New" style:font-name-asian="Courier New" style:font-name-complex="Courier New"/>
    </style:style>
    <style:style style:name="T54_4" style:family="text">
      <style:text-properties style:font-name="Courier New" style:font-name-asian="Courier New" style:font-name-complex="Courier New"/>
    </style:style>
    <style:style style:name="T54_5" style:family="text">
      <style:text-properties style:font-name="Courier New" style:font-name-asian="Courier New" style:font-name-complex="Courier New"/>
    </style:style>
    <style:style style:name="T54_6" style:family="text">
      <style:text-properties style:font-name="Courier New" style:font-name-asian="Courier New" style:font-name-complex="Courier New"/>
    </style:style>
    <style:style style:name="T54_7" style:family="text">
      <style:text-properties style:font-name="Courier New" style:font-name-asian="Courier New" style:font-name-complex="Courier New"/>
    </style:style>
    <style:style style:name="T54_8" style:family="text">
      <style:text-properties style:font-name="Courier New" style:font-name-asian="Courier New" style:font-name-complex="Courier New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Courier New" style:font-name-asian="Courier New" style:font-name-complex="Courier New"/>
    </style:style>
    <style:style style:name="T55_2" style:family="text">
      <style:text-properties style:font-name="Courier New" style:font-name-asian="Courier New" style:font-name-complex="Courier New"/>
    </style:style>
    <style:style style:name="T55_3" style:family="text">
      <style:text-properties style:font-name="Courier New" style:font-name-asian="Courier New" style:font-name-complex="Courier New"/>
    </style:style>
    <style:style style:name="T55_4" style:family="text">
      <style:text-properties style:font-name="Courier New" style:font-name-asian="Courier New" style:font-name-complex="Courier New"/>
    </style:style>
    <style:style style:name="T55_5" style:family="text">
      <style:text-properties style:font-name="Courier New" style:font-name-asian="Courier New" style:font-name-complex="Courier New"/>
    </style:style>
    <style:style style:name="T55_6" style:family="text">
      <style:text-properties style:font-name="Courier New" style:font-name-asian="Courier New" style:font-name-complex="Courier New"/>
    </style:style>
    <style:style style:name="T55_7" style:family="text">
      <style:text-properties style:font-name="Courier New" style:font-name-asian="Courier New" style:font-name-complex="Courier New"/>
    </style:style>
    <style:style style:name="T55_8" style:family="text">
      <style:text-properties style:font-name="Courier New" style:font-name-asian="Courier New" style:font-name-complex="Courier New"/>
    </style:style>
    <style:style style:name="T55_9" style:family="text">
      <style:text-properties style:font-name="Courier New" style:font-name-asian="Courier New" style:font-name-complex="Courier New"/>
    </style:style>
    <style:style style:name="T55_10" style:family="text">
      <style:text-properties style:font-name="Courier New" style:font-name-asian="Courier New" style:font-name-complex="Courier New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Courier New" style:font-name-asian="Courier New" style:font-name-complex="Courier New"/>
    </style:style>
    <style:style style:name="T56_2" style:family="text">
      <style:text-properties style:font-name="Courier New" style:font-name-asian="Courier New" style:font-name-complex="Courier New"/>
    </style:style>
    <style:style style:name="T56_3" style:family="text">
      <style:text-properties style:font-name="Courier New" style:font-name-asian="Courier New" style:font-name-complex="Courier New"/>
    </style:style>
    <style:style style:name="T56_4" style:family="text">
      <style:text-properties style:font-name="Courier New" style:font-name-asian="Courier New" style:font-name-complex="Courier New"/>
    </style:style>
    <style:style style:name="T56_5" style:family="text">
      <style:text-properties style:font-name="Courier New" style:font-name-asian="Courier New" style:font-name-complex="Courier New"/>
    </style:style>
    <style:style style:name="T56_6" style:family="text">
      <style:text-properties style:font-name="Courier New" style:font-name-asian="Courier New" style:font-name-complex="Courier New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Courier New" style:font-name-asian="Courier New" style:font-name-complex="Courier New"/>
    </style:style>
    <style:style style:name="T57_2" style:family="text">
      <style:text-properties style:font-name="Courier New" style:font-name-asian="Courier New" style:font-name-complex="Courier New"/>
    </style:style>
    <style:style style:name="T57_3" style:family="text">
      <style:text-properties style:font-name="Courier New" style:font-name-asian="Courier New" style:font-name-complex="Courier New"/>
    </style:style>
    <style:style style:name="T57_4" style:family="text">
      <style:text-properties style:font-name="Courier New" style:font-name-asian="Courier New" style:font-name-complex="Courier New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Courier New" style:font-name-asian="Courier New" style:font-name-complex="Courier New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9_1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61" style:family="paragraph" style:parent-style-name="Heading_20_2">
      <style:paragraph-properties fo:break-before="page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P62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>
      <style:text-properties fo:font-weight="bold" style:font-weight-asian="bold" style:font-weight-complex="bold"/>
    </style:style>
    <style:style style:name="T63_56" style:family="text">
      <style:text-properties fo:font-weight="bold" style:font-weight-asian="bold" style:font-weight-complex="bold"/>
    </style:style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>
      <style:text-properties fo:font-weight="bold" style:font-weight-asian="bold" style:font-weight-complex="bold"/>
    </style:style>
    <style:style style:name="T63_68" style:family="text">
      <style:text-properties fo:font-weight="bold" style:font-weight-asian="bold" style:font-weight-complex="bold"/>
    </style:style>
    <style:style style:name="T63_69" style:family="text">
      <style:text-properties fo:font-weight="bold" style:font-weight-asian="bold" style:font-weight-complex="bold"/>
    </style:style>
    <style:style style:name="T63_70" style:family="text">
      <style:text-properties fo:font-weight="bold" style:font-weight-asian="bold" style:font-weight-complex="bold"/>
    </style:style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>
      <style:text-properties fo:font-weight="bold" style:font-weight-asian="bold" style:font-weight-complex="bold"/>
    </style:style>
    <style:style style:name="T63_108" style:family="text">
      <style:text-properties fo:font-weight="bold" style:font-weight-asian="bold" style:font-weight-complex="bold"/>
    </style:style>
    <style:style style:name="T63_109" style:family="text">
      <style:text-properties fo:font-weight="bold" style:font-weight-asian="bold" style:font-weight-complex="bold"/>
    </style:style>
    <style:style style:name="T63_110" style:family="text">
      <style:text-properties fo:font-weight="bold" style:font-weight-asian="bold" style:font-weight-complex="bold"/>
    </style:style>
    <style:style style:name="T63_111" style:family="text">
      <style:text-properties fo:font-weight="bold" style:font-weight-asian="bold" style:font-weight-complex="bold"/>
    </style:style>
    <style:style style:name="T63_112" style:family="text">
      <style:text-properties fo:font-weight="bold" style:font-weight-asian="bold" style:font-weight-complex="bold"/>
    </style:style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T63_120" style:family="text"/>
    <style:style style:name="T63_121" style:family="text"/>
    <style:style style:name="T63_122" style:family="text"/>
    <style:style style:name="T63_123" style:family="text"/>
    <style:style style:name="T63_124" style:family="text"/>
    <style:style style:name="T63_125" style:family="text"/>
    <style:style style:name="T63_126" style:family="text"/>
    <style:style style:name="T63_127" style:family="text"/>
    <style:style style:name="T63_128" style:family="text"/>
    <style:style style:name="T63_129" style:family="text"/>
    <style:style style:name="T63_130" style:family="text"/>
    <style:style style:name="T63_131" style:family="text"/>
    <style:style style:name="T63_132" style:family="text"/>
    <style:style style:name="T63_133" style:family="text"/>
    <style:style style:name="T63_134" style:family="text"/>
    <style:style style:name="T63_135" style:family="text"/>
    <style:style style:name="T63_136" style:family="text"/>
    <style:style style:name="T63_137" style:family="text"/>
    <style:style style:name="T63_138" style:family="text"/>
    <style:style style:name="T63_139" style:family="text"/>
    <style:style style:name="T63_140" style:family="text"/>
    <style:style style:name="T63_141" style:family="text"/>
    <style:style style:name="T63_142" style:family="text"/>
    <style:style style:name="T63_143" style:family="text"/>
    <style:style style:name="T63_144" style:family="text"/>
    <style:style style:name="T63_145" style:family="text"/>
    <style:style style:name="T63_146" style:family="text"/>
    <style:style style:name="T63_147" style:family="text"/>
    <style:style style:name="T63_148" style:family="text"/>
    <style:style style:name="T63_149" style:family="text"/>
    <style:style style:name="T63_150" style:family="text"/>
    <style:style style:name="T63_151" style:family="text"/>
    <style:style style:name="T63_152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Courier New" style:font-name-asian="Courier New" style:font-name-complex="Courier New"/>
    </style:style>
    <style:style style:name="T65_2" style:family="text">
      <style:text-properties style:font-name="Courier New" style:font-name-asian="Courier New" style:font-name-complex="Courier New"/>
    </style:style>
    <style:style style:name="T65_3" style:family="text">
      <style:text-properties style:font-name="Courier New" style:font-name-asian="Courier New" style:font-name-complex="Courier New"/>
    </style:style>
    <style:style style:name="T65_4" style:family="text">
      <style:text-properties style:font-name="Courier New" style:font-name-asian="Courier New" style:font-name-complex="Courier New"/>
    </style:style>
    <style:style style:name="T65_5" style:family="text">
      <style:text-properties style:font-name="Courier New" style:font-name-asian="Courier New" style:font-name-complex="Courier New"/>
    </style:style>
    <style:style style:name="T65_6" style:family="text">
      <style:text-properties style:font-name="Courier New" style:font-name-asian="Courier New" style:font-name-complex="Courier New"/>
    </style:style>
    <style:style style:name="T65_7" style:family="text">
      <style:text-properties style:font-name="Courier New" style:font-name-asian="Courier New" style:font-name-complex="Courier New"/>
    </style:style>
    <style:style style:name="T65_8" style:family="text">
      <style:text-properties style:font-name="Courier New" style:font-name-asian="Courier New" style:font-name-complex="Courier New"/>
    </style:style>
    <style:style style:name="T65_9" style:family="text">
      <style:text-properties style:font-name="Courier New" style:font-name-asian="Courier New" style:font-name-complex="Courier New"/>
    </style:style>
    <style:style style:name="T65_10" style:family="text">
      <style:text-properties style:font-name="Courier New" style:font-name-asian="Courier New" style:font-name-complex="Courier New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Courier New" style:font-name-asian="Courier New" style:font-name-complex="Courier New"/>
    </style:style>
    <style:style style:name="T66_2" style:family="text">
      <style:text-properties style:font-name="Courier New" style:font-name-asian="Courier New" style:font-name-complex="Courier New"/>
    </style:style>
    <style:style style:name="T66_3" style:family="text">
      <style:text-properties style:font-name="Courier New" style:font-name-asian="Courier New" style:font-name-complex="Courier New"/>
    </style:style>
    <style:style style:name="T66_4" style:family="text">
      <style:text-properties style:font-name="Courier New" style:font-name-asian="Courier New" style:font-name-complex="Courier New"/>
    </style:style>
    <style:style style:name="T66_5" style:family="text">
      <style:text-properties style:font-name="Courier New" style:font-name-asian="Courier New" style:font-name-complex="Courier New"/>
    </style:style>
    <style:style style:name="T66_6" style:family="text">
      <style:text-properties style:font-name="Courier New" style:font-name-asian="Courier New" style:font-name-complex="Courier New"/>
    </style:style>
    <style:style style:name="T66_7" style:family="text">
      <style:text-properties style:font-name="Courier New" style:font-name-asian="Courier New" style:font-name-complex="Courier New"/>
    </style:style>
    <style:style style:name="T66_8" style:family="text">
      <style:text-properties style:font-name="Courier New" style:font-name-asian="Courier New" style:font-name-complex="Courier New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urier New" style:font-name-asian="Courier New" style:font-name-complex="Courier New"/>
    </style:style>
    <style:style style:name="T67_2" style:family="text">
      <style:text-properties style:font-name="Courier New" style:font-name-asian="Courier New" style:font-name-complex="Courier New"/>
    </style:style>
    <style:style style:name="T67_3" style:family="text">
      <style:text-properties style:font-name="Courier New" style:font-name-asian="Courier New" style:font-name-complex="Courier New"/>
    </style:style>
    <style:style style:name="T67_4" style:family="text">
      <style:text-properties style:font-name="Courier New" style:font-name-asian="Courier New" style:font-name-complex="Courier New"/>
    </style:style>
    <style:style style:name="T67_5" style:family="text">
      <style:text-properties style:font-name="Courier New" style:font-name-asian="Courier New" style:font-name-complex="Courier New"/>
    </style:style>
    <style:style style:name="T67_6" style:family="text">
      <style:text-properties style:font-name="Courier New" style:font-name-asian="Courier New" style:font-name-complex="Courier New"/>
    </style:style>
    <style:style style:name="T67_7" style:family="text">
      <style:text-properties style:font-name="Courier New" style:font-name-asian="Courier New" style:font-name-complex="Courier New"/>
    </style:style>
    <style:style style:name="T67_8" style:family="text">
      <style:text-properties style:font-name="Courier New" style:font-name-asian="Courier New" style:font-name-complex="Courier New"/>
    </style:style>
    <style:style style:name="T67_9" style:family="text">
      <style:text-properties style:font-name="Courier New" style:font-name-asian="Courier New" style:font-name-complex="Courier New"/>
    </style:style>
    <style:style style:name="T67_10" style:family="text">
      <style:text-properties style:font-name="Courier New" style:font-name-asian="Courier New" style:font-name-complex="Courier New"/>
    </style:style>
    <style:style style:name="T67_11" style:family="text">
      <style:text-properties style:font-name="Courier New" style:font-name-asian="Courier New" style:font-name-complex="Courier New"/>
    </style:style>
    <style:style style:name="T67_12" style:family="text">
      <style:text-properties style:font-name="Courier New" style:font-name-asian="Courier New" style:font-name-complex="Courier New"/>
    </style:style>
    <style:style style:name="T67_13" style:family="text">
      <style:text-properties style:font-name="Courier New" style:font-name-asian="Courier New" style:font-name-complex="Courier New"/>
    </style:style>
    <style:style style:name="T67_14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urier New" style:font-name-asian="Courier New" style:font-name-complex="Courier New"/>
    </style:style>
    <style:style style:name="T68_2" style:family="text">
      <style:text-properties style:font-name="Courier New" style:font-name-asian="Courier New" style:font-name-complex="Courier New"/>
    </style:style>
    <style:style style:name="T68_3" style:family="text">
      <style:text-properties style:font-name="Courier New" style:font-name-asian="Courier New" style:font-name-complex="Courier New"/>
    </style:style>
    <style:style style:name="T68_4" style:family="text">
      <style:text-properties style:font-name="Courier New" style:font-name-asian="Courier New" style:font-name-complex="Courier New"/>
    </style:style>
    <style:style style:name="T68_5" style:family="text">
      <style:text-properties style:font-name="Courier New" style:font-name-asian="Courier New" style:font-name-complex="Courier New"/>
    </style:style>
    <style:style style:name="T68_6" style:family="text">
      <style:text-properties style:font-name="Courier New" style:font-name-asian="Courier New" style:font-name-complex="Courier New"/>
    </style:style>
    <style:style style:name="T68_7" style:family="text">
      <style:text-properties style:font-name="Courier New" style:font-name-asian="Courier New" style:font-name-complex="Courier New"/>
    </style:style>
    <style:style style:name="T68_8" style:family="text">
      <style:text-properties style:font-name="Courier New" style:font-name-asian="Courier New" style:font-name-complex="Courier New"/>
    </style:style>
    <style:style style:name="T68_9" style:family="text">
      <style:text-properties style:font-name="Courier New" style:font-name-asian="Courier New" style:font-name-complex="Courier New"/>
    </style:style>
    <style:style style:name="T68_10" style:family="text">
      <style:text-properties style:font-name="Courier New" style:font-name-asian="Courier New" style:font-name-complex="Courier New"/>
    </style:style>
    <style:style style:name="T68_11" style:family="text">
      <style:text-properties style:font-name="Courier New" style:font-name-asian="Courier New" style:font-name-complex="Courier New"/>
    </style:style>
    <style:style style:name="T68_12" style:family="text">
      <style:text-properties style:font-name="Courier New" style:font-name-asian="Courier New" style:font-name-complex="Courier New"/>
    </style:style>
    <style:style style:name="T68_13" style:family="text">
      <style:text-properties style:font-name="Courier New" style:font-name-asian="Courier New" style:font-name-complex="Courier New"/>
    </style:style>
    <style:style style:name="T68_14" style:family="text">
      <style:text-properties style:font-name="Courier New" style:font-name-asian="Courier New" style:font-name-complex="Courier New"/>
    </style:style>
    <style:style style:name="P6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Heading_20_2">
      <style:paragraph-properties fo:break-before="auto" fo:line-height="115%" style:writing-mode="lr-tb"/>
    </style:style>
    <style:style style:name="P72" style:family="paragraph" style:parent-style-name="Heading_20_2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>
      <style:text-properties fo:font-weight="bold" style:font-weight-asian="bold" style:font-weight-complex="bold"/>
    </style:style>
    <style:style style:name="T74_20" style:family="text">
      <style:text-properties fo:font-weight="bold" style:font-weight-asian="bold" style:font-weight-complex="bold"/>
    </style:style>
    <style:style style:name="T74_21" style:family="text">
      <style:text-properties fo:font-weight="bold" style:font-weight-asian="bold" style:font-weight-complex="bold"/>
    </style:style>
    <style:style style:name="T74_22" style:family="text">
      <style:text-properties fo:font-weight="bold" style:font-weight-asian="bold" style:font-weight-complex="bold"/>
    </style:style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>
      <style:text-properties fo:font-weight="bold" style:font-weight-asian="bold" style:font-weight-complex="bold"/>
    </style:style>
    <style:style style:name="T76_62" style:family="text">
      <style:text-properties fo:font-weight="bold" style:font-weight-asian="bold" style:font-weight-complex="bold"/>
    </style:style>
    <style:style style:name="T76_63" style:family="text">
      <style:text-properties fo:font-weight="bold" style:font-weight-asian="bold" style:font-weight-complex="bold"/>
    </style:style>
    <style:style style:name="T76_64" style:family="text">
      <style:text-properties fo:font-weight="bold" style:font-weight-asian="bold" style:font-weight-complex="bold"/>
    </style:style>
    <style:style style:name="T76_65" style:family="text">
      <style:text-properties fo:font-weight="bold" style:font-weight-asian="bold" style:font-weight-complex="bold"/>
    </style:style>
    <style:style style:name="T76_66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Courier New" style:font-name-asian="Courier New" style:font-name-complex="Courier New"/>
    </style:style>
    <style:style style:name="T79_2" style:family="text">
      <style:text-properties style:font-name="Courier New" style:font-name-asian="Courier New" style:font-name-complex="Courier New"/>
    </style:style>
    <style:style style:name="T79_3" style:family="text">
      <style:text-properties style:font-name="Courier New" style:font-name-asian="Courier New" style:font-name-complex="Courier New"/>
    </style:style>
    <style:style style:name="T79_4" style:family="text">
      <style:text-properties style:font-name="Courier New" style:font-name-asian="Courier New" style:font-name-complex="Courier New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Courier New" style:font-name-asian="Courier New" style:font-name-complex="Courier New"/>
    </style:style>
    <style:style style:name="T80_2" style:family="text">
      <style:text-properties style:font-name="Courier New" style:font-name-asian="Courier New" style:font-name-complex="Courier New"/>
    </style:style>
    <style:style style:name="T80_3" style:family="text">
      <style:text-properties style:font-name="Courier New" style:font-name-asian="Courier New" style:font-name-complex="Courier New"/>
    </style:style>
    <style:style style:name="T80_4" style:family="text">
      <style:text-properties style:font-name="Courier New" style:font-name-asian="Courier New" style:font-name-complex="Courier New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font-name="Courier New" style:font-name-asian="Courier New" style:font-name-complex="Courier New"/>
    </style:style>
    <style:style style:name="T81_2" style:family="text">
      <style:text-properties style:font-name="Courier New" style:font-name-asian="Courier New" style:font-name-complex="Courier New"/>
    </style:style>
    <style:style style:name="T81_3" style:family="text">
      <style:text-properties style:font-name="Courier New" style:font-name-asian="Courier New" style:font-name-complex="Courier New"/>
    </style:style>
    <style:style style:name="T81_4" style:family="text">
      <style:text-properties style:font-name="Courier New" style:font-name-asian="Courier New" style:font-name-complex="Courier New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font-name="Courier New" style:font-name-asian="Courier New" style:font-name-complex="Courier New"/>
    </style:style>
    <style:style style:name="T82_2" style:family="text">
      <style:text-properties style:font-name="Courier New" style:font-name-asian="Courier New" style:font-name-complex="Courier New"/>
    </style:style>
    <style:style style:name="T82_3" style:family="text">
      <style:text-properties style:font-name="Courier New" style:font-name-asian="Courier New" style:font-name-complex="Courier New"/>
    </style:style>
    <style:style style:name="T82_4" style:family="text">
      <style:text-properties style:font-name="Courier New" style:font-name-asian="Courier New" style:font-name-complex="Courier New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Courier New" style:font-name-asian="Courier New" style:font-name-complex="Courier New"/>
    </style:style>
    <style:style style:name="T83_2" style:family="text">
      <style:text-properties style:font-name="Courier New" style:font-name-asian="Courier New" style:font-name-complex="Courier New"/>
    </style:style>
    <style:style style:name="T83_3" style:family="text">
      <style:text-properties style:font-name="Courier New" style:font-name-asian="Courier New" style:font-name-complex="Courier New"/>
    </style:style>
    <style:style style:name="T83_4" style:family="text">
      <style:text-properties style:font-name="Courier New" style:font-name-asian="Courier New" style:font-name-complex="Courier New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Courier New" style:font-name-asian="Courier New" style:font-name-complex="Courier New"/>
    </style:style>
    <style:style style:name="T84_2" style:family="text">
      <style:text-properties style:font-name="Courier New" style:font-name-asian="Courier New" style:font-name-complex="Courier New"/>
    </style:style>
    <style:style style:name="T84_3" style:family="text">
      <style:text-properties style:font-name="Courier New" style:font-name-asian="Courier New" style:font-name-complex="Courier New"/>
    </style:style>
    <style:style style:name="T84_4" style:family="text">
      <style:text-properties style:font-name="Courier New" style:font-name-asian="Courier New" style:font-name-complex="Courier New"/>
    </style:style>
    <style:style style:name="T84_5" style:family="text">
      <style:text-properties style:font-name="Courier New" style:font-name-asian="Courier New" style:font-name-complex="Courier New"/>
    </style:style>
    <style:style style:name="T84_6" style:family="text">
      <style:text-properties style:font-name="Courier New" style:font-name-asian="Courier New" style:font-name-complex="Courier New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Courier New" style:font-name-asian="Courier New" style:font-name-complex="Courier New"/>
    </style:style>
    <style:style style:name="T85_2" style:family="text">
      <style:text-properties style:font-name="Courier New" style:font-name-asian="Courier New" style:font-name-complex="Courier New"/>
    </style:style>
    <style:style style:name="T85_3" style:family="text">
      <style:text-properties style:font-name="Courier New" style:font-name-asian="Courier New" style:font-name-complex="Courier New"/>
    </style:style>
    <style:style style:name="T85_4" style:family="text">
      <style:text-properties style:font-name="Courier New" style:font-name-asian="Courier New" style:font-name-complex="Courier New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urier New" style:font-name-asian="Courier New" style:font-name-complex="Courier New"/>
    </style:style>
    <style:style style:name="T86_2" style:family="text">
      <style:text-properties style:font-name="Courier New" style:font-name-asian="Courier New" style:font-name-complex="Courier New"/>
    </style:style>
    <style:style style:name="T86_3" style:family="text">
      <style:text-properties style:font-name="Courier New" style:font-name-asian="Courier New" style:font-name-complex="Courier New"/>
    </style:style>
    <style:style style:name="T86_4" style:family="text">
      <style:text-properties style:font-name="Courier New" style:font-name-asian="Courier New" style:font-name-complex="Courier New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page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text-align="center" fo:break-before="auto" fo:line-height="164%" fo:margin-bottom="0.635cm" style:writing-mode="lr-tb"/>
    </style:style>
    <style:style style:name="T92_1" style:family="text">
      <style:text-properties fo:background-color="#ffffff" fo:color="#373737" fo:font-weight="bold" style:font-weight-asian="bold" style:font-weight-complex="bold"/>
    </style:style>
    <style:style style:name="T92_2" style:family="text">
      <style:text-properties fo:background-color="#ffffff" fo:color="#373737" fo:font-weight="bold" style:font-weight-asian="bold" style:font-weight-complex="bold"/>
    </style:style>
    <style:style style:name="T92_3" style:family="text">
      <style:text-properties fo:background-color="#ffffff" fo:color="#373737" fo:font-weight="bold" style:font-weight-asian="bold" style:font-weight-complex="bold"/>
    </style:style>
    <style:style style:name="T92_4" style:family="text">
      <style:text-properties fo:background-color="#ffffff" fo:color="#373737" fo:font-weight="bold" style:font-weight-asian="bold" style:font-weight-complex="bold"/>
    </style:style>
    <style:style style:name="T92_5" style:family="text">
      <style:text-properties fo:background-color="#ffffff" fo:color="#373737" fo:font-weight="bold" style:font-weight-asian="bold" style:font-weight-complex="bold"/>
    </style:style>
    <style:style style:name="P93" style:family="paragraph" style:parent-style-name="Standard">
      <style:paragraph-properties fo:break-before="auto" fo:line-height="164%" fo:margin-top="0cm" style:writing-mode="lr-tb"/>
    </style:style>
    <style:style style:name="T93_1" style:family="text">
      <style:text-properties fo:background-color="#ffffff" fo:color="#373737" fo:font-weight="bold" style:font-weight-asian="bold" style:font-weight-complex="bold"/>
    </style:style>
    <style:style style:name="T93_2" style:family="text">
      <style:text-properties fo:background-color="#ffffff" fo:color="#373737"/>
    </style:style>
    <style:style style:name="T93_3" style:family="text">
      <style:text-properties fo:background-color="#ffffff" fo:color="#373737"/>
    </style:style>
    <style:style style:name="T93_4" style:family="text">
      <style:text-properties fo:background-color="#ffffff" fo:color="#373737"/>
    </style:style>
    <style:style style:name="T93_5" style:family="text">
      <style:text-properties fo:background-color="#ffffff" fo:color="#373737"/>
    </style:style>
    <style:style style:name="T93_6" style:family="text">
      <style:text-properties fo:background-color="#ffffff" fo:color="#373737"/>
    </style:style>
    <style:style style:name="T93_7" style:family="text">
      <style:text-properties fo:background-color="#ffffff" fo:color="#373737"/>
    </style:style>
    <style:style style:name="T93_8" style:family="text">
      <style:text-properties fo:background-color="#ffffff" fo:color="#373737"/>
    </style:style>
    <style:style style:name="T93_9" style:family="text">
      <style:text-properties fo:background-color="#ffffff" fo:color="#373737"/>
    </style:style>
    <style:style style:name="T93_10" style:family="text">
      <style:text-properties fo:background-color="#ffffff" fo:color="#373737"/>
    </style:style>
    <style:style style:name="T93_11" style:family="text">
      <style:text-properties fo:background-color="#ffffff" fo:color="#373737"/>
    </style:style>
    <style:style style:name="T93_12" style:family="text">
      <style:text-properties fo:background-color="#ffffff" fo:color="#373737"/>
    </style:style>
    <style:style style:name="T93_13" style:family="text">
      <style:text-properties fo:background-color="#ffffff" fo:color="#373737"/>
    </style:style>
    <style:style style:name="T93_14" style:family="text">
      <style:text-properties fo:background-color="#ffffff" fo:color="#373737"/>
    </style:style>
    <style:style style:name="T93_15" style:family="text">
      <style:text-properties fo:background-color="#ffffff" fo:color="#373737"/>
    </style:style>
    <style:style style:name="T93_16" style:family="text">
      <style:text-properties fo:background-color="#ffffff" fo:color="#373737"/>
    </style:style>
    <style:style style:name="T93_17" style:family="text">
      <style:text-properties fo:background-color="#ffffff" fo:color="#373737" fo:font-weight="bold" style:font-weight-asian="bold" style:font-weight-complex="bold"/>
    </style:style>
    <style:style style:name="T93_18" style:family="text">
      <style:text-properties fo:background-color="#ffffff" fo:color="#373737" fo:font-weight="bold" style:font-weight-asian="bold" style:font-weight-complex="bold"/>
    </style:style>
    <style:style style:name="T93_19" style:family="text">
      <style:text-properties fo:background-color="#ffffff" fo:color="#373737" fo:font-weight="bold" style:font-weight-asian="bold" style:font-weight-complex="bold"/>
    </style:style>
    <style:style style:name="T93_20" style:family="text">
      <style:text-properties fo:background-color="#ffffff" fo:color="#373737"/>
    </style:style>
    <style:style style:name="T93_21" style:family="text">
      <style:text-properties fo:background-color="#ffffff" fo:color="#373737"/>
    </style:style>
    <style:style style:name="P94" style:family="paragraph" style:parent-style-name="Standard">
      <style:paragraph-properties fo:break-before="auto" fo:line-height="164%" fo:margin-top="0cm" style:writing-mode="lr-tb"/>
    </style:style>
    <style:style style:name="T94_1" style:family="text">
      <style:text-properties fo:background-color="#ffffff" fo:color="#373737" fo:font-weight="bold" style:font-weight-asian="bold" style:font-weight-complex="bold"/>
    </style:style>
    <style:style style:name="T94_2" style:family="text">
      <style:text-properties fo:background-color="#ffffff" fo:color="#373737" fo:font-weight="bold" style:font-weight-asian="bold" style:font-weight-complex="bold"/>
    </style:style>
    <style:style style:name="T94_3" style:family="text">
      <style:text-properties fo:background-color="#ffffff" fo:color="#373737"/>
    </style:style>
    <style:style style:name="T94_4" style:family="text">
      <style:text-properties fo:background-color="#ffffff" fo:color="#373737"/>
    </style:style>
    <style:style style:name="T94_5" style:family="text">
      <style:text-properties fo:background-color="#ffffff" fo:color="#373737"/>
    </style:style>
    <style:style style:name="T94_6" style:family="text">
      <style:text-properties fo:background-color="#ffffff" fo:color="#373737"/>
    </style:style>
    <style:style style:name="T94_7" style:family="text">
      <style:text-properties fo:background-color="#ffffff" fo:color="#373737"/>
    </style:style>
    <style:style style:name="T94_8" style:family="text">
      <style:text-properties fo:background-color="#ffffff" fo:color="#373737"/>
    </style:style>
    <style:style style:name="T94_9" style:family="text">
      <style:text-properties fo:background-color="#ffffff" fo:color="#373737"/>
    </style:style>
    <style:style style:name="T94_10" style:family="text">
      <style:text-properties fo:background-color="#ffffff" fo:color="#373737"/>
    </style:style>
    <style:style style:name="T94_11" style:family="text">
      <style:text-properties fo:background-color="#ffffff" fo:color="#373737"/>
    </style:style>
    <style:style style:name="T94_12" style:family="text">
      <style:text-properties fo:background-color="#ffffff" fo:color="#373737"/>
    </style:style>
    <style:style style:name="T94_13" style:family="text">
      <style:text-properties fo:background-color="#ffffff" fo:color="#373737"/>
    </style:style>
    <style:style style:name="T94_14" style:family="text">
      <style:text-properties fo:background-color="#ffffff" fo:color="#373737"/>
    </style:style>
    <style:style style:name="T94_15" style:family="text">
      <style:text-properties fo:background-color="#ffffff" fo:color="#373737"/>
    </style:style>
    <style:style style:name="T94_16" style:family="text">
      <style:text-properties fo:background-color="#ffffff" fo:color="#373737"/>
    </style:style>
    <style:style style:name="T94_17" style:family="text">
      <style:text-properties fo:background-color="#ffffff" fo:color="#373737"/>
    </style:style>
    <style:style style:name="T94_18" style:family="text">
      <style:text-properties fo:background-color="#ffffff" fo:color="#373737"/>
    </style:style>
    <style:style style:name="T94_19" style:family="text">
      <style:text-properties fo:background-color="#ffffff" fo:color="#373737"/>
    </style:style>
    <style:style style:name="T94_20" style:family="text">
      <style:text-properties fo:background-color="#ffffff" fo:color="#373737"/>
    </style:style>
    <style:style style:name="T94_21" style:family="text">
      <style:text-properties fo:background-color="#ffffff" fo:color="#373737"/>
    </style:style>
    <style:style style:name="T94_22" style:family="text">
      <style:text-properties fo:background-color="#ffffff" fo:color="#373737"/>
    </style:style>
    <style:style style:name="T94_23" style:family="text">
      <style:text-properties fo:background-color="#ffffff" fo:color="#373737"/>
    </style:style>
    <style:style style:name="T94_24" style:family="text">
      <style:text-properties fo:background-color="#ffffff" fo:color="#373737"/>
    </style:style>
    <style:style style:name="T94_25" style:family="text">
      <style:text-properties fo:background-color="#ffffff" fo:color="#373737"/>
    </style:style>
    <style:style style:name="T94_26" style:family="text">
      <style:text-properties fo:background-color="#ffffff" fo:color="#373737"/>
    </style:style>
    <style:style style:name="T94_27" style:family="text">
      <style:text-properties fo:background-color="#ffffff" fo:color="#373737"/>
    </style:style>
    <style:style style:name="T94_28" style:family="text">
      <style:text-properties fo:background-color="#ffffff" fo:color="#373737"/>
    </style:style>
    <style:style style:name="T94_29" style:family="text">
      <style:text-properties fo:background-color="#ffffff" fo:color="#373737"/>
    </style:style>
    <style:style style:name="T94_30" style:family="text">
      <style:text-properties fo:background-color="#ffffff" fo:color="#373737"/>
    </style:style>
    <style:style style:name="T94_31" style:family="text">
      <style:text-properties fo:background-color="#ffffff" fo:color="#373737"/>
    </style:style>
    <style:style style:name="T94_32" style:family="text">
      <style:text-properties fo:background-color="#ffffff" fo:color="#373737"/>
    </style:style>
    <style:style style:name="T94_33" style:family="text">
      <style:text-properties fo:background-color="#ffffff" fo:color="#373737"/>
    </style:style>
    <style:style style:name="T94_34" style:family="text">
      <style:text-properties fo:background-color="#ffffff" fo:color="#373737"/>
    </style:style>
    <style:style style:name="T94_35" style:family="text">
      <style:text-properties fo:background-color="#ffffff" fo:color="#373737"/>
    </style:style>
    <style:style style:name="T94_36" style:family="text">
      <style:text-properties fo:background-color="#ffffff" fo:color="#373737"/>
    </style:style>
    <style:style style:name="T94_37" style:family="text">
      <style:text-properties fo:background-color="#ffffff" fo:color="#373737"/>
    </style:style>
    <style:style style:name="T94_38" style:family="text">
      <style:text-properties fo:background-color="#ffffff" fo:color="#373737"/>
    </style:style>
    <style:style style:name="T94_39" style:family="text">
      <style:text-properties fo:background-color="#ffffff" fo:color="#373737"/>
    </style:style>
    <style:style style:name="T94_40" style:family="text">
      <style:text-properties fo:background-color="#ffffff" fo:color="#373737"/>
    </style:style>
    <style:style style:name="T94_41" style:family="text">
      <style:text-properties fo:background-color="#ffffff" fo:color="#373737"/>
    </style:style>
    <style:style style:name="T94_42" style:family="text">
      <style:text-properties fo:background-color="#ffffff" fo:color="#373737"/>
    </style:style>
    <style:style style:name="T94_43" style:family="text">
      <style:text-properties fo:background-color="#ffffff" fo:color="#373737"/>
    </style:style>
    <style:style style:name="T94_44" style:family="text">
      <style:text-properties fo:background-color="#ffffff" fo:color="#373737"/>
    </style:style>
    <style:style style:name="T94_45" style:family="text">
      <style:text-properties fo:background-color="#ffffff" fo:color="#373737"/>
    </style:style>
    <style:style style:name="T94_46" style:family="text">
      <style:text-properties fo:background-color="#ffffff" fo:color="#373737"/>
    </style:style>
    <style:style style:name="T94_47" style:family="text">
      <style:text-properties fo:background-color="#ffffff" fo:color="#373737"/>
    </style:style>
    <style:style style:name="T94_48" style:family="text">
      <style:text-properties fo:background-color="#ffffff" fo:color="#373737"/>
    </style:style>
    <style:style style:name="T94_49" style:family="text">
      <style:text-properties fo:background-color="#ffffff" fo:color="#373737"/>
    </style:style>
    <style:style style:name="T94_50" style:family="text">
      <style:text-properties fo:background-color="#ffffff" fo:color="#373737"/>
    </style:style>
    <style:style style:name="T94_51" style:family="text">
      <style:text-properties fo:background-color="#ffffff" fo:color="#373737"/>
    </style:style>
    <style:style style:name="T94_52" style:family="text">
      <style:text-properties fo:background-color="#ffffff" fo:color="#373737"/>
    </style:style>
    <style:style style:name="T94_53" style:family="text">
      <style:text-properties fo:background-color="#ffffff" fo:color="#373737"/>
    </style:style>
    <style:style style:name="T94_54" style:family="text">
      <style:text-properties fo:background-color="#ffffff" fo:color="#373737"/>
    </style:style>
    <style:style style:name="T94_55" style:family="text">
      <style:text-properties fo:background-color="#ffffff" fo:color="#373737"/>
    </style:style>
    <style:style style:name="T94_56" style:family="text">
      <style:text-properties fo:background-color="#ffffff" fo:color="#373737"/>
    </style:style>
    <style:style style:name="T94_57" style:family="text">
      <style:text-properties fo:background-color="#ffffff" fo:color="#373737"/>
    </style:style>
    <style:style style:name="T94_58" style:family="text">
      <style:text-properties fo:background-color="#ffffff" fo:color="#373737"/>
    </style:style>
    <style:style style:name="T94_59" style:family="text">
      <style:text-properties fo:background-color="#ffffff" fo:color="#373737"/>
    </style:style>
    <style:style style:name="T94_60" style:family="text">
      <style:text-properties fo:background-color="#ffffff" fo:color="#373737"/>
    </style:style>
    <style:style style:name="P95" style:family="paragraph" style:parent-style-name="Standard">
      <style:paragraph-properties fo:break-before="auto" fo:line-height="164%" fo:margin-top="0cm" fo:margin-bottom="0cm" style:writing-mode="lr-tb"/>
    </style:style>
    <style:style style:name="T95_1" style:family="text">
      <style:text-properties fo:background-color="#ffffff" fo:color="#373737" fo:font-weight="bold" style:font-weight-asian="bold" style:font-weight-complex="bold"/>
    </style:style>
    <style:style style:name="T95_2" style:family="text">
      <style:text-properties fo:background-color="#ffffff" fo:color="#373737"/>
    </style:style>
    <style:style style:name="T95_3" style:family="text">
      <style:text-properties fo:background-color="#ffffff" fo:color="#373737"/>
    </style:style>
    <style:style style:name="T95_4" style:family="text">
      <style:text-properties fo:background-color="#ffffff" fo:color="#373737"/>
    </style:style>
    <style:style style:name="T95_5" style:family="text">
      <style:text-properties fo:background-color="#ffffff" fo:color="#373737"/>
    </style:style>
    <style:style style:name="T95_6" style:family="text">
      <style:text-properties fo:background-color="#ffffff" fo:color="#373737"/>
    </style:style>
    <style:style style:name="T95_7" style:family="text">
      <style:text-properties fo:background-color="#ffffff" fo:color="#373737"/>
    </style:style>
    <style:style style:name="T95_8" style:family="text">
      <style:text-properties fo:background-color="#ffffff" fo:color="#373737"/>
    </style:style>
    <style:style style:name="T95_9" style:family="text">
      <style:text-properties fo:background-color="#ffffff" fo:color="#373737"/>
    </style:style>
    <style:style style:name="T95_10" style:family="text">
      <style:text-properties fo:background-color="#ffffff" fo:color="#373737"/>
    </style:style>
    <style:style style:name="T95_11" style:family="text">
      <style:text-properties fo:background-color="#ffffff" fo:color="#373737"/>
    </style:style>
    <style:style style:name="T95_12" style:family="text">
      <style:text-properties fo:background-color="#ffffff" fo:color="#373737"/>
    </style:style>
    <style:style style:name="T95_13" style:family="text">
      <style:text-properties fo:background-color="#ffffff" fo:color="#373737"/>
    </style:style>
    <style:style style:name="T95_14" style:family="text">
      <style:text-properties fo:background-color="#ffffff" fo:color="#373737"/>
    </style:style>
    <style:style style:name="T95_15" style:family="text">
      <style:text-properties fo:background-color="#ffffff" fo:color="#373737"/>
    </style:style>
    <style:style style:name="T95_16" style:family="text">
      <style:text-properties fo:background-color="#ffffff" fo:color="#373737"/>
    </style:style>
    <style:style style:name="T95_17" style:family="text">
      <style:text-properties fo:background-color="#ffffff" fo:color="#373737"/>
    </style:style>
    <style:style style:name="T95_18" style:family="text">
      <style:text-properties fo:background-color="#ffffff" fo:color="#373737"/>
    </style:style>
    <style:style style:name="T95_19" style:family="text">
      <style:text-properties fo:background-color="#ffffff" fo:color="#373737"/>
    </style:style>
    <style:style style:name="T95_20" style:family="text">
      <style:text-properties fo:background-color="#ffffff" fo:color="#373737"/>
    </style:style>
    <style:style style:name="T95_21" style:family="text">
      <style:text-properties fo:background-color="#ffffff" fo:color="#373737"/>
    </style:style>
    <style:style style:name="T95_22" style:family="text">
      <style:text-properties fo:background-color="#ffffff" fo:color="#373737"/>
    </style:style>
    <style:style style:name="T95_23" style:family="text">
      <style:text-properties fo:background-color="#ffffff" fo:color="#373737"/>
    </style:style>
    <style:style style:name="T95_24" style:family="text">
      <style:text-properties fo:background-color="#ffffff" fo:color="#373737"/>
    </style:style>
    <style:style style:name="T95_25" style:family="text">
      <style:text-properties fo:background-color="#ffffff" fo:color="#373737"/>
    </style:style>
    <style:style style:name="T95_26" style:family="text">
      <style:text-properties fo:background-color="#ffffff" fo:color="#373737"/>
    </style:style>
    <style:style style:name="T95_27" style:family="text">
      <style:text-properties fo:background-color="#ffffff" fo:color="#373737"/>
    </style:style>
    <style:style style:name="T95_28" style:family="text">
      <style:text-properties fo:background-color="#ffffff" fo:color="#373737"/>
    </style:style>
    <style:style style:name="T95_29" style:family="text">
      <style:text-properties fo:background-color="#ffffff" fo:color="#373737"/>
    </style:style>
    <style:style style:name="T95_30" style:family="text">
      <style:text-properties fo:background-color="#ffffff" fo:color="#373737"/>
    </style:style>
    <style:style style:name="T95_31" style:family="text">
      <style:text-properties fo:background-color="#ffffff" fo:color="#373737"/>
    </style:style>
    <style:style style:name="T95_32" style:family="text">
      <style:text-properties fo:background-color="#ffffff" fo:color="#373737"/>
    </style:style>
    <style:style style:name="T95_33" style:family="text">
      <style:text-properties fo:background-color="#ffffff" fo:color="#373737"/>
    </style:style>
    <style:style style:name="T95_34" style:family="text">
      <style:text-properties fo:background-color="#ffffff" fo:color="#373737"/>
    </style:style>
    <style:style style:name="T95_35" style:family="text">
      <style:text-properties fo:background-color="#ffffff" fo:color="#373737"/>
    </style:style>
    <style:style style:name="T95_36" style:family="text">
      <style:text-properties fo:background-color="#ffffff" fo:color="#373737"/>
    </style:style>
    <style:style style:name="T95_37" style:family="text">
      <style:text-properties fo:background-color="#ffffff" fo:color="#373737"/>
    </style:style>
    <style:style style:name="T95_38" style:family="text">
      <style:text-properties fo:background-color="#ffffff" fo:color="#373737"/>
    </style:style>
    <style:style style:name="T95_39" style:family="text">
      <style:text-properties fo:background-color="#ffffff" fo:color="#373737"/>
    </style:style>
    <style:style style:name="T95_40" style:family="text">
      <style:text-properties fo:background-color="#ffffff" fo:color="#373737"/>
    </style:style>
    <style:style style:name="T95_41" style:family="text">
      <style:text-properties fo:background-color="#ffffff" fo:color="#373737"/>
    </style:style>
    <style:style style:name="T95_42" style:family="text">
      <style:text-properties fo:background-color="#ffffff" fo:color="#373737"/>
    </style:style>
    <style:style style:name="T95_43" style:family="text">
      <style:text-properties fo:background-color="#ffffff" fo:color="#373737"/>
    </style:style>
    <style:style style:name="T95_44" style:family="text">
      <style:text-properties fo:background-color="#ffffff" fo:color="#373737"/>
    </style:style>
    <style:style style:name="T95_45" style:family="text">
      <style:text-properties fo:background-color="#ffffff" fo:color="#373737"/>
    </style:style>
    <style:style style:name="T95_46" style:family="text">
      <style:text-properties fo:background-color="#ffffff" fo:color="#373737"/>
    </style:style>
    <style:style style:name="T95_47" style:family="text">
      <style:text-properties fo:background-color="#ffffff" fo:color="#373737"/>
    </style:style>
    <style:style style:name="T95_48" style:family="text">
      <style:text-properties fo:background-color="#ffffff" fo:color="#373737"/>
    </style:style>
    <style:style style:name="T95_49" style:family="text">
      <style:text-properties fo:background-color="#ffffff" fo:color="#373737"/>
    </style:style>
    <style:style style:name="T95_50" style:family="text">
      <style:text-properties fo:background-color="#ffffff" fo:color="#373737"/>
    </style:style>
    <style:style style:name="T95_51" style:family="text">
      <style:text-properties fo:background-color="#ffffff" fo:color="#373737"/>
    </style:style>
    <style:style style:name="T95_52" style:family="text">
      <style:text-properties fo:background-color="#ffffff" fo:color="#373737"/>
    </style:style>
    <style:style style:name="T95_53" style:family="text">
      <style:text-properties fo:background-color="#ffffff" fo:color="#373737"/>
    </style:style>
    <style:style style:name="T95_54" style:family="text">
      <style:text-properties fo:background-color="#ffffff" fo:color="#373737"/>
    </style:style>
    <style:style style:name="T95_55" style:family="text">
      <style:text-properties fo:background-color="#ffffff" fo:color="#373737"/>
    </style:style>
    <style:style style:name="T95_56" style:family="text">
      <style:text-properties fo:background-color="#ffffff" fo:color="#373737"/>
    </style:style>
    <style:style style:name="T95_57" style:family="text">
      <style:text-properties fo:background-color="#ffffff" fo:color="#373737"/>
    </style:style>
    <style:style style:name="T95_58" style:family="text">
      <style:text-properties fo:background-color="#ffffff" fo:color="#373737"/>
    </style:style>
    <style:style style:name="T95_59" style:family="text">
      <style:text-properties fo:background-color="#ffffff" fo:color="#373737"/>
    </style:style>
    <style:style style:name="T95_60" style:family="text">
      <style:text-properties fo:background-color="#ffffff" fo:color="#373737"/>
    </style:style>
    <style:style style:name="T95_61" style:family="text">
      <style:text-properties fo:background-color="#ffffff" fo:color="#373737"/>
    </style:style>
    <style:style style:name="T95_62" style:family="text">
      <style:text-properties fo:background-color="#ffffff" fo:color="#373737"/>
    </style:style>
    <style:style style:name="T95_63" style:family="text">
      <style:text-properties fo:background-color="#ffffff" fo:color="#373737"/>
    </style:style>
    <style:style style:name="T95_64" style:family="text">
      <style:text-properties fo:background-color="#ffffff" fo:color="#373737"/>
    </style:style>
    <style:style style:name="T95_65" style:family="text">
      <style:text-properties fo:background-color="#ffffff" fo:color="#373737"/>
    </style:style>
    <style:style style:name="T95_66" style:family="text">
      <style:text-properties fo:background-color="#ffffff" fo:color="#373737"/>
    </style:style>
    <style:style style:name="T95_67" style:family="text">
      <style:text-properties fo:background-color="#ffffff" fo:color="#373737"/>
    </style:style>
    <style:style style:name="T95_68" style:family="text">
      <style:text-properties fo:background-color="#ffffff" fo:color="#373737"/>
    </style:style>
    <style:style style:name="T95_69" style:family="text">
      <style:text-properties fo:background-color="#ffffff" fo:color="#373737"/>
    </style:style>
    <style:style style:name="T95_70" style:family="text">
      <style:text-properties fo:background-color="#ffffff" fo:color="#373737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70%" fo:margin-top="0cm" style:writing-mode="lr-tb"/>
    </style:style>
    <style:style style:name="T100_1" style:family="text">
      <style:text-properties fo:color="#333333"/>
    </style:style>
    <style:style style:name="T100_2" style:family="text">
      <style:text-properties fo:color="#333333" fo:font-weight="bold" style:font-weight-asian="bold" style:font-weight-complex="bold"/>
    </style:style>
    <style:style style:name="T100_3" style:family="text">
      <style:text-properties fo:color="#333333" fo:font-weight="bold" style:font-weight-asian="bold" style:font-weight-complex="bold"/>
    </style:style>
    <style:style style:name="T100_4" style:family="text">
      <style:text-properties fo:color="#333333" fo:font-weight="bold" style:font-weight-asian="bold" style:font-weight-complex="bold"/>
    </style:style>
    <style:style style:name="T100_5" style:family="text">
      <style:text-properties fo:color="#333333" fo:font-weight="bold" style:font-weight-asian="bold" style:font-weight-complex="bold"/>
    </style:style>
    <style:style style:name="T100_6" style:family="text">
      <style:text-properties fo:color="#333333" fo:font-weight="bold" style:font-weight-asian="bold" style:font-weight-complex="bold"/>
    </style:style>
    <style:style style:name="T100_7" style:family="text">
      <style:text-properties fo:color="#333333"/>
    </style:style>
    <style:style style:name="T100_8" style:family="text">
      <style:text-properties fo:color="#333333"/>
    </style:style>
    <style:style style:name="T100_9" style:family="text">
      <style:text-properties fo:color="#333333"/>
    </style:style>
    <style:style style:name="T100_10" style:family="text">
      <style:text-properties fo:color="#333333"/>
    </style:style>
    <style:style style:name="T100_11" style:family="text">
      <style:text-properties fo:color="#333333"/>
    </style:style>
    <style:style style:name="T100_12" style:family="text">
      <style:text-properties fo:color="#333333"/>
    </style:style>
    <style:style style:name="T100_13" style:family="text">
      <style:text-properties fo:color="#333333"/>
    </style:style>
    <style:style style:name="T100_14" style:family="text">
      <style:text-properties fo:color="#333333"/>
    </style:style>
    <style:style style:name="T100_15" style:family="text">
      <style:text-properties fo:color="#333333"/>
    </style:style>
    <style:style style:name="T100_16" style:family="text">
      <style:text-properties fo:color="#333333"/>
    </style:style>
    <style:style style:name="P101" style:family="paragraph" style:parent-style-name="Standard">
      <style:paragraph-properties fo:break-before="auto" fo:line-height="170%" fo:margin-top="0cm" style:writing-mode="lr-tb"/>
    </style:style>
    <style:style style:name="T101_1" style:family="text">
      <style:text-properties fo:color="#333333"/>
    </style:style>
    <style:style style:name="T101_2" style:family="text">
      <style:text-properties fo:color="#333333" fo:font-weight="bold" style:font-weight-asian="bold" style:font-weight-complex="bold"/>
    </style:style>
    <style:style style:name="T101_3" style:family="text">
      <style:text-properties fo:color="#333333" fo:font-weight="bold" style:font-weight-asian="bold" style:font-weight-complex="bold"/>
    </style:style>
    <style:style style:name="T101_4" style:family="text">
      <style:text-properties fo:color="#333333" fo:font-weight="bold" style:font-weight-asian="bold" style:font-weight-complex="bold"/>
    </style:style>
    <style:style style:name="T101_5" style:family="text">
      <style:text-properties fo:color="#333333"/>
    </style:style>
    <style:style style:name="T101_6" style:family="text">
      <style:text-properties fo:color="#333333"/>
    </style:style>
    <style:style style:name="T101_7" style:family="text">
      <style:text-properties fo:color="#333333"/>
    </style:style>
    <style:style style:name="T101_8" style:family="text">
      <style:text-properties fo:color="#333333"/>
    </style:style>
    <style:style style:name="T101_9" style:family="text">
      <style:text-properties fo:color="#333333"/>
    </style:style>
    <style:style style:name="T101_10" style:family="text">
      <style:text-properties fo:color="#333333"/>
    </style:style>
    <style:style style:name="T101_11" style:family="text">
      <style:text-properties fo:color="#333333"/>
    </style:style>
    <style:style style:name="T101_12" style:family="text">
      <style:text-properties fo:color="#333333"/>
    </style:style>
    <style:style style:name="P102" style:family="paragraph" style:parent-style-name="Standard">
      <style:paragraph-properties fo:break-before="auto" fo:line-height="170%" fo:margin-top="0cm" style:writing-mode="lr-tb"/>
    </style:style>
    <style:style style:name="T102_1" style:family="text">
      <style:text-properties fo:color="#333333"/>
    </style:style>
    <style:style style:name="T102_2" style:family="text">
      <style:text-properties fo:color="#333333" fo:font-weight="bold" style:font-weight-asian="bold" style:font-weight-complex="bold"/>
    </style:style>
    <style:style style:name="T102_3" style:family="text">
      <style:text-properties fo:color="#333333" fo:font-weight="bold" style:font-weight-asian="bold" style:font-weight-complex="bold"/>
    </style:style>
    <style:style style:name="T102_4" style:family="text">
      <style:text-properties fo:color="#333333" fo:font-weight="bold" style:font-weight-asian="bold" style:font-weight-complex="bold"/>
    </style:style>
    <style:style style:name="T102_5" style:family="text">
      <style:text-properties fo:color="#333333"/>
    </style:style>
    <style:style style:name="T102_6" style:family="text">
      <style:text-properties fo:color="#333333"/>
    </style:style>
    <style:style style:name="T102_7" style:family="text">
      <style:text-properties fo:color="#333333"/>
    </style:style>
    <style:style style:name="T102_8" style:family="text">
      <style:text-properties fo:color="#333333"/>
    </style:style>
    <style:style style:name="T102_9" style:family="text">
      <style:text-properties fo:color="#333333"/>
    </style:style>
    <style:style style:name="T102_10" style:family="text">
      <style:text-properties fo:color="#333333"/>
    </style:style>
    <style:style style:name="P103" style:family="paragraph" style:parent-style-name="Standard">
      <style:paragraph-properties fo:break-before="auto" fo:line-height="170%" fo:margin-top="0cm" style:writing-mode="lr-tb"/>
    </style:style>
    <style:style style:name="T103_1" style:family="text">
      <style:text-properties fo:color="#333333"/>
    </style:style>
    <style:style style:name="T103_2" style:family="text">
      <style:text-properties fo:color="#333333" fo:font-weight="bold" style:font-weight-asian="bold" style:font-weight-complex="bold"/>
    </style:style>
    <style:style style:name="T103_3" style:family="text">
      <style:text-properties fo:color="#333333" fo:font-weight="bold" style:font-weight-asian="bold" style:font-weight-complex="bold"/>
    </style:style>
    <style:style style:name="T103_4" style:family="text">
      <style:text-properties fo:color="#333333" fo:font-weight="bold" style:font-weight-asian="bold" style:font-weight-complex="bold"/>
    </style:style>
    <style:style style:name="T103_5" style:family="text">
      <style:text-properties fo:color="#333333"/>
    </style:style>
    <style:style style:name="T103_6" style:family="text">
      <style:text-properties fo:color="#333333"/>
    </style:style>
    <style:style style:name="T103_7" style:family="text">
      <style:text-properties fo:color="#333333"/>
    </style:style>
    <style:style style:name="T103_8" style:family="text">
      <style:text-properties fo:color="#333333"/>
    </style:style>
    <style:style style:name="T103_9" style:family="text">
      <style:text-properties fo:color="#333333"/>
    </style:style>
    <style:style style:name="T103_10" style:family="text">
      <style:text-properties fo:color="#333333"/>
    </style:style>
    <style:style style:name="P104" style:family="paragraph" style:parent-style-name="Standard">
      <style:paragraph-properties fo:break-before="auto" fo:line-height="170%" fo:margin-top="0cm" style:writing-mode="lr-tb"/>
    </style:style>
    <style:style style:name="T104_1" style:family="text">
      <style:text-properties fo:color="#333333"/>
    </style:style>
    <style:style style:name="T104_2" style:family="text">
      <style:text-properties fo:color="#333333" fo:font-weight="bold" style:font-weight-asian="bold" style:font-weight-complex="bold"/>
    </style:style>
    <style:style style:name="T104_3" style:family="text">
      <style:text-properties fo:color="#333333" fo:font-weight="bold" style:font-weight-asian="bold" style:font-weight-complex="bold"/>
    </style:style>
    <style:style style:name="T104_4" style:family="text">
      <style:text-properties fo:color="#333333" fo:font-weight="bold" style:font-weight-asian="bold" style:font-weight-complex="bold"/>
    </style:style>
    <style:style style:name="T104_5" style:family="text">
      <style:text-properties fo:color="#333333"/>
    </style:style>
    <style:style style:name="T104_6" style:family="text">
      <style:text-properties fo:color="#333333"/>
    </style:style>
    <style:style style:name="T104_7" style:family="text">
      <style:text-properties fo:color="#333333"/>
    </style:style>
    <style:style style:name="T104_8" style:family="text">
      <style:text-properties fo:color="#333333"/>
    </style:style>
    <style:style style:name="T104_9" style:family="text">
      <style:text-properties fo:color="#333333"/>
    </style:style>
    <style:style style:name="T104_10" style:family="text">
      <style:text-properties fo:color="#333333"/>
    </style:style>
    <style:style style:name="P105" style:family="paragraph" style:parent-style-name="Standard">
      <style:paragraph-properties fo:break-before="auto" fo:line-height="170%" fo:margin-top="0cm" style:writing-mode="lr-tb"/>
    </style:style>
    <style:style style:name="T105_1" style:family="text">
      <style:text-properties fo:color="#333333"/>
    </style:style>
    <style:style style:name="T105_2" style:family="text">
      <style:text-properties fo:color="#333333" fo:font-weight="bold" style:font-weight-asian="bold" style:font-weight-complex="bold"/>
    </style:style>
    <style:style style:name="T105_3" style:family="text">
      <style:text-properties fo:color="#333333" fo:font-weight="bold" style:font-weight-asian="bold" style:font-weight-complex="bold"/>
    </style:style>
    <style:style style:name="T105_4" style:family="text">
      <style:text-properties fo:color="#333333" fo:font-weight="bold" style:font-weight-asian="bold" style:font-weight-complex="bold"/>
    </style:style>
    <style:style style:name="T105_5" style:family="text">
      <style:text-properties fo:color="#333333"/>
    </style:style>
    <style:style style:name="T105_6" style:family="text">
      <style:text-properties fo:color="#333333"/>
    </style:style>
    <style:style style:name="T105_7" style:family="text">
      <style:text-properties fo:color="#333333"/>
    </style:style>
    <style:style style:name="T105_8" style:family="text">
      <style:text-properties fo:color="#333333"/>
    </style:style>
    <style:style style:name="T105_9" style:family="text">
      <style:text-properties fo:color="#333333"/>
    </style:style>
    <style:style style:name="T105_10" style:family="text">
      <style:text-properties fo:color="#333333"/>
    </style:style>
    <style:style style:name="P106" style:family="paragraph" style:parent-style-name="Standard">
      <style:paragraph-properties fo:break-before="auto" fo:line-height="170%" fo:margin-top="0cm" style:writing-mode="lr-tb"/>
    </style:style>
    <style:style style:name="T106_1" style:family="text">
      <style:text-properties fo:color="#333333" fo:font-weight="bold" style:font-weight-asian="bold" style:font-weight-complex="bold"/>
    </style:style>
    <style:style style:name="T106_2" style:family="text">
      <style:text-properties fo:color="#333333" fo:font-weight="bold" style:font-weight-asian="bold" style:font-weight-complex="bold"/>
    </style:style>
    <style:style style:name="T106_3" style:family="text">
      <style:text-properties fo:color="#333333" fo:font-weight="bold" style:font-weight-asian="bold" style:font-weight-complex="bold"/>
    </style:style>
    <style:style style:name="T106_4" style:family="text">
      <style:text-properties fo:color="#333333" fo:font-weight="bold" style:font-weight-asian="bold" style:font-weight-complex="bold"/>
    </style:style>
    <style:style style:name="T106_5" style:family="text">
      <style:text-properties fo:color="#333333"/>
    </style:style>
    <style:style style:name="T106_6" style:family="text">
      <style:text-properties fo:color="#333333"/>
    </style:style>
    <style:style style:name="T106_7" style:family="text">
      <style:text-properties fo:color="#333333"/>
    </style:style>
    <style:style style:name="T106_8" style:family="text">
      <style:text-properties fo:color="#333333"/>
    </style:style>
    <style:style style:name="T106_9" style:family="text">
      <style:text-properties fo:color="#333333"/>
    </style:style>
    <style:style style:name="T106_10" style:family="text">
      <style:text-properties fo:color="#333333"/>
    </style:style>
    <style:style style:name="P107" style:family="paragraph" style:parent-style-name="Standard">
      <style:paragraph-properties fo:break-before="auto" fo:line-height="170%" fo:margin-top="0cm" style:writing-mode="lr-tb"/>
    </style:style>
    <style:style style:name="T107_1" style:family="text">
      <style:text-properties fo:color="#333333"/>
    </style:style>
    <style:style style:name="T107_2" style:family="text">
      <style:text-properties fo:color="#333333" fo:font-weight="bold" style:font-weight-asian="bold" style:font-weight-complex="bold"/>
    </style:style>
    <style:style style:name="T107_3" style:family="text">
      <style:text-properties fo:color="#333333" fo:font-weight="bold" style:font-weight-asian="bold" style:font-weight-complex="bold"/>
    </style:style>
    <style:style style:name="T107_4" style:family="text">
      <style:text-properties fo:color="#333333" fo:font-weight="bold" style:font-weight-asian="bold" style:font-weight-complex="bold"/>
    </style:style>
    <style:style style:name="T107_5" style:family="text">
      <style:text-properties fo:color="#333333"/>
    </style:style>
    <style:style style:name="T107_6" style:family="text">
      <style:text-properties fo:color="#333333"/>
    </style:style>
    <style:style style:name="T107_7" style:family="text">
      <style:text-properties fo:color="#333333"/>
    </style:style>
    <style:style style:name="T107_8" style:family="text">
      <style:text-properties fo:color="#333333"/>
    </style:style>
    <style:style style:name="T107_9" style:family="text">
      <style:text-properties fo:color="#333333"/>
    </style:style>
    <style:style style:name="T107_10" style:family="text">
      <style:text-properties fo:color="#333333"/>
    </style:style>
    <style:style style:name="P108" style:family="paragraph" style:parent-style-name="Standard">
      <style:paragraph-properties fo:break-before="auto" fo:line-height="170%" fo:margin-top="0cm" style:writing-mode="lr-tb"/>
    </style:style>
    <style:style style:name="T108_1" style:family="text">
      <style:text-properties fo:color="#333333" fo:font-weight="bold" style:font-weight-asian="bold" style:font-weight-complex="bold"/>
    </style:style>
    <style:style style:name="T108_2" style:family="text">
      <style:text-properties fo:color="#333333" fo:font-weight="bold" style:font-weight-asian="bold" style:font-weight-complex="bold"/>
    </style:style>
    <style:style style:name="T108_3" style:family="text">
      <style:text-properties fo:color="#333333" fo:font-weight="bold" style:font-weight-asian="bold" style:font-weight-complex="bold"/>
    </style:style>
    <style:style style:name="T108_4" style:family="text">
      <style:text-properties fo:color="#333333" fo:font-weight="bold" style:font-weight-asian="bold" style:font-weight-complex="bold"/>
    </style:style>
    <style:style style:name="T108_5" style:family="text">
      <style:text-properties fo:color="#333333"/>
    </style:style>
    <style:style style:name="T108_6" style:family="text">
      <style:text-properties fo:color="#333333"/>
    </style:style>
    <style:style style:name="T108_7" style:family="text">
      <style:text-properties fo:color="#333333"/>
    </style:style>
    <style:style style:name="T108_8" style:family="text">
      <style:text-properties fo:color="#333333"/>
    </style:style>
    <style:style style:name="T108_9" style:family="text">
      <style:text-properties fo:color="#333333"/>
    </style:style>
    <style:style style:name="T108_10" style:family="text">
      <style:text-properties fo:color="#333333"/>
    </style:style>
    <style:style style:name="P109" style:family="paragraph" style:parent-style-name="Standard">
      <style:paragraph-properties fo:break-before="auto" fo:line-height="170%" fo:margin-top="0cm" style:writing-mode="lr-tb"/>
    </style:style>
    <style:style style:name="T109_1" style:family="text">
      <style:text-properties fo:color="#333333" fo:font-weight="bold" style:font-weight-asian="bold" style:font-weight-complex="bold"/>
    </style:style>
    <style:style style:name="T109_2" style:family="text">
      <style:text-properties fo:color="#333333" fo:font-weight="bold" style:font-weight-asian="bold" style:font-weight-complex="bold"/>
    </style:style>
    <style:style style:name="T109_3" style:family="text">
      <style:text-properties fo:color="#333333" fo:font-weight="bold" style:font-weight-asian="bold" style:font-weight-complex="bold"/>
    </style:style>
    <style:style style:name="T109_4" style:family="text">
      <style:text-properties fo:color="#333333" fo:font-weight="bold" style:font-weight-asian="bold" style:font-weight-complex="bold"/>
    </style:style>
    <style:style style:name="T109_5" style:family="text">
      <style:text-properties fo:color="#333333"/>
    </style:style>
    <style:style style:name="T109_6" style:family="text">
      <style:text-properties fo:color="#333333"/>
    </style:style>
    <style:style style:name="T109_7" style:family="text">
      <style:text-properties fo:color="#333333"/>
    </style:style>
    <style:style style:name="T109_8" style:family="text">
      <style:text-properties fo:color="#333333"/>
    </style:style>
    <style:style style:name="T109_9" style:family="text">
      <style:text-properties fo:color="#333333"/>
    </style:style>
    <style:style style:name="T109_10" style:family="text">
      <style:text-properties fo:color="#333333"/>
    </style:style>
    <style:style style:name="P110" style:family="paragraph" style:parent-style-name="Standard">
      <style:paragraph-properties fo:break-before="auto" fo:line-height="170%" fo:margin-top="0cm" style:writing-mode="lr-tb"/>
    </style:style>
    <style:style style:name="T110_1" style:family="text">
      <style:text-properties fo:color="#333333"/>
    </style:style>
    <style:style style:name="T110_2" style:family="text">
      <style:text-properties fo:color="#333333" fo:font-weight="bold" style:font-weight-asian="bold" style:font-weight-complex="bold"/>
    </style:style>
    <style:style style:name="T110_3" style:family="text">
      <style:text-properties fo:color="#333333" fo:font-weight="bold" style:font-weight-asian="bold" style:font-weight-complex="bold"/>
    </style:style>
    <style:style style:name="T110_4" style:family="text">
      <style:text-properties fo:color="#333333" fo:font-weight="bold" style:font-weight-asian="bold" style:font-weight-complex="bold"/>
    </style:style>
    <style:style style:name="T110_5" style:family="text">
      <style:text-properties fo:color="#333333"/>
    </style:style>
    <style:style style:name="T110_6" style:family="text">
      <style:text-properties fo:color="#333333"/>
    </style:style>
    <style:style style:name="T110_7" style:family="text">
      <style:text-properties fo:color="#333333"/>
    </style:style>
    <style:style style:name="T110_8" style:family="text">
      <style:text-properties fo:color="#333333"/>
    </style:style>
    <style:style style:name="T110_9" style:family="text">
      <style:text-properties fo:color="#333333"/>
    </style:style>
    <style:style style:name="T110_10" style:family="text">
      <style:text-properties fo:color="#333333"/>
    </style:style>
    <style:style style:name="T110_11" style:family="text">
      <style:text-properties fo:color="#333333"/>
    </style:style>
    <style:style style:name="T110_12" style:family="text">
      <style:text-properties fo:color="#333333"/>
    </style:style>
    <style:style style:name="T110_13" style:family="text">
      <style:text-properties fo:color="#333333"/>
    </style:style>
    <style:style style:name="T110_14" style:family="text">
      <style:text-properties fo:color="#333333"/>
    </style:style>
    <style:style style:name="T110_15" style:family="text">
      <style:text-properties fo:color="#333333"/>
    </style:style>
    <style:style style:name="T110_16" style:family="text">
      <style:text-properties fo:color="#333333"/>
    </style:style>
    <style:style style:name="T110_17" style:family="text">
      <style:text-properties fo:color="#333333"/>
    </style:style>
    <style:style style:name="T110_18" style:family="text">
      <style:text-properties fo:color="#333333"/>
    </style:style>
    <style:style style:name="P111" style:family="paragraph" style:parent-style-name="Standard">
      <style:paragraph-properties fo:break-before="auto" fo:line-height="170%" fo:margin-top="0cm" style:writing-mode="lr-tb"/>
    </style:style>
    <style:style style:name="T111_1" style:family="text">
      <style:text-properties fo:color="#333333"/>
    </style:style>
    <style:style style:name="T111_2" style:family="text">
      <style:text-properties fo:color="#333333" fo:font-weight="bold" style:font-weight-asian="bold" style:font-weight-complex="bold"/>
    </style:style>
    <style:style style:name="T111_3" style:family="text">
      <style:text-properties fo:color="#333333" fo:font-weight="bold" style:font-weight-asian="bold" style:font-weight-complex="bold"/>
    </style:style>
    <style:style style:name="T111_4" style:family="text">
      <style:text-properties fo:color="#333333" fo:font-weight="bold" style:font-weight-asian="bold" style:font-weight-complex="bold"/>
    </style:style>
    <style:style style:name="T111_5" style:family="text">
      <style:text-properties fo:color="#333333"/>
    </style:style>
    <style:style style:name="T111_6" style:family="text">
      <style:text-properties fo:color="#333333"/>
    </style:style>
    <style:style style:name="T111_7" style:family="text">
      <style:text-properties fo:color="#333333"/>
    </style:style>
    <style:style style:name="T111_8" style:family="text">
      <style:text-properties fo:color="#333333"/>
    </style:style>
    <style:style style:name="T111_9" style:family="text">
      <style:text-properties fo:color="#333333"/>
    </style:style>
    <style:style style:name="T111_10" style:family="text">
      <style:text-properties fo:color="#333333"/>
    </style:style>
    <style:style style:name="T111_11" style:family="text">
      <style:text-properties fo:color="#333333"/>
    </style:style>
    <style:style style:name="T111_12" style:family="text">
      <style:text-properties fo:color="#333333"/>
    </style:style>
    <style:style style:name="T111_13" style:family="text">
      <style:text-properties fo:color="#333333"/>
    </style:style>
    <style:style style:name="T111_14" style:family="text">
      <style:text-properties fo:color="#333333"/>
    </style:style>
    <style:style style:name="T111_15" style:family="text">
      <style:text-properties fo:color="#333333"/>
    </style:style>
    <style:style style:name="T111_16" style:family="text">
      <style:text-properties fo:color="#333333"/>
    </style:style>
    <style:style style:name="T111_17" style:family="text">
      <style:text-properties fo:color="#333333"/>
    </style:style>
    <style:style style:name="T111_18" style:family="text">
      <style:text-properties fo:color="#333333"/>
    </style:style>
    <style:style style:name="P112" style:family="paragraph" style:parent-style-name="Standard">
      <style:paragraph-properties fo:break-before="auto" fo:line-height="170%" fo:margin-top="0cm" fo:margin-bottom="0cm" style:writing-mode="lr-tb"/>
    </style:style>
    <style:style style:name="T112_1" style:family="text">
      <style:text-properties fo:color="#333333"/>
    </style:style>
    <style:style style:name="T112_2" style:family="text">
      <style:text-properties fo:color="#333333" fo:font-weight="bold" style:font-weight-asian="bold" style:font-weight-complex="bold"/>
    </style:style>
    <style:style style:name="T112_3" style:family="text">
      <style:text-properties fo:color="#333333"/>
    </style:style>
    <style:style style:name="T112_4" style:family="text">
      <style:text-properties fo:color="#333333"/>
    </style:style>
    <style:style style:name="T112_5" style:family="text">
      <style:text-properties fo:color="#333333"/>
    </style:style>
    <style:style style:name="T112_6" style:family="text">
      <style:text-properties fo:color="#333333"/>
    </style:style>
    <style:style style:name="T112_7" style:family="text">
      <style:text-properties fo:color="#333333"/>
    </style:style>
    <style:style style:name="T112_8" style:family="text">
      <style:text-properties fo:color="#333333"/>
    </style:style>
    <style:style style:name="T112_9" style:family="text">
      <style:text-properties fo:color="#333333"/>
    </style:style>
    <style:style style:name="T112_10" style:family="text">
      <style:text-properties fo:color="#333333"/>
    </style:style>
    <style:style style:name="T112_11" style:family="text">
      <style:text-properties fo:color="#333333"/>
    </style:style>
    <style:style style:name="T112_12" style:family="text">
      <style:text-properties fo:color="#333333"/>
    </style:style>
    <style:style style:name="T112_13" style:family="text">
      <style:text-properties fo:color="#333333"/>
    </style:style>
    <style:style style:name="T112_14" style:family="text">
      <style:text-properties fo:color="#333333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P1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T117_3" style:family="text">
      <style:text-properties fo:font-weight="bold" style:font-weight-asian="bold" style:font-weight-complex="bold"/>
    </style:style>
    <style:style style:name="T117_4" style:family="text">
      <style:text-properties fo:font-weight="bold" style:font-weight-asian="bold" style:font-weight-complex="bold"/>
    </style:style>
    <style:style style:name="T117_5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>
      <style:text-properties fo:font-weight="bold" style:font-weight-asian="bold" style:font-weight-complex="bold"/>
    </style:style>
    <style:style style:name="T119_21" style:family="text">
      <style:text-properties fo:font-weight="bold" style:font-weight-asian="bold" style:font-weight-complex="bold"/>
    </style:style>
    <style:style style:name="T119_22" style:family="text">
      <style:text-properties fo:font-weight="bold" style:font-weight-asian="bold" style:font-weight-complex="bold"/>
    </style:style>
    <style:style style:name="T119_23" style:family="text">
      <style:text-properties fo:font-weight="bold" style:font-weight-asian="bold" style:font-weight-complex="bold"/>
    </style:style>
    <style:style style:name="T119_24" style:family="text">
      <style:text-properties fo:font-weight="bold" style:font-weight-asian="bold" style:font-weight-complex="bold"/>
    </style:style>
    <style:style style:name="T119_25" style:family="text">
      <style:text-properties fo:font-weight="bold" style:font-weight-asian="bold" style:font-weight-complex="bold"/>
    </style:style>
    <style:style style:name="T119_26" style:family="text">
      <style:text-properties fo:font-weight="bold" style:font-weight-asian="bold" style:font-weight-complex="bold"/>
    </style:style>
    <style:style style:name="T119_27" style:family="text">
      <style:text-properties fo:font-weight="bold" style:font-weight-asian="bold" style:font-weight-complex="bold"/>
    </style:style>
    <style:style style:name="T119_28" style:family="text">
      <style:text-properties fo:font-weight="bold" style:font-weight-asian="bold" style:font-weight-complex="bold"/>
    </style:style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style:font-name="Courier New" style:font-name-asian="Courier New" style:font-name-complex="Courier New"/>
    </style:style>
    <style:style style:name="T121_2" style:family="text">
      <style:text-properties style:font-name="Courier New" style:font-name-asian="Courier New" style:font-name-complex="Courier New"/>
    </style:style>
    <style:style style:name="T121_3" style:family="text">
      <style:text-properties style:font-name="Courier New" style:font-name-asian="Courier New" style:font-name-complex="Courier New"/>
    </style:style>
    <style:style style:name="T121_4" style:family="text">
      <style:text-properties style:font-name="Courier New" style:font-name-asian="Courier New" style:font-name-complex="Courier New"/>
    </style:style>
    <style:style style:name="T121_5" style:family="text">
      <style:text-properties style:font-name="Courier New" style:font-name-asian="Courier New" style:font-name-complex="Courier New"/>
    </style:style>
    <style:style style:name="T121_6" style:family="text">
      <style:text-properties style:font-name="Courier New" style:font-name-asian="Courier New" style:font-name-complex="Courier New"/>
    </style:style>
    <style:style style:name="T121_7" style:family="text">
      <style:text-properties style:font-name="Courier New" style:font-name-asian="Courier New" style:font-name-complex="Courier New"/>
    </style:style>
    <style:style style:name="T121_8" style:family="text">
      <style:text-properties style:font-name="Courier New" style:font-name-asian="Courier New" style:font-name-complex="Courier New"/>
    </style:style>
    <style:style style:name="T121_9" style:family="text">
      <style:text-properties style:font-name="Courier New" style:font-name-asian="Courier New" style:font-name-complex="Courier New"/>
    </style:style>
    <style:style style:name="T121_10" style:family="text">
      <style:text-properties style:font-name="Courier New" style:font-name-asian="Courier New" style:font-name-complex="Courier New"/>
    </style:style>
    <style:style style:name="T121_11" style:family="text">
      <style:text-properties style:font-name="Courier New" style:font-name-asian="Courier New" style:font-name-complex="Courier New"/>
    </style:style>
    <style:style style:name="T121_12" style:family="text">
      <style:text-properties style:font-name="Courier New" style:font-name-asian="Courier New" style:font-name-complex="Courier New"/>
    </style:style>
    <style:style style:name="T121_13" style:family="text">
      <style:text-properties style:font-name="Courier New" style:font-name-asian="Courier New" style:font-name-complex="Courier New"/>
    </style:style>
    <style:style style:name="T121_14" style:family="text">
      <style:text-properties style:font-name="Courier New" style:font-name-asian="Courier New" style:font-name-complex="Courier New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style:font-name="Courier New" style:font-name-asian="Courier New" style:font-name-complex="Courier New"/>
    </style:style>
    <style:style style:name="T122_2" style:family="text">
      <style:text-properties style:font-name="Courier New" style:font-name-asian="Courier New" style:font-name-complex="Courier New"/>
    </style:style>
    <style:style style:name="T122_3" style:family="text">
      <style:text-properties style:font-name="Courier New" style:font-name-asian="Courier New" style:font-name-complex="Courier New"/>
    </style:style>
    <style:style style:name="T122_4" style:family="text">
      <style:text-properties style:font-name="Courier New" style:font-name-asian="Courier New" style:font-name-complex="Courier New"/>
    </style:style>
    <style:style style:name="T122_5" style:family="text">
      <style:text-properties style:font-name="Courier New" style:font-name-asian="Courier New" style:font-name-complex="Courier New"/>
    </style:style>
    <style:style style:name="T122_6" style:family="text">
      <style:text-properties style:font-name="Courier New" style:font-name-asian="Courier New" style:font-name-complex="Courier New"/>
    </style:style>
    <style:style style:name="T122_7" style:family="text">
      <style:text-properties style:font-name="Courier New" style:font-name-asian="Courier New" style:font-name-complex="Courier New"/>
    </style:style>
    <style:style style:name="T122_8" style:family="text">
      <style:text-properties style:font-name="Courier New" style:font-name-asian="Courier New" style:font-name-complex="Courier New"/>
    </style:style>
    <style:style style:name="T122_9" style:family="text">
      <style:text-properties style:font-name="Courier New" style:font-name-asian="Courier New" style:font-name-complex="Courier New"/>
    </style:style>
    <style:style style:name="T122_10" style:family="text">
      <style:text-properties style:font-name="Courier New" style:font-name-asian="Courier New" style:font-name-complex="Courier New"/>
    </style:style>
    <style:style style:name="T122_11" style:family="text">
      <style:text-properties style:font-name="Courier New" style:font-name-asian="Courier New" style:font-name-complex="Courier New"/>
    </style:style>
    <style:style style:name="T122_12" style:family="text">
      <style:text-properties style:font-name="Courier New" style:font-name-asian="Courier New" style:font-name-complex="Courier New"/>
    </style:style>
    <style:style style:name="T122_13" style:family="text">
      <style:text-properties style:font-name="Courier New" style:font-name-asian="Courier New" style:font-name-complex="Courier New"/>
    </style:style>
    <style:style style:name="T122_14" style:family="text">
      <style:text-properties style:font-name="Courier New" style:font-name-asian="Courier New" style:font-name-complex="Courier New"/>
    </style:style>
    <style:style style:name="T122_15" style:family="text">
      <style:text-properties style:font-name="Courier New" style:font-name-asian="Courier New" style:font-name-complex="Courier New"/>
    </style:style>
    <style:style style:name="T122_16" style:family="text">
      <style:text-properties style:font-name="Courier New" style:font-name-asian="Courier New" style:font-name-complex="Courier New"/>
    </style:style>
    <style:style style:name="T122_17" style:family="text">
      <style:text-properties style:font-name="Courier New" style:font-name-asian="Courier New" style:font-name-complex="Courier New"/>
    </style:style>
    <style:style style:name="T122_18" style:family="text">
      <style:text-properties style:font-name="Courier New" style:font-name-asian="Courier New" style:font-name-complex="Courier New"/>
    </style:style>
    <style:style style:name="T122_19" style:family="text">
      <style:text-properties style:font-name="Courier New" style:font-name-asian="Courier New" style:font-name-complex="Courier New"/>
    </style:style>
    <style:style style:name="T122_20" style:family="text">
      <style:text-properties style:font-name="Courier New" style:font-name-asian="Courier New" style:font-name-complex="Courier New"/>
    </style:style>
    <style:style style:name="T122_21" style:family="text">
      <style:text-properties style:font-name="Courier New" style:font-name-asian="Courier New" style:font-name-complex="Courier New"/>
    </style:style>
    <style:style style:name="T122_22" style:family="text">
      <style:text-properties style:font-name="Courier New" style:font-name-asian="Courier New" style:font-name-complex="Courier New"/>
    </style:style>
    <style:style style:name="T122_23" style:family="text">
      <style:text-properties style:font-name="Courier New" style:font-name-asian="Courier New" style:font-name-complex="Courier New"/>
    </style:style>
    <style:style style:name="T122_24" style:family="text">
      <style:text-properties style:font-name="Courier New" style:font-name-asian="Courier New" style:font-name-complex="Courier New"/>
    </style:style>
    <style:style style:name="T122_25" style:family="text">
      <style:text-properties style:font-name="Courier New" style:font-name-asian="Courier New" style:font-name-complex="Courier New"/>
    </style:style>
    <style:style style:name="T122_26" style:family="text">
      <style:text-properties style:font-name="Courier New" style:font-name-asian="Courier New" style:font-name-complex="Courier New"/>
    </style:style>
    <style:style style:name="T122_27" style:family="text">
      <style:text-properties style:font-name="Courier New" style:font-name-asian="Courier New" style:font-name-complex="Courier New"/>
    </style:style>
    <style:style style:name="T122_28" style:family="text">
      <style:text-properties style:font-name="Courier New" style:font-name-asian="Courier New" style:font-name-complex="Courier New"/>
    </style:style>
    <style:style style:name="T122_29" style:family="text">
      <style:text-properties style:font-name="Courier New" style:font-name-asian="Courier New" style:font-name-complex="Courier New"/>
    </style:style>
    <style:style style:name="T122_30" style:family="text">
      <style:text-properties style:font-name="Courier New" style:font-name-asian="Courier New" style:font-name-complex="Courier New"/>
    </style:style>
    <style:style style:name="T122_31" style:family="text">
      <style:text-properties style:font-name="Courier New" style:font-name-asian="Courier New" style:font-name-complex="Courier New"/>
    </style:style>
    <style:style style:name="T122_32" style:family="text">
      <style:text-properties style:font-name="Courier New" style:font-name-asian="Courier New" style:font-name-complex="Courier New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style:font-name="Courier New" style:font-name-asian="Courier New" style:font-name-complex="Courier New"/>
    </style:style>
    <style:style style:name="T123_2" style:family="text">
      <style:text-properties style:font-name="Courier New" style:font-name-asian="Courier New" style:font-name-complex="Courier New"/>
    </style:style>
    <style:style style:name="T123_3" style:family="text">
      <style:text-properties style:font-name="Courier New" style:font-name-asian="Courier New" style:font-name-complex="Courier New"/>
    </style:style>
    <style:style style:name="T123_4" style:family="text">
      <style:text-properties style:font-name="Courier New" style:font-name-asian="Courier New" style:font-name-complex="Courier New"/>
    </style:style>
    <style:style style:name="T123_5" style:family="text">
      <style:text-properties style:font-name="Courier New" style:font-name-asian="Courier New" style:font-name-complex="Courier New"/>
    </style:style>
    <style:style style:name="T123_6" style:family="text">
      <style:text-properties style:font-name="Courier New" style:font-name-asian="Courier New" style:font-name-complex="Courier New"/>
    </style:style>
    <style:style style:name="T123_7" style:family="text">
      <style:text-properties style:font-name="Courier New" style:font-name-asian="Courier New" style:font-name-complex="Courier New"/>
    </style:style>
    <style:style style:name="P12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style:font-name="Courier New" style:font-name-asian="Courier New" style:font-name-complex="Courier New"/>
    </style:style>
    <style:style style:name="T125_2" style:family="text">
      <style:text-properties style:font-name="Courier New" style:font-name-asian="Courier New" style:font-name-complex="Courier New"/>
    </style:style>
    <style:style style:name="P126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style:font-name="Courier New" style:font-name-asian="Courier New" style:font-name-complex="Courier New"/>
    </style:style>
    <style:style style:name="T127_2" style:family="text">
      <style:text-properties style:font-name="Courier New" style:font-name-asian="Courier New" style:font-name-complex="Courier New"/>
    </style:style>
    <style:style style:name="T127_3" style:family="text">
      <style:text-properties style:font-name="Courier New" style:font-name-asian="Courier New" style:font-name-complex="Courier New"/>
    </style:style>
    <style:style style:name="T127_4" style:family="text">
      <style:text-properties style:font-name="Courier New" style:font-name-asian="Courier New" style:font-name-complex="Courier New"/>
    </style:style>
    <style:style style:name="T127_5" style:family="text">
      <style:text-properties style:font-name="Courier New" style:font-name-asian="Courier New" style:font-name-complex="Courier New"/>
    </style:style>
    <style:style style:name="T127_6" style:family="text">
      <style:text-properties style:font-name="Courier New" style:font-name-asian="Courier New" style:font-name-complex="Courier New"/>
    </style:style>
    <style:style style:name="T127_7" style:family="text">
      <style:text-properties style:font-name="Courier New" style:font-name-asian="Courier New" style:font-name-complex="Courier New"/>
    </style:style>
    <style:style style:name="T127_8" style:family="text">
      <style:text-properties style:font-name="Courier New" style:font-name-asian="Courier New" style:font-name-complex="Courier New"/>
    </style:style>
    <style:style style:name="T127_9" style:family="text">
      <style:text-properties style:font-name="Courier New" style:font-name-asian="Courier New" style:font-name-complex="Courier New"/>
    </style:style>
    <style:style style:name="T127_10" style:family="text">
      <style:text-properties style:font-name="Courier New" style:font-name-asian="Courier New" style:font-name-complex="Courier New"/>
    </style:style>
    <style:style style:name="T127_11" style:family="text">
      <style:text-properties style:font-name="Courier New" style:font-name-asian="Courier New" style:font-name-complex="Courier New"/>
    </style:style>
    <style:style style:name="T127_12" style:family="text">
      <style:text-properties style:font-name="Courier New" style:font-name-asian="Courier New" style:font-name-complex="Courier New"/>
    </style:style>
    <style:style style:name="T127_13" style:family="text">
      <style:text-properties style:font-name="Courier New" style:font-name-asian="Courier New" style:font-name-complex="Courier New"/>
    </style:style>
    <style:style style:name="T127_14" style:family="text">
      <style:text-properties style:font-name="Courier New" style:font-name-asian="Courier New" style:font-name-complex="Courier New"/>
    </style:style>
    <style:style style:name="T127_15" style:family="text">
      <style:text-properties style:font-name="Courier New" style:font-name-asian="Courier New" style:font-name-complex="Courier New"/>
    </style:style>
    <style:style style:name="T127_16" style:family="text">
      <style:text-properties style:font-name="Courier New" style:font-name-asian="Courier New" style:font-name-complex="Courier New"/>
    </style:style>
    <style:style style:name="T127_17" style:family="text">
      <style:text-properties style:font-name="Courier New" style:font-name-asian="Courier New" style:font-name-complex="Courier New"/>
    </style:style>
    <style:style style:name="T127_18" style:family="text">
      <style:text-properties style:font-name="Courier New" style:font-name-asian="Courier New" style:font-name-complex="Courier New"/>
    </style:style>
    <style:style style:name="T127_19" style:family="text">
      <style:text-properties style:font-name="Courier New" style:font-name-asian="Courier New" style:font-name-complex="Courier New"/>
    </style:style>
    <style:style style:name="T127_20" style:family="text">
      <style:text-properties style:font-name="Courier New" style:font-name-asian="Courier New" style:font-name-complex="Courier New"/>
    </style:style>
    <style:style style:name="T127_21" style:family="text">
      <style:text-properties style:font-name="Courier New" style:font-name-asian="Courier New" style:font-name-complex="Courier New"/>
    </style:style>
    <style:style style:name="T127_22" style:family="text">
      <style:text-properties style:font-name="Courier New" style:font-name-asian="Courier New" style:font-name-complex="Courier New"/>
    </style:style>
    <style:style style:name="T127_23" style:family="text">
      <style:text-properties style:font-name="Courier New" style:font-name-asian="Courier New" style:font-name-complex="Courier New"/>
    </style:style>
    <style:style style:name="T127_24" style:family="text">
      <style:text-properties style:font-name="Courier New" style:font-name-asian="Courier New" style:font-name-complex="Courier New"/>
    </style:style>
    <style:style style:name="T127_25" style:family="text">
      <style:text-properties style:font-name="Courier New" style:font-name-asian="Courier New" style:font-name-complex="Courier New"/>
    </style:style>
    <style:style style:name="T127_26" style:family="text">
      <style:text-properties style:font-name="Courier New" style:font-name-asian="Courier New" style:font-name-complex="Courier New"/>
    </style:style>
    <style:style style:name="T127_27" style:family="text">
      <style:text-properties style:font-name="Courier New" style:font-name-asian="Courier New" style:font-name-complex="Courier New"/>
    </style:style>
    <style:style style:name="T127_28" style:family="text">
      <style:text-properties style:font-name="Courier New" style:font-name-asian="Courier New" style:font-name-complex="Courier New"/>
    </style:style>
    <style:style style:name="T127_29" style:family="text">
      <style:text-properties style:font-name="Courier New" style:font-name-asian="Courier New" style:font-name-complex="Courier New"/>
    </style:style>
    <style:style style:name="T127_30" style:family="text">
      <style:text-properties style:font-name="Courier New" style:font-name-asian="Courier New" style:font-name-complex="Courier New"/>
    </style:style>
    <style:style style:name="T127_31" style:family="text">
      <style:text-properties style:font-name="Courier New" style:font-name-asian="Courier New" style:font-name-complex="Courier New"/>
    </style:style>
    <style:style style:name="T127_32" style:family="text">
      <style:text-properties style:font-name="Courier New" style:font-name-asian="Courier New" style:font-name-complex="Courier New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style:font-name="Courier New" style:font-name-asian="Courier New" style:font-name-complex="Courier New"/>
    </style:style>
    <style:style style:name="T128_2" style:family="text">
      <style:text-properties style:font-name="Courier New" style:font-name-asian="Courier New" style:font-name-complex="Courier New"/>
    </style:style>
    <style:style style:name="T128_3" style:family="text">
      <style:text-properties style:font-name="Courier New" style:font-name-asian="Courier New" style:font-name-complex="Courier New"/>
    </style:style>
    <style:style style:name="T128_4" style:family="text">
      <style:text-properties style:font-name="Courier New" style:font-name-asian="Courier New" style:font-name-complex="Courier New"/>
    </style:style>
    <style:style style:name="T128_5" style:family="text">
      <style:text-properties style:font-name="Courier New" style:font-name-asian="Courier New" style:font-name-complex="Courier New"/>
    </style:style>
    <style:style style:name="T128_6" style:family="text">
      <style:text-properties style:font-name="Courier New" style:font-name-asian="Courier New" style:font-name-complex="Courier New"/>
    </style:style>
    <style:style style:name="T128_7" style:family="text">
      <style:text-properties style:font-name="Courier New" style:font-name-asian="Courier New" style:font-name-complex="Courier New"/>
    </style:style>
    <style:style style:name="P12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style:font-name="Courier New" style:font-name-asian="Courier New" style:font-name-complex="Courier New"/>
    </style:style>
    <style:style style:name="T130_2" style:family="text">
      <style:text-properties style:font-name="Courier New" style:font-name-asian="Courier New" style:font-name-complex="Courier New"/>
    </style:style>
    <style:style style:name="P13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style:font-name="Courier New" style:font-name-asian="Courier New" style:font-name-complex="Courier New"/>
    </style:style>
    <style:style style:name="T132_2" style:family="text">
      <style:text-properties style:font-name="Courier New" style:font-name-asian="Courier New" style:font-name-complex="Courier New"/>
    </style:style>
    <style:style style:name="T132_3" style:family="text">
      <style:text-properties style:font-name="Courier New" style:font-name-asian="Courier New" style:font-name-complex="Courier New"/>
    </style:style>
    <style:style style:name="T132_4" style:family="text">
      <style:text-properties style:font-name="Courier New" style:font-name-asian="Courier New" style:font-name-complex="Courier New"/>
    </style:style>
    <style:style style:name="T132_5" style:family="text">
      <style:text-properties style:font-name="Courier New" style:font-name-asian="Courier New" style:font-name-complex="Courier New"/>
    </style:style>
    <style:style style:name="T132_6" style:family="text">
      <style:text-properties style:font-name="Courier New" style:font-name-asian="Courier New" style:font-name-complex="Courier New"/>
    </style:style>
    <style:style style:name="T132_7" style:family="text">
      <style:text-properties style:font-name="Courier New" style:font-name-asian="Courier New" style:font-name-complex="Courier New"/>
    </style:style>
    <style:style style:name="T132_8" style:family="text">
      <style:text-properties style:font-name="Courier New" style:font-name-asian="Courier New" style:font-name-complex="Courier New"/>
    </style:style>
    <style:style style:name="T132_9" style:family="text">
      <style:text-properties style:font-name="Courier New" style:font-name-asian="Courier New" style:font-name-complex="Courier New"/>
    </style:style>
    <style:style style:name="T132_10" style:family="text">
      <style:text-properties style:font-name="Courier New" style:font-name-asian="Courier New" style:font-name-complex="Courier New"/>
    </style:style>
    <style:style style:name="T132_11" style:family="text">
      <style:text-properties style:font-name="Courier New" style:font-name-asian="Courier New" style:font-name-complex="Courier New"/>
    </style:style>
    <style:style style:name="T132_12" style:family="text">
      <style:text-properties style:font-name="Courier New" style:font-name-asian="Courier New" style:font-name-complex="Courier New"/>
    </style:style>
    <style:style style:name="T132_13" style:family="text">
      <style:text-properties style:font-name="Courier New" style:font-name-asian="Courier New" style:font-name-complex="Courier New"/>
    </style:style>
    <style:style style:name="T132_14" style:family="text">
      <style:text-properties style:font-name="Courier New" style:font-name-asian="Courier New" style:font-name-complex="Courier New"/>
    </style:style>
    <style:style style:name="T132_15" style:family="text">
      <style:text-properties style:font-name="Courier New" style:font-name-asian="Courier New" style:font-name-complex="Courier New"/>
    </style:style>
    <style:style style:name="T132_16" style:family="text">
      <style:text-properties style:font-name="Courier New" style:font-name-asian="Courier New" style:font-name-complex="Courier New"/>
    </style:style>
    <style:style style:name="T132_17" style:family="text">
      <style:text-properties style:font-name="Courier New" style:font-name-asian="Courier New" style:font-name-complex="Courier New"/>
    </style:style>
    <style:style style:name="T132_18" style:family="text">
      <style:text-properties style:font-name="Courier New" style:font-name-asian="Courier New" style:font-name-complex="Courier New"/>
    </style:style>
    <style:style style:name="T132_19" style:family="text">
      <style:text-properties style:font-name="Courier New" style:font-name-asian="Courier New" style:font-name-complex="Courier New"/>
    </style:style>
    <style:style style:name="T132_20" style:family="text">
      <style:text-properties style:font-name="Courier New" style:font-name-asian="Courier New" style:font-name-complex="Courier New"/>
    </style:style>
    <style:style style:name="T132_21" style:family="text">
      <style:text-properties style:font-name="Courier New" style:font-name-asian="Courier New" style:font-name-complex="Courier New"/>
    </style:style>
    <style:style style:name="T132_22" style:family="text">
      <style:text-properties style:font-name="Courier New" style:font-name-asian="Courier New" style:font-name-complex="Courier New"/>
    </style:style>
    <style:style style:name="T132_23" style:family="text">
      <style:text-properties style:font-name="Courier New" style:font-name-asian="Courier New" style:font-name-complex="Courier New"/>
    </style:style>
    <style:style style:name="T132_24" style:family="text">
      <style:text-properties style:font-name="Courier New" style:font-name-asian="Courier New" style:font-name-complex="Courier New"/>
    </style:style>
    <style:style style:name="T132_25" style:family="text">
      <style:text-properties style:font-name="Courier New" style:font-name-asian="Courier New" style:font-name-complex="Courier New"/>
    </style:style>
    <style:style style:name="T132_26" style:family="text">
      <style:text-properties style:font-name="Courier New" style:font-name-asian="Courier New" style:font-name-complex="Courier New"/>
    </style:style>
    <style:style style:name="T132_27" style:family="text">
      <style:text-properties style:font-name="Courier New" style:font-name-asian="Courier New" style:font-name-complex="Courier New"/>
    </style:style>
    <style:style style:name="T132_28" style:family="text">
      <style:text-properties style:font-name="Courier New" style:font-name-asian="Courier New" style:font-name-complex="Courier New"/>
    </style:style>
    <style:style style:name="T132_29" style:family="text">
      <style:text-properties style:font-name="Courier New" style:font-name-asian="Courier New" style:font-name-complex="Courier New"/>
    </style:style>
    <style:style style:name="T132_30" style:family="text">
      <style:text-properties style:font-name="Courier New" style:font-name-asian="Courier New" style:font-name-complex="Courier New"/>
    </style:style>
    <style:style style:name="T132_31" style:family="text">
      <style:text-properties style:font-name="Courier New" style:font-name-asian="Courier New" style:font-name-complex="Courier New"/>
    </style:style>
    <style:style style:name="T132_32" style:family="text">
      <style:text-properties style:font-name="Courier New" style:font-name-asian="Courier New" style:font-name-complex="Courier New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style:font-name="Courier New" style:font-name-asian="Courier New" style:font-name-complex="Courier New"/>
    </style:style>
    <style:style style:name="T133_2" style:family="text">
      <style:text-properties style:font-name="Courier New" style:font-name-asian="Courier New" style:font-name-complex="Courier New"/>
    </style:style>
    <style:style style:name="T133_3" style:family="text">
      <style:text-properties style:font-name="Courier New" style:font-name-asian="Courier New" style:font-name-complex="Courier New"/>
    </style:style>
    <style:style style:name="T133_4" style:family="text">
      <style:text-properties style:font-name="Courier New" style:font-name-asian="Courier New" style:font-name-complex="Courier New"/>
    </style:style>
    <style:style style:name="T133_5" style:family="text">
      <style:text-properties style:font-name="Courier New" style:font-name-asian="Courier New" style:font-name-complex="Courier New"/>
    </style:style>
    <style:style style:name="T133_6" style:family="text">
      <style:text-properties style:font-name="Courier New" style:font-name-asian="Courier New" style:font-name-complex="Courier New"/>
    </style:style>
    <style:style style:name="T133_7" style:family="text">
      <style:text-properties style:font-name="Courier New" style:font-name-asian="Courier New" style:font-name-complex="Courier New"/>
    </style:style>
    <style:style style:name="P13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style:font-name="Courier New" style:font-name-asian="Courier New" style:font-name-complex="Courier New"/>
    </style:style>
    <style:style style:name="T135_2" style:family="text">
      <style:text-properties style:font-name="Courier New" style:font-name-asian="Courier New" style:font-name-complex="Courier New"/>
    </style:style>
    <style:style style:name="P136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style:font-name="Courier New" style:font-name-asian="Courier New" style:font-name-complex="Courier New"/>
    </style:style>
    <style:style style:name="T137_2" style:family="text">
      <style:text-properties style:font-name="Courier New" style:font-name-asian="Courier New" style:font-name-complex="Courier New"/>
    </style:style>
    <style:style style:name="T137_3" style:family="text">
      <style:text-properties style:font-name="Courier New" style:font-name-asian="Courier New" style:font-name-complex="Courier New"/>
    </style:style>
    <style:style style:name="T137_4" style:family="text">
      <style:text-properties style:font-name="Courier New" style:font-name-asian="Courier New" style:font-name-complex="Courier New"/>
    </style:style>
    <style:style style:name="T137_5" style:family="text">
      <style:text-properties style:font-name="Courier New" style:font-name-asian="Courier New" style:font-name-complex="Courier New"/>
    </style:style>
    <style:style style:name="T137_6" style:family="text">
      <style:text-properties style:font-name="Courier New" style:font-name-asian="Courier New" style:font-name-complex="Courier New"/>
    </style:style>
    <style:style style:name="T137_7" style:family="text">
      <style:text-properties style:font-name="Courier New" style:font-name-asian="Courier New" style:font-name-complex="Courier New"/>
    </style:style>
    <style:style style:name="T137_8" style:family="text">
      <style:text-properties style:font-name="Courier New" style:font-name-asian="Courier New" style:font-name-complex="Courier New"/>
    </style:style>
    <style:style style:name="T137_9" style:family="text">
      <style:text-properties style:font-name="Courier New" style:font-name-asian="Courier New" style:font-name-complex="Courier New"/>
    </style:style>
    <style:style style:name="T137_10" style:family="text">
      <style:text-properties style:font-name="Courier New" style:font-name-asian="Courier New" style:font-name-complex="Courier New"/>
    </style:style>
    <style:style style:name="T137_11" style:family="text">
      <style:text-properties style:font-name="Courier New" style:font-name-asian="Courier New" style:font-name-complex="Courier New"/>
    </style:style>
    <style:style style:name="T137_12" style:family="text">
      <style:text-properties style:font-name="Courier New" style:font-name-asian="Courier New" style:font-name-complex="Courier New"/>
    </style:style>
    <style:style style:name="T137_13" style:family="text">
      <style:text-properties style:font-name="Courier New" style:font-name-asian="Courier New" style:font-name-complex="Courier New"/>
    </style:style>
    <style:style style:name="T137_14" style:family="text">
      <style:text-properties style:font-name="Courier New" style:font-name-asian="Courier New" style:font-name-complex="Courier New"/>
    </style:style>
    <style:style style:name="T137_15" style:family="text">
      <style:text-properties style:font-name="Courier New" style:font-name-asian="Courier New" style:font-name-complex="Courier New"/>
    </style:style>
    <style:style style:name="T137_16" style:family="text">
      <style:text-properties style:font-name="Courier New" style:font-name-asian="Courier New" style:font-name-complex="Courier New"/>
    </style:style>
    <style:style style:name="T137_17" style:family="text">
      <style:text-properties style:font-name="Courier New" style:font-name-asian="Courier New" style:font-name-complex="Courier New"/>
    </style:style>
    <style:style style:name="T137_18" style:family="text">
      <style:text-properties style:font-name="Courier New" style:font-name-asian="Courier New" style:font-name-complex="Courier New"/>
    </style:style>
    <style:style style:name="T137_19" style:family="text">
      <style:text-properties style:font-name="Courier New" style:font-name-asian="Courier New" style:font-name-complex="Courier New"/>
    </style:style>
    <style:style style:name="T137_20" style:family="text">
      <style:text-properties style:font-name="Courier New" style:font-name-asian="Courier New" style:font-name-complex="Courier New"/>
    </style:style>
    <style:style style:name="T137_21" style:family="text">
      <style:text-properties style:font-name="Courier New" style:font-name-asian="Courier New" style:font-name-complex="Courier New"/>
    </style:style>
    <style:style style:name="T137_22" style:family="text">
      <style:text-properties style:font-name="Courier New" style:font-name-asian="Courier New" style:font-name-complex="Courier New"/>
    </style:style>
    <style:style style:name="T137_23" style:family="text">
      <style:text-properties style:font-name="Courier New" style:font-name-asian="Courier New" style:font-name-complex="Courier New"/>
    </style:style>
    <style:style style:name="T137_24" style:family="text">
      <style:text-properties style:font-name="Courier New" style:font-name-asian="Courier New" style:font-name-complex="Courier New"/>
    </style:style>
    <style:style style:name="T137_25" style:family="text">
      <style:text-properties style:font-name="Courier New" style:font-name-asian="Courier New" style:font-name-complex="Courier New"/>
    </style:style>
    <style:style style:name="T137_26" style:family="text">
      <style:text-properties style:font-name="Courier New" style:font-name-asian="Courier New" style:font-name-complex="Courier New"/>
    </style:style>
    <style:style style:name="T137_27" style:family="text">
      <style:text-properties style:font-name="Courier New" style:font-name-asian="Courier New" style:font-name-complex="Courier New"/>
    </style:style>
    <style:style style:name="T137_28" style:family="text">
      <style:text-properties style:font-name="Courier New" style:font-name-asian="Courier New" style:font-name-complex="Courier New"/>
    </style:style>
    <style:style style:name="T137_29" style:family="text">
      <style:text-properties style:font-name="Courier New" style:font-name-asian="Courier New" style:font-name-complex="Courier New"/>
    </style:style>
    <style:style style:name="T137_30" style:family="text">
      <style:text-properties style:font-name="Courier New" style:font-name-asian="Courier New" style:font-name-complex="Courier New"/>
    </style:style>
    <style:style style:name="T137_31" style:family="text">
      <style:text-properties style:font-name="Courier New" style:font-name-asian="Courier New" style:font-name-complex="Courier New"/>
    </style:style>
    <style:style style:name="T137_32" style:family="text">
      <style:text-properties style:font-name="Courier New" style:font-name-asian="Courier New" style:font-name-complex="Courier New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style:font-name="Courier New" style:font-name-asian="Courier New" style:font-name-complex="Courier New"/>
    </style:style>
    <style:style style:name="T138_2" style:family="text">
      <style:text-properties style:font-name="Courier New" style:font-name-asian="Courier New" style:font-name-complex="Courier New"/>
    </style:style>
    <style:style style:name="T138_3" style:family="text">
      <style:text-properties style:font-name="Courier New" style:font-name-asian="Courier New" style:font-name-complex="Courier New"/>
    </style:style>
    <style:style style:name="T138_4" style:family="text">
      <style:text-properties style:font-name="Courier New" style:font-name-asian="Courier New" style:font-name-complex="Courier New"/>
    </style:style>
    <style:style style:name="T138_5" style:family="text">
      <style:text-properties style:font-name="Courier New" style:font-name-asian="Courier New" style:font-name-complex="Courier New"/>
    </style:style>
    <style:style style:name="T138_6" style:family="text">
      <style:text-properties style:font-name="Courier New" style:font-name-asian="Courier New" style:font-name-complex="Courier New"/>
    </style:style>
    <style:style style:name="T138_7" style:family="text">
      <style:text-properties style:font-name="Courier New" style:font-name-asian="Courier New" style:font-name-complex="Courier New"/>
    </style:style>
    <style:style style:name="P13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style:font-name="Courier New" style:font-name-asian="Courier New" style:font-name-complex="Courier New"/>
    </style:style>
    <style:style style:name="T140_2" style:family="text">
      <style:text-properties style:font-name="Courier New" style:font-name-asian="Courier New" style:font-name-complex="Courier New"/>
    </style:style>
    <style:style style:name="P14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style:font-name="Courier New" style:font-name-asian="Courier New" style:font-name-complex="Courier New"/>
    </style:style>
    <style:style style:name="T142_2" style:family="text">
      <style:text-properties style:font-name="Courier New" style:font-name-asian="Courier New" style:font-name-complex="Courier New"/>
    </style:style>
    <style:style style:name="T142_3" style:family="text">
      <style:text-properties style:font-name="Courier New" style:font-name-asian="Courier New" style:font-name-complex="Courier New"/>
    </style:style>
    <style:style style:name="T142_4" style:family="text">
      <style:text-properties style:font-name="Courier New" style:font-name-asian="Courier New" style:font-name-complex="Courier New"/>
    </style:style>
    <style:style style:name="T142_5" style:family="text">
      <style:text-properties style:font-name="Courier New" style:font-name-asian="Courier New" style:font-name-complex="Courier New"/>
    </style:style>
    <style:style style:name="T142_6" style:family="text">
      <style:text-properties style:font-name="Courier New" style:font-name-asian="Courier New" style:font-name-complex="Courier New"/>
    </style:style>
    <style:style style:name="T142_7" style:family="text">
      <style:text-properties style:font-name="Courier New" style:font-name-asian="Courier New" style:font-name-complex="Courier New"/>
    </style:style>
    <style:style style:name="T142_8" style:family="text">
      <style:text-properties style:font-name="Courier New" style:font-name-asian="Courier New" style:font-name-complex="Courier New"/>
    </style:style>
    <style:style style:name="T142_9" style:family="text">
      <style:text-properties style:font-name="Courier New" style:font-name-asian="Courier New" style:font-name-complex="Courier New"/>
    </style:style>
    <style:style style:name="T142_10" style:family="text">
      <style:text-properties style:font-name="Courier New" style:font-name-asian="Courier New" style:font-name-complex="Courier New"/>
    </style:style>
    <style:style style:name="T142_11" style:family="text">
      <style:text-properties style:font-name="Courier New" style:font-name-asian="Courier New" style:font-name-complex="Courier New"/>
    </style:style>
    <style:style style:name="T142_12" style:family="text">
      <style:text-properties style:font-name="Courier New" style:font-name-asian="Courier New" style:font-name-complex="Courier New"/>
    </style:style>
    <style:style style:name="T142_13" style:family="text">
      <style:text-properties style:font-name="Courier New" style:font-name-asian="Courier New" style:font-name-complex="Courier New"/>
    </style:style>
    <style:style style:name="T142_14" style:family="text">
      <style:text-properties style:font-name="Courier New" style:font-name-asian="Courier New" style:font-name-complex="Courier New"/>
    </style:style>
    <style:style style:name="T142_15" style:family="text">
      <style:text-properties style:font-name="Courier New" style:font-name-asian="Courier New" style:font-name-complex="Courier New"/>
    </style:style>
    <style:style style:name="T142_16" style:family="text">
      <style:text-properties style:font-name="Courier New" style:font-name-asian="Courier New" style:font-name-complex="Courier New"/>
    </style:style>
    <style:style style:name="T142_17" style:family="text">
      <style:text-properties style:font-name="Courier New" style:font-name-asian="Courier New" style:font-name-complex="Courier New"/>
    </style:style>
    <style:style style:name="T142_18" style:family="text">
      <style:text-properties style:font-name="Courier New" style:font-name-asian="Courier New" style:font-name-complex="Courier New"/>
    </style:style>
    <style:style style:name="T142_19" style:family="text">
      <style:text-properties style:font-name="Courier New" style:font-name-asian="Courier New" style:font-name-complex="Courier New"/>
    </style:style>
    <style:style style:name="T142_20" style:family="text">
      <style:text-properties style:font-name="Courier New" style:font-name-asian="Courier New" style:font-name-complex="Courier New"/>
    </style:style>
    <style:style style:name="T142_21" style:family="text">
      <style:text-properties style:font-name="Courier New" style:font-name-asian="Courier New" style:font-name-complex="Courier New"/>
    </style:style>
    <style:style style:name="T142_22" style:family="text">
      <style:text-properties style:font-name="Courier New" style:font-name-asian="Courier New" style:font-name-complex="Courier New"/>
    </style:style>
    <style:style style:name="T142_23" style:family="text">
      <style:text-properties style:font-name="Courier New" style:font-name-asian="Courier New" style:font-name-complex="Courier New"/>
    </style:style>
    <style:style style:name="T142_24" style:family="text">
      <style:text-properties style:font-name="Courier New" style:font-name-asian="Courier New" style:font-name-complex="Courier New"/>
    </style:style>
    <style:style style:name="T142_25" style:family="text">
      <style:text-properties style:font-name="Courier New" style:font-name-asian="Courier New" style:font-name-complex="Courier New"/>
    </style:style>
    <style:style style:name="T142_26" style:family="text">
      <style:text-properties style:font-name="Courier New" style:font-name-asian="Courier New" style:font-name-complex="Courier New"/>
    </style:style>
    <style:style style:name="T142_27" style:family="text">
      <style:text-properties style:font-name="Courier New" style:font-name-asian="Courier New" style:font-name-complex="Courier New"/>
    </style:style>
    <style:style style:name="T142_28" style:family="text">
      <style:text-properties style:font-name="Courier New" style:font-name-asian="Courier New" style:font-name-complex="Courier New"/>
    </style:style>
    <style:style style:name="T142_29" style:family="text">
      <style:text-properties style:font-name="Courier New" style:font-name-asian="Courier New" style:font-name-complex="Courier New"/>
    </style:style>
    <style:style style:name="T142_30" style:family="text">
      <style:text-properties style:font-name="Courier New" style:font-name-asian="Courier New" style:font-name-complex="Courier New"/>
    </style:style>
    <style:style style:name="T142_31" style:family="text">
      <style:text-properties style:font-name="Courier New" style:font-name-asian="Courier New" style:font-name-complex="Courier New"/>
    </style:style>
    <style:style style:name="T142_32" style:family="text">
      <style:text-properties style:font-name="Courier New" style:font-name-asian="Courier New" style:font-name-complex="Courier New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Courier New" style:font-name-asian="Courier New" style:font-name-complex="Courier New"/>
    </style:style>
    <style:style style:name="T143_2" style:family="text">
      <style:text-properties style:font-name="Courier New" style:font-name-asian="Courier New" style:font-name-complex="Courier New"/>
    </style:style>
    <style:style style:name="T143_3" style:family="text">
      <style:text-properties style:font-name="Courier New" style:font-name-asian="Courier New" style:font-name-complex="Courier New"/>
    </style:style>
    <style:style style:name="T143_4" style:family="text">
      <style:text-properties style:font-name="Courier New" style:font-name-asian="Courier New" style:font-name-complex="Courier New"/>
    </style:style>
    <style:style style:name="T143_5" style:family="text">
      <style:text-properties style:font-name="Courier New" style:font-name-asian="Courier New" style:font-name-complex="Courier New"/>
    </style:style>
    <style:style style:name="T143_6" style:family="text">
      <style:text-properties style:font-name="Courier New" style:font-name-asian="Courier New" style:font-name-complex="Courier New"/>
    </style:style>
    <style:style style:name="T143_7" style:family="text">
      <style:text-properties style:font-name="Courier New" style:font-name-asian="Courier New" style:font-name-complex="Courier New"/>
    </style:style>
    <style:style style:name="P14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Courier New" style:font-name-asian="Courier New" style:font-name-complex="Courier New"/>
    </style:style>
    <style:style style:name="T145_2" style:family="text">
      <style:text-properties style:font-name="Courier New" style:font-name-asian="Courier New" style:font-name-complex="Courier New"/>
    </style:style>
    <style:style style:name="P146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47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style:font-name="Courier New" style:font-name-asian="Courier New" style:font-name-complex="Courier New"/>
    </style:style>
    <style:style style:name="T148_2" style:family="text">
      <style:text-properties style:font-name="Courier New" style:font-name-asian="Courier New" style:font-name-complex="Courier New"/>
    </style:style>
    <style:style style:name="T148_3" style:family="text">
      <style:text-properties style:font-name="Courier New" style:font-name-asian="Courier New" style:font-name-complex="Courier New"/>
    </style:style>
    <style:style style:name="T148_4" style:family="text">
      <style:text-properties style:font-name="Courier New" style:font-name-asian="Courier New" style:font-name-complex="Courier New"/>
    </style:style>
    <style:style style:name="T148_5" style:family="text">
      <style:text-properties style:font-name="Courier New" style:font-name-asian="Courier New" style:font-name-complex="Courier New"/>
    </style:style>
    <style:style style:name="T148_6" style:family="text">
      <style:text-properties style:font-name="Courier New" style:font-name-asian="Courier New" style:font-name-complex="Courier New"/>
    </style:style>
    <style:style style:name="T148_7" style:family="text">
      <style:text-properties style:font-name="Courier New" style:font-name-asian="Courier New" style:font-name-complex="Courier New"/>
    </style:style>
    <style:style style:name="T148_8" style:family="text">
      <style:text-properties style:font-name="Courier New" style:font-name-asian="Courier New" style:font-name-complex="Courier New"/>
    </style:style>
    <style:style style:name="T148_9" style:family="text">
      <style:text-properties style:font-name="Courier New" style:font-name-asian="Courier New" style:font-name-complex="Courier New"/>
    </style:style>
    <style:style style:name="T148_10" style:family="text">
      <style:text-properties style:font-name="Courier New" style:font-name-asian="Courier New" style:font-name-complex="Courier New"/>
    </style:style>
    <style:style style:name="T148_11" style:family="text">
      <style:text-properties style:font-name="Courier New" style:font-name-asian="Courier New" style:font-name-complex="Courier New"/>
    </style:style>
    <style:style style:name="T148_12" style:family="text">
      <style:text-properties style:font-name="Courier New" style:font-name-asian="Courier New" style:font-name-complex="Courier New"/>
    </style:style>
    <style:style style:name="T148_13" style:family="text">
      <style:text-properties style:font-name="Courier New" style:font-name-asian="Courier New" style:font-name-complex="Courier New"/>
    </style:style>
    <style:style style:name="T148_14" style:family="text">
      <style:text-properties style:font-name="Courier New" style:font-name-asian="Courier New" style:font-name-complex="Courier New"/>
    </style:style>
    <style:style style:name="T148_15" style:family="text">
      <style:text-properties style:font-name="Courier New" style:font-name-asian="Courier New" style:font-name-complex="Courier New"/>
    </style:style>
    <style:style style:name="T148_16" style:family="text">
      <style:text-properties style:font-name="Courier New" style:font-name-asian="Courier New" style:font-name-complex="Courier New"/>
    </style:style>
    <style:style style:name="T148_17" style:family="text">
      <style:text-properties style:font-name="Courier New" style:font-name-asian="Courier New" style:font-name-complex="Courier New"/>
    </style:style>
    <style:style style:name="T148_18" style:family="text">
      <style:text-properties style:font-name="Courier New" style:font-name-asian="Courier New" style:font-name-complex="Courier New"/>
    </style:style>
    <style:style style:name="T148_19" style:family="text">
      <style:text-properties style:font-name="Courier New" style:font-name-asian="Courier New" style:font-name-complex="Courier New"/>
    </style:style>
    <style:style style:name="T148_20" style:family="text">
      <style:text-properties style:font-name="Courier New" style:font-name-asian="Courier New" style:font-name-complex="Courier New"/>
    </style:style>
    <style:style style:name="T148_21" style:family="text">
      <style:text-properties style:font-name="Courier New" style:font-name-asian="Courier New" style:font-name-complex="Courier New"/>
    </style:style>
    <style:style style:name="T148_22" style:family="text">
      <style:text-properties style:font-name="Courier New" style:font-name-asian="Courier New" style:font-name-complex="Courier New"/>
    </style:style>
    <style:style style:name="T148_23" style:family="text">
      <style:text-properties style:font-name="Courier New" style:font-name-asian="Courier New" style:font-name-complex="Courier New"/>
    </style:style>
    <style:style style:name="T148_24" style:family="text">
      <style:text-properties style:font-name="Courier New" style:font-name-asian="Courier New" style:font-name-complex="Courier New"/>
    </style:style>
    <style:style style:name="T148_25" style:family="text">
      <style:text-properties style:font-name="Courier New" style:font-name-asian="Courier New" style:font-name-complex="Courier New"/>
    </style:style>
    <style:style style:name="T148_26" style:family="text">
      <style:text-properties style:font-name="Courier New" style:font-name-asian="Courier New" style:font-name-complex="Courier New"/>
    </style:style>
    <style:style style:name="T148_27" style:family="text">
      <style:text-properties style:font-name="Courier New" style:font-name-asian="Courier New" style:font-name-complex="Courier New"/>
    </style:style>
    <style:style style:name="T148_28" style:family="text">
      <style:text-properties style:font-name="Courier New" style:font-name-asian="Courier New" style:font-name-complex="Courier New"/>
    </style:style>
    <style:style style:name="T148_29" style:family="text">
      <style:text-properties style:font-name="Courier New" style:font-name-asian="Courier New" style:font-name-complex="Courier New"/>
    </style:style>
    <style:style style:name="T148_30" style:family="text">
      <style:text-properties style:font-name="Courier New" style:font-name-asian="Courier New" style:font-name-complex="Courier New"/>
    </style:style>
    <style:style style:name="T148_31" style:family="text">
      <style:text-properties style:font-name="Courier New" style:font-name-asian="Courier New" style:font-name-complex="Courier New"/>
    </style:style>
    <style:style style:name="T148_32" style:family="text">
      <style:text-properties style:font-name="Courier New" style:font-name-asian="Courier New" style:font-name-complex="Courier New"/>
    </style:style>
    <style:style style:name="T148_33" style:family="text">
      <style:text-properties style:font-name="Courier New" style:font-name-asian="Courier New" style:font-name-complex="Courier New"/>
    </style:style>
    <style:style style:name="T148_34" style:family="text">
      <style:text-properties style:font-name="Courier New" style:font-name-asian="Courier New" style:font-name-complex="Courier New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style:font-name="Courier New" style:font-name-asian="Courier New" style:font-name-complex="Courier New"/>
    </style:style>
    <style:style style:name="T149_2" style:family="text">
      <style:text-properties style:font-name="Courier New" style:font-name-asian="Courier New" style:font-name-complex="Courier New"/>
    </style:style>
    <style:style style:name="T149_3" style:family="text">
      <style:text-properties style:font-name="Courier New" style:font-name-asian="Courier New" style:font-name-complex="Courier New"/>
    </style:style>
    <style:style style:name="T149_4" style:family="text">
      <style:text-properties style:font-name="Courier New" style:font-name-asian="Courier New" style:font-name-complex="Courier New"/>
    </style:style>
    <style:style style:name="T149_5" style:family="text">
      <style:text-properties style:font-name="Courier New" style:font-name-asian="Courier New" style:font-name-complex="Courier New"/>
    </style:style>
    <style:style style:name="T149_6" style:family="text">
      <style:text-properties style:font-name="Courier New" style:font-name-asian="Courier New" style:font-name-complex="Courier New"/>
    </style:style>
    <style:style style:name="T149_7" style:family="text">
      <style:text-properties style:font-name="Courier New" style:font-name-asian="Courier New" style:font-name-complex="Courier New"/>
    </style:style>
    <style:style style:name="T149_8" style:family="text">
      <style:text-properties style:font-name="Courier New" style:font-name-asian="Courier New" style:font-name-complex="Courier New"/>
    </style:style>
    <style:style style:name="T149_9" style:family="text">
      <style:text-properties style:font-name="Courier New" style:font-name-asian="Courier New" style:font-name-complex="Courier New"/>
    </style:style>
    <style:style style:name="P15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style:font-name="Courier New" style:font-name-asian="Courier New" style:font-name-complex="Courier New"/>
    </style:style>
    <style:style style:name="T151_2" style:family="text">
      <style:text-properties style:font-name="Courier New" style:font-name-asian="Courier New" style:font-name-complex="Courier New"/>
    </style:style>
    <style:style style:name="P152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style:font-name="Courier New" style:font-name-asian="Courier New" style:font-name-complex="Courier New"/>
    </style:style>
    <style:style style:name="T153_2" style:family="text">
      <style:text-properties style:font-name="Courier New" style:font-name-asian="Courier New" style:font-name-complex="Courier New"/>
    </style:style>
    <style:style style:name="T153_3" style:family="text">
      <style:text-properties style:font-name="Courier New" style:font-name-asian="Courier New" style:font-name-complex="Courier New"/>
    </style:style>
    <style:style style:name="T153_4" style:family="text">
      <style:text-properties style:font-name="Courier New" style:font-name-asian="Courier New" style:font-name-complex="Courier New"/>
    </style:style>
    <style:style style:name="T153_5" style:family="text">
      <style:text-properties style:font-name="Courier New" style:font-name-asian="Courier New" style:font-name-complex="Courier New"/>
    </style:style>
    <style:style style:name="T153_6" style:family="text">
      <style:text-properties style:font-name="Courier New" style:font-name-asian="Courier New" style:font-name-complex="Courier New"/>
    </style:style>
    <style:style style:name="T153_7" style:family="text">
      <style:text-properties style:font-name="Courier New" style:font-name-asian="Courier New" style:font-name-complex="Courier New"/>
    </style:style>
    <style:style style:name="T153_8" style:family="text">
      <style:text-properties style:font-name="Courier New" style:font-name-asian="Courier New" style:font-name-complex="Courier New"/>
    </style:style>
    <style:style style:name="T153_9" style:family="text">
      <style:text-properties style:font-name="Courier New" style:font-name-asian="Courier New" style:font-name-complex="Courier New"/>
    </style:style>
    <style:style style:name="T153_10" style:family="text">
      <style:text-properties style:font-name="Courier New" style:font-name-asian="Courier New" style:font-name-complex="Courier New"/>
    </style:style>
    <style:style style:name="T153_11" style:family="text">
      <style:text-properties style:font-name="Courier New" style:font-name-asian="Courier New" style:font-name-complex="Courier New"/>
    </style:style>
    <style:style style:name="T153_12" style:family="text">
      <style:text-properties style:font-name="Courier New" style:font-name-asian="Courier New" style:font-name-complex="Courier New"/>
    </style:style>
    <style:style style:name="T153_13" style:family="text">
      <style:text-properties style:font-name="Courier New" style:font-name-asian="Courier New" style:font-name-complex="Courier New"/>
    </style:style>
    <style:style style:name="T153_14" style:family="text">
      <style:text-properties style:font-name="Courier New" style:font-name-asian="Courier New" style:font-name-complex="Courier New"/>
    </style:style>
    <style:style style:name="T153_15" style:family="text">
      <style:text-properties style:font-name="Courier New" style:font-name-asian="Courier New" style:font-name-complex="Courier New"/>
    </style:style>
    <style:style style:name="T153_16" style:family="text">
      <style:text-properties style:font-name="Courier New" style:font-name-asian="Courier New" style:font-name-complex="Courier New"/>
    </style:style>
    <style:style style:name="T153_17" style:family="text">
      <style:text-properties style:font-name="Courier New" style:font-name-asian="Courier New" style:font-name-complex="Courier New"/>
    </style:style>
    <style:style style:name="T153_18" style:family="text">
      <style:text-properties style:font-name="Courier New" style:font-name-asian="Courier New" style:font-name-complex="Courier New"/>
    </style:style>
    <style:style style:name="T153_19" style:family="text">
      <style:text-properties style:font-name="Courier New" style:font-name-asian="Courier New" style:font-name-complex="Courier New"/>
    </style:style>
    <style:style style:name="T153_20" style:family="text">
      <style:text-properties style:font-name="Courier New" style:font-name-asian="Courier New" style:font-name-complex="Courier New"/>
    </style:style>
    <style:style style:name="T153_21" style:family="text">
      <style:text-properties style:font-name="Courier New" style:font-name-asian="Courier New" style:font-name-complex="Courier New"/>
    </style:style>
    <style:style style:name="T153_22" style:family="text">
      <style:text-properties style:font-name="Courier New" style:font-name-asian="Courier New" style:font-name-complex="Courier New"/>
    </style:style>
    <style:style style:name="T153_23" style:family="text">
      <style:text-properties style:font-name="Courier New" style:font-name-asian="Courier New" style:font-name-complex="Courier New"/>
    </style:style>
    <style:style style:name="T153_24" style:family="text">
      <style:text-properties style:font-name="Courier New" style:font-name-asian="Courier New" style:font-name-complex="Courier New"/>
    </style:style>
    <style:style style:name="T153_25" style:family="text">
      <style:text-properties style:font-name="Courier New" style:font-name-asian="Courier New" style:font-name-complex="Courier New"/>
    </style:style>
    <style:style style:name="T153_26" style:family="text">
      <style:text-properties style:font-name="Courier New" style:font-name-asian="Courier New" style:font-name-complex="Courier New"/>
    </style:style>
    <style:style style:name="T153_27" style:family="text">
      <style:text-properties style:font-name="Courier New" style:font-name-asian="Courier New" style:font-name-complex="Courier New"/>
    </style:style>
    <style:style style:name="T153_28" style:family="text">
      <style:text-properties style:font-name="Courier New" style:font-name-asian="Courier New" style:font-name-complex="Courier New"/>
    </style:style>
    <style:style style:name="T153_29" style:family="text">
      <style:text-properties style:font-name="Courier New" style:font-name-asian="Courier New" style:font-name-complex="Courier New"/>
    </style:style>
    <style:style style:name="T153_30" style:family="text">
      <style:text-properties style:font-name="Courier New" style:font-name-asian="Courier New" style:font-name-complex="Courier New"/>
    </style:style>
    <style:style style:name="T153_31" style:family="text">
      <style:text-properties style:font-name="Courier New" style:font-name-asian="Courier New" style:font-name-complex="Courier New"/>
    </style:style>
    <style:style style:name="T153_32" style:family="text">
      <style:text-properties style:font-name="Courier New" style:font-name-asian="Courier New" style:font-name-complex="Courier New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style:font-name="Courier New" style:font-name-asian="Courier New" style:font-name-complex="Courier New"/>
    </style:style>
    <style:style style:name="T154_2" style:family="text">
      <style:text-properties style:font-name="Courier New" style:font-name-asian="Courier New" style:font-name-complex="Courier New"/>
    </style:style>
    <style:style style:name="T154_3" style:family="text">
      <style:text-properties style:font-name="Courier New" style:font-name-asian="Courier New" style:font-name-complex="Courier New"/>
    </style:style>
    <style:style style:name="T154_4" style:family="text">
      <style:text-properties style:font-name="Courier New" style:font-name-asian="Courier New" style:font-name-complex="Courier New"/>
    </style:style>
    <style:style style:name="T154_5" style:family="text">
      <style:text-properties style:font-name="Courier New" style:font-name-asian="Courier New" style:font-name-complex="Courier New"/>
    </style:style>
    <style:style style:name="T154_6" style:family="text">
      <style:text-properties style:font-name="Courier New" style:font-name-asian="Courier New" style:font-name-complex="Courier New"/>
    </style:style>
    <style:style style:name="T154_7" style:family="text">
      <style:text-properties style:font-name="Courier New" style:font-name-asian="Courier New" style:font-name-complex="Courier New"/>
    </style:style>
    <style:style style:name="P155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style:font-name="Courier New" style:font-name-asian="Courier New" style:font-name-complex="Courier New"/>
    </style:style>
    <style:style style:name="T156_2" style:family="text">
      <style:text-properties style:font-name="Courier New" style:font-name-asian="Courier New" style:font-name-complex="Courier New"/>
    </style:style>
    <style:style style:name="P157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style:font-name="Courier New" style:font-name-asian="Courier New" style:font-name-complex="Courier New"/>
    </style:style>
    <style:style style:name="T158_2" style:family="text">
      <style:text-properties style:font-name="Courier New" style:font-name-asian="Courier New" style:font-name-complex="Courier New"/>
    </style:style>
    <style:style style:name="T158_3" style:family="text">
      <style:text-properties style:font-name="Courier New" style:font-name-asian="Courier New" style:font-name-complex="Courier New"/>
    </style:style>
    <style:style style:name="T158_4" style:family="text">
      <style:text-properties style:font-name="Courier New" style:font-name-asian="Courier New" style:font-name-complex="Courier New"/>
    </style:style>
    <style:style style:name="T158_5" style:family="text">
      <style:text-properties style:font-name="Courier New" style:font-name-asian="Courier New" style:font-name-complex="Courier New"/>
    </style:style>
    <style:style style:name="T158_6" style:family="text">
      <style:text-properties style:font-name="Courier New" style:font-name-asian="Courier New" style:font-name-complex="Courier New"/>
    </style:style>
    <style:style style:name="T158_7" style:family="text">
      <style:text-properties style:font-name="Courier New" style:font-name-asian="Courier New" style:font-name-complex="Courier New"/>
    </style:style>
    <style:style style:name="T158_8" style:family="text">
      <style:text-properties style:font-name="Courier New" style:font-name-asian="Courier New" style:font-name-complex="Courier New"/>
    </style:style>
    <style:style style:name="T158_9" style:family="text">
      <style:text-properties style:font-name="Courier New" style:font-name-asian="Courier New" style:font-name-complex="Courier New"/>
    </style:style>
    <style:style style:name="T158_10" style:family="text">
      <style:text-properties style:font-name="Courier New" style:font-name-asian="Courier New" style:font-name-complex="Courier New"/>
    </style:style>
    <style:style style:name="T158_11" style:family="text">
      <style:text-properties style:font-name="Courier New" style:font-name-asian="Courier New" style:font-name-complex="Courier New"/>
    </style:style>
    <style:style style:name="T158_12" style:family="text">
      <style:text-properties style:font-name="Courier New" style:font-name-asian="Courier New" style:font-name-complex="Courier New"/>
    </style:style>
    <style:style style:name="T158_13" style:family="text">
      <style:text-properties style:font-name="Courier New" style:font-name-asian="Courier New" style:font-name-complex="Courier New"/>
    </style:style>
    <style:style style:name="T158_14" style:family="text">
      <style:text-properties style:font-name="Courier New" style:font-name-asian="Courier New" style:font-name-complex="Courier New"/>
    </style:style>
    <style:style style:name="T158_15" style:family="text">
      <style:text-properties style:font-name="Courier New" style:font-name-asian="Courier New" style:font-name-complex="Courier New"/>
    </style:style>
    <style:style style:name="T158_16" style:family="text">
      <style:text-properties style:font-name="Courier New" style:font-name-asian="Courier New" style:font-name-complex="Courier New"/>
    </style:style>
    <style:style style:name="T158_17" style:family="text">
      <style:text-properties style:font-name="Courier New" style:font-name-asian="Courier New" style:font-name-complex="Courier New"/>
    </style:style>
    <style:style style:name="T158_18" style:family="text">
      <style:text-properties style:font-name="Courier New" style:font-name-asian="Courier New" style:font-name-complex="Courier New"/>
    </style:style>
    <style:style style:name="T158_19" style:family="text">
      <style:text-properties style:font-name="Courier New" style:font-name-asian="Courier New" style:font-name-complex="Courier New"/>
    </style:style>
    <style:style style:name="T158_20" style:family="text">
      <style:text-properties style:font-name="Courier New" style:font-name-asian="Courier New" style:font-name-complex="Courier New"/>
    </style:style>
    <style:style style:name="T158_21" style:family="text">
      <style:text-properties style:font-name="Courier New" style:font-name-asian="Courier New" style:font-name-complex="Courier New"/>
    </style:style>
    <style:style style:name="T158_22" style:family="text">
      <style:text-properties style:font-name="Courier New" style:font-name-asian="Courier New" style:font-name-complex="Courier New"/>
    </style:style>
    <style:style style:name="T158_23" style:family="text">
      <style:text-properties style:font-name="Courier New" style:font-name-asian="Courier New" style:font-name-complex="Courier New"/>
    </style:style>
    <style:style style:name="T158_24" style:family="text">
      <style:text-properties style:font-name="Courier New" style:font-name-asian="Courier New" style:font-name-complex="Courier New"/>
    </style:style>
    <style:style style:name="T158_25" style:family="text">
      <style:text-properties style:font-name="Courier New" style:font-name-asian="Courier New" style:font-name-complex="Courier New"/>
    </style:style>
    <style:style style:name="T158_26" style:family="text">
      <style:text-properties style:font-name="Courier New" style:font-name-asian="Courier New" style:font-name-complex="Courier New"/>
    </style:style>
    <style:style style:name="T158_27" style:family="text">
      <style:text-properties style:font-name="Courier New" style:font-name-asian="Courier New" style:font-name-complex="Courier New"/>
    </style:style>
    <style:style style:name="T158_28" style:family="text">
      <style:text-properties style:font-name="Courier New" style:font-name-asian="Courier New" style:font-name-complex="Courier New"/>
    </style:style>
    <style:style style:name="T158_29" style:family="text">
      <style:text-properties style:font-name="Courier New" style:font-name-asian="Courier New" style:font-name-complex="Courier New"/>
    </style:style>
    <style:style style:name="T158_30" style:family="text">
      <style:text-properties style:font-name="Courier New" style:font-name-asian="Courier New" style:font-name-complex="Courier New"/>
    </style:style>
    <style:style style:name="T158_31" style:family="text">
      <style:text-properties style:font-name="Courier New" style:font-name-asian="Courier New" style:font-name-complex="Courier New"/>
    </style:style>
    <style:style style:name="T158_32" style:family="text">
      <style:text-properties style:font-name="Courier New" style:font-name-asian="Courier New" style:font-name-complex="Courier New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style:font-name="Courier New" style:font-name-asian="Courier New" style:font-name-complex="Courier New"/>
    </style:style>
    <style:style style:name="T159_2" style:family="text">
      <style:text-properties style:font-name="Courier New" style:font-name-asian="Courier New" style:font-name-complex="Courier New"/>
    </style:style>
    <style:style style:name="T159_3" style:family="text">
      <style:text-properties style:font-name="Courier New" style:font-name-asian="Courier New" style:font-name-complex="Courier New"/>
    </style:style>
    <style:style style:name="T159_4" style:family="text">
      <style:text-properties style:font-name="Courier New" style:font-name-asian="Courier New" style:font-name-complex="Courier New"/>
    </style:style>
    <style:style style:name="T159_5" style:family="text">
      <style:text-properties style:font-name="Courier New" style:font-name-asian="Courier New" style:font-name-complex="Courier New"/>
    </style:style>
    <style:style style:name="T159_6" style:family="text">
      <style:text-properties style:font-name="Courier New" style:font-name-asian="Courier New" style:font-name-complex="Courier New"/>
    </style:style>
    <style:style style:name="T159_7" style:family="text">
      <style:text-properties style:font-name="Courier New" style:font-name-asian="Courier New" style:font-name-complex="Courier New"/>
    </style:style>
    <style:style style:name="P16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style:font-name="Courier New" style:font-name-asian="Courier New" style:font-name-complex="Courier New"/>
    </style:style>
    <style:style style:name="T161_2" style:family="text">
      <style:text-properties style:font-name="Courier New" style:font-name-asian="Courier New" style:font-name-complex="Courier New"/>
    </style:style>
    <style:style style:name="P162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63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style:font-name="Courier New" style:font-name-asian="Courier New" style:font-name-complex="Courier New"/>
    </style:style>
    <style:style style:name="T164_2" style:family="text">
      <style:text-properties style:font-name="Courier New" style:font-name-asian="Courier New" style:font-name-complex="Courier New"/>
    </style:style>
    <style:style style:name="T164_3" style:family="text">
      <style:text-properties style:font-name="Courier New" style:font-name-asian="Courier New" style:font-name-complex="Courier New"/>
    </style:style>
    <style:style style:name="T164_4" style:family="text">
      <style:text-properties style:font-name="Courier New" style:font-name-asian="Courier New" style:font-name-complex="Courier New"/>
    </style:style>
    <style:style style:name="T164_5" style:family="text">
      <style:text-properties style:font-name="Courier New" style:font-name-asian="Courier New" style:font-name-complex="Courier New"/>
    </style:style>
    <style:style style:name="T164_6" style:family="text">
      <style:text-properties style:font-name="Courier New" style:font-name-asian="Courier New" style:font-name-complex="Courier New"/>
    </style:style>
    <style:style style:name="T164_7" style:family="text">
      <style:text-properties style:font-name="Courier New" style:font-name-asian="Courier New" style:font-name-complex="Courier New"/>
    </style:style>
    <style:style style:name="T164_8" style:family="text">
      <style:text-properties style:font-name="Courier New" style:font-name-asian="Courier New" style:font-name-complex="Courier New"/>
    </style:style>
    <style:style style:name="T164_9" style:family="text">
      <style:text-properties style:font-name="Courier New" style:font-name-asian="Courier New" style:font-name-complex="Courier New"/>
    </style:style>
    <style:style style:name="T164_10" style:family="text">
      <style:text-properties style:font-name="Courier New" style:font-name-asian="Courier New" style:font-name-complex="Courier New"/>
    </style:style>
    <style:style style:name="T164_11" style:family="text">
      <style:text-properties style:font-name="Courier New" style:font-name-asian="Courier New" style:font-name-complex="Courier New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T168_83" style:family="text"/>
    <style:style style:name="T168_84" style:family="text"/>
    <style:style style:name="T168_85" style:family="text"/>
    <style:style style:name="T168_86" style:family="text"/>
    <style:style style:name="T168_87" style:family="text"/>
    <style:style style:name="T168_88" style:family="text"/>
    <style:style style:name="T168_89" style:family="text"/>
    <style:style style:name="T168_90" style:family="text"/>
    <style:style style:name="T168_91" style:family="text"/>
    <style:style style:name="T168_92" style:family="text">
      <style:text-properties fo:color="#1155cc" style:text-underline-style="solid" style:text-underline-color="font-color"/>
    </style:style>
    <style:style style:name="T168_93" style:family="text"/>
    <style:style style:name="T168_94" style:family="text">
      <style:text-properties fo:color="#1155cc" style:text-underline-style="solid" style:text-underline-color="font-color"/>
    </style:style>
    <style:style style:name="T168_95" style:family="text"/>
    <style:style style:name="T168_96" style:family="text">
      <style:text-properties fo:color="#1155cc" style:text-underline-style="solid" style:text-underline-color="font-color"/>
    </style:style>
    <style:style style:name="T168_97" style:family="text"/>
    <style:style style:name="T168_98" style:family="text">
      <style:text-properties fo:color="#1155cc" style:text-underline-style="solid" style:text-underline-color="font-color"/>
    </style:style>
    <style:style style:name="T168_99" style:family="text"/>
    <style:style style:name="T168_100" style:family="text">
      <style:text-properties fo:color="#1155cc" style:text-underline-style="solid" style:text-underline-color="font-color"/>
    </style:style>
    <style:style style:name="T168_101" style:family="text"/>
    <style:style style:name="T168_102" style:family="text">
      <style:text-properties fo:color="#1155cc" style:text-underline-style="solid" style:text-underline-color="font-color"/>
    </style:style>
    <style:style style:name="T168_103" style:family="text"/>
    <style:style style:name="T168_104" style:family="text">
      <style:text-properties fo:color="#1155cc" style:text-underline-style="solid" style:text-underline-color="font-color"/>
    </style:style>
    <style:style style:name="T168_105" style:family="text"/>
    <style:style style:name="T168_106" style:family="text">
      <style:text-properties fo:color="#1155cc" style:text-underline-style="solid" style:text-underline-color="font-color"/>
    </style:style>
    <style:style style:name="T168_107" style:family="text"/>
    <style:style style:name="T168_108" style:family="text">
      <style:text-properties fo:color="#1155cc" style:text-underline-style="solid" style:text-underline-color="font-color"/>
    </style:style>
    <style:style style:name="T168_109" style:family="text"/>
    <style:style style:name="T168_110" style:family="text">
      <style:text-properties fo:color="#1155cc" style:text-underline-style="solid" style:text-underline-color="font-color"/>
    </style:style>
    <style:style style:name="T168_111" style:family="text"/>
    <style:style style:name="T168_112" style:family="text">
      <style:text-properties fo:color="#1155cc" style:text-underline-style="solid" style:text-underline-color="font-color"/>
    </style:style>
    <style:style style:name="T168_113" style:family="text"/>
    <style:style style:name="T168_114" style:family="text">
      <style:text-properties fo:color="#1155cc" style:text-underline-style="solid" style:text-underline-color="font-color"/>
    </style:style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ndo7qaohn2sw"/><text:bookmark-end text:name="h.ndo7qaohn2sw"/><text:span text:style-name="T1_1">Controlling</text:span><text:span text:style-name="T1_2"><text:s/></text:span><text:span text:style-name="T1_3">The</text:span><text:span text:style-name="T1_4"><text:s/></text:span><text:span text:style-name="T1_5">Maplin</text:span><text:span text:style-name="T1_6"><text:s/></text:span><text:span text:style-name="T1_7">Robotic</text:span><text:span text:style-name="T1_8"><text:s/></text:span><text:span text:style-name="T1_9">Arm</text:span><text:span text:style-name="T1_10"><text:s/></text:span><text:span text:style-name="T1_11">with</text:span><text:span text:style-name="T1_12"><text:s/></text:span><text:span text:style-name="T1_13">Python</text:span><text:span text:style-name="T1_14"><text:s/></text:span><text:span text:style-name="T1_15">by</text:span><text:span text:style-name="T1_16"><text:s/></text:span><text:span text:style-name="T1_17">Peter</text:span><text:span text:style-name="T1_18"><text:s/></text:span><text:span text:style-name="T1_19">Lavelle</text:span></text:h>
      <text:p text:style-name="P2"/>
      <text:h text:style-name="P3" text:outline-level="10"><text:bookmark-start text:name="h.fnden8qypggm"/><text:bookmark-end text:name="h.fnden8qypggm"/><text:span text:style-name="T3_1">Introduction</text:span></text:h>
      <text:p text:style-name="P4"/>
      <text:p text:style-name="P5"><text:span text:style-name="T5_1">This</text:span><text:span text:style-name="T5_2"><text:s/></text:span><text:span text:style-name="T5_3">article</text:span><text:span text:style-name="T5_4"><text:s/></text:span><text:span text:style-name="T5_5">expands</text:span><text:span text:style-name="T5_6"><text:s/></text:span><text:span text:style-name="T5_7">on</text:span><text:span text:style-name="T5_8"><text:s/></text:span><text:span text:style-name="T5_9">the</text:span><text:span text:style-name="T5_10"><text:s/></text:span><text:span text:style-name="T5_11">work</text:span><text:span text:style-name="T5_12"><text:s/></text:span><text:span text:style-name="T5_13">by</text:span><text:span text:style-name="T5_14"><text:s/></text:span><text:span text:style-name="T5_15">Jamie</text:span><text:span text:style-name="T5_16"><text:s/></text:span><text:span text:style-name="T5_17">Scott</text:span><text:span text:style-name="T5_18">,<text:s/></text:span><text:span text:style-name="T5_19">et</text:span><text:span text:style-name="T5_20"><text:s/></text:span><text:span text:style-name="T5_21">al</text:span><text:span text:style-name="T5_22"><text:s/></text:span><text:span text:style-name="T5_23"><text:s/></text:span><text:span text:style-name="T5_24">in</text:span><text:span text:style-name="T5_25"><text:s/></text:span><text:span text:style-name="T5_26">the</text:span><text:span text:style-name="T5_27"><text:s/></text:span><text:span text:style-name="T5_28">Wikihow</text:span><text:span text:style-name="T5_29"><text:s/></text:span><text:span text:style-name="T5_30">article</text:span><text:span text:style-name="T5_31"><text:s/></text:span><text:span text:style-name="T5_32">at</text:span><text:span text:style-name="T5_33"><text:s/></text:span><text:span text:style-name="T5_34"><text:a xlink:type="simple" xlink:href="http://www.wikihow.com/Use-a-USB-Robotic-Arm-with-a-Raspberry-Pi-(Maplin)"><text:span text:style-name="T5_35">http</text:span></text:a></text:span><text:span text:style-name="T5_36"><text:a xlink:type="simple" xlink:href="http://www.wikihow.com/Use-a-USB-Robotic-Arm-with-a-Raspberry-Pi-(Maplin)"><text:span text:style-name="T5_37">://</text:span></text:a></text:span><text:span text:style-name="T5_38"><text:a xlink:type="simple" xlink:href="http://www.wikihow.com/Use-a-USB-Robotic-Arm-with-a-Raspberry-Pi-(Maplin)"><text:span text:style-name="T5_39">www</text:span></text:a></text:span><text:span text:style-name="T5_40"><text:a xlink:type="simple" xlink:href="http://www.wikihow.com/Use-a-USB-Robotic-Arm-with-a-Raspberry-Pi-(Maplin)"><text:span text:style-name="T5_41">.</text:span></text:a></text:span><text:span text:style-name="T5_42"><text:a xlink:type="simple" xlink:href="http://www.wikihow.com/Use-a-USB-Robotic-Arm-with-a-Raspberry-Pi-(Maplin)"><text:span text:style-name="T5_43">wikihow</text:span></text:a></text:span><text:span text:style-name="T5_44"><text:a xlink:type="simple" xlink:href="http://www.wikihow.com/Use-a-USB-Robotic-Arm-with-a-Raspberry-Pi-(Maplin)"><text:span text:style-name="T5_45">.</text:span></text:a></text:span><text:span text:style-name="T5_46"><text:a xlink:type="simple" xlink:href="http://www.wikihow.com/Use-a-USB-Robotic-Arm-with-a-Raspberry-Pi-(Maplin)"><text:span text:style-name="T5_47">com</text:span></text:a></text:span><text:span text:style-name="T5_48"><text:a xlink:type="simple" xlink:href="http://www.wikihow.com/Use-a-USB-Robotic-Arm-with-a-Raspberry-Pi-(Maplin)"><text:span text:style-name="T5_49">/</text:span></text:a></text:span><text:span text:style-name="T5_50"><text:a xlink:type="simple" xlink:href="http://www.wikihow.com/Use-a-USB-Robotic-Arm-with-a-Raspberry-Pi-(Maplin)"><text:span text:style-name="T5_51">Use</text:span></text:a></text:span><text:span text:style-name="T5_52"><text:a xlink:type="simple" xlink:href="http://www.wikihow.com/Use-a-USB-Robotic-Arm-with-a-Raspberry-Pi-(Maplin)"><text:span text:style-name="T5_53">-</text:span></text:a></text:span><text:span text:style-name="T5_54"><text:a xlink:type="simple" xlink:href="http://www.wikihow.com/Use-a-USB-Robotic-Arm-with-a-Raspberry-Pi-(Maplin)"><text:span text:style-name="T5_55">a</text:span></text:a></text:span><text:span text:style-name="T5_56"><text:a xlink:type="simple" xlink:href="http://www.wikihow.com/Use-a-USB-Robotic-Arm-with-a-Raspberry-Pi-(Maplin)"><text:span text:style-name="T5_57">-</text:span></text:a></text:span><text:span text:style-name="T5_58"><text:a xlink:type="simple" xlink:href="http://www.wikihow.com/Use-a-USB-Robotic-Arm-with-a-Raspberry-Pi-(Maplin)"><text:span text:style-name="T5_59">USB</text:span></text:a></text:span><text:span text:style-name="T5_60"><text:a xlink:type="simple" xlink:href="http://www.wikihow.com/Use-a-USB-Robotic-Arm-with-a-Raspberry-Pi-(Maplin)"><text:span text:style-name="T5_61">-</text:span></text:a></text:span><text:span text:style-name="T5_62"><text:a xlink:type="simple" xlink:href="http://www.wikihow.com/Use-a-USB-Robotic-Arm-with-a-Raspberry-Pi-(Maplin)"><text:span text:style-name="T5_63">Robotic</text:span></text:a></text:span><text:span text:style-name="T5_64"><text:a xlink:type="simple" xlink:href="http://www.wikihow.com/Use-a-USB-Robotic-Arm-with-a-Raspberry-Pi-(Maplin)"><text:span text:style-name="T5_65">-</text:span></text:a></text:span><text:span text:style-name="T5_66"><text:a xlink:type="simple" xlink:href="http://www.wikihow.com/Use-a-USB-Robotic-Arm-with-a-Raspberry-Pi-(Maplin)"><text:span text:style-name="T5_67">Arm</text:span></text:a></text:span><text:span text:style-name="T5_68"><text:a xlink:type="simple" xlink:href="http://www.wikihow.com/Use-a-USB-Robotic-Arm-with-a-Raspberry-Pi-(Maplin)"><text:span text:style-name="T5_69">-</text:span></text:a></text:span><text:span text:style-name="T5_70"><text:a xlink:type="simple" xlink:href="http://www.wikihow.com/Use-a-USB-Robotic-Arm-with-a-Raspberry-Pi-(Maplin)"><text:span text:style-name="T5_71">with</text:span></text:a></text:span><text:span text:style-name="T5_72"><text:a xlink:type="simple" xlink:href="http://www.wikihow.com/Use-a-USB-Robotic-Arm-with-a-Raspberry-Pi-(Maplin)"><text:span text:style-name="T5_73">-</text:span></text:a></text:span><text:span text:style-name="T5_74"><text:a xlink:type="simple" xlink:href="http://www.wikihow.com/Use-a-USB-Robotic-Arm-with-a-Raspberry-Pi-(Maplin)"><text:span text:style-name="T5_75">a</text:span></text:a></text:span><text:span text:style-name="T5_76"><text:a xlink:type="simple" xlink:href="http://www.wikihow.com/Use-a-USB-Robotic-Arm-with-a-Raspberry-Pi-(Maplin)"><text:span text:style-name="T5_77">-</text:span></text:a></text:span><text:span text:style-name="T5_78"><text:a xlink:type="simple" xlink:href="http://www.wikihow.com/Use-a-USB-Robotic-Arm-with-a-Raspberry-Pi-(Maplin)"><text:span text:style-name="T5_79">Raspberry</text:span></text:a></text:span><text:span text:style-name="T5_80"><text:a xlink:type="simple" xlink:href="http://www.wikihow.com/Use-a-USB-Robotic-Arm-with-a-Raspberry-Pi-(Maplin)"><text:span text:style-name="T5_81">-</text:span></text:a></text:span><text:span text:style-name="T5_82"><text:a xlink:type="simple" xlink:href="http://www.wikihow.com/Use-a-USB-Robotic-Arm-with-a-Raspberry-Pi-(Maplin)"><text:span text:style-name="T5_83">Pi</text:span></text:a></text:span><text:span text:style-name="T5_84"><text:a xlink:type="simple" xlink:href="http://www.wikihow.com/Use-a-USB-Robotic-Arm-with-a-Raspberry-Pi-(Maplin)"><text:span text:style-name="T5_85">-(</text:span></text:a></text:span><text:span text:style-name="T5_86"><text:a xlink:type="simple" xlink:href="http://www.wikihow.com/Use-a-USB-Robotic-Arm-with-a-Raspberry-Pi-(Maplin)"><text:span text:style-name="T5_87">Maplin</text:span></text:a></text:span><text:span text:style-name="T5_88"><text:a xlink:type="simple" xlink:href="http://www.wikihow.com/Use-a-USB-Robotic-Arm-with-a-Raspberry-Pi-(Maplin)"><text:span text:style-name="T5_89">)</text:span></text:a></text:span><text:span text:style-name="T5_90"><text:s/></text:span><text:span text:style-name="T5_91">and</text:span><text:span text:style-name="T5_92"><text:s/></text:span><text:span text:style-name="T5_93">allows</text:span><text:span text:style-name="T5_94"><text:s/></text:span><text:span text:style-name="T5_95">you</text:span><text:span text:style-name="T5_96"><text:s/></text:span><text:span text:style-name="T5_97">to</text:span><text:span text:style-name="T5_98"><text:s/></text:span><text:span text:style-name="T5_99">control</text:span><text:span text:style-name="T5_100"><text:s/></text:span><text:span text:style-name="T5_101">the</text:span><text:span text:style-name="T5_102"><text:s/></text:span><text:span text:style-name="T5_103">movement</text:span><text:span text:style-name="T5_104"><text:s/></text:span><text:span text:style-name="T5_105">of</text:span><text:span text:style-name="T5_106"><text:s/></text:span><text:span text:style-name="T5_107">the</text:span><text:span text:style-name="T5_108"><text:s/></text:span><text:span text:style-name="T5_109">arm</text:span><text:span text:style-name="T5_110"><text:s/></text:span><text:span text:style-name="T5_111">using</text:span><text:span text:style-name="T5_112"><text:s/></text:span><text:span text:style-name="T5_113">a</text:span><text:span text:style-name="T5_114"><text:s/></text:span><text:span text:style-name="T5_115">sequence</text:span><text:span text:style-name="T5_116"><text:s/></text:span><text:span text:style-name="T5_117">of</text:span><text:span text:style-name="T5_118"><text:s/></text:span><text:span text:style-name="T5_119">instructions</text:span><text:span text:style-name="T5_120"><text:s/></text:span><text:span text:style-name="T5_121">read</text:span><text:span text:style-name="T5_122"><text:s/></text:span><text:span text:style-name="T5_123">from</text:span><text:span text:style-name="T5_124"><text:s/></text:span><text:span text:style-name="T5_125">a</text:span><text:span text:style-name="T5_126"><text:s/></text:span><text:span text:style-name="T5_127">CSV</text:span><text:span text:style-name="T5_128"><text:s/>(</text:span><text:span text:style-name="T5_129">Comma</text:span><text:span text:style-name="T5_130"><text:s/></text:span><text:span text:style-name="T5_131">Separated</text:span><text:span text:style-name="T5_132"><text:s/></text:span><text:span text:style-name="T5_133">Variables</text:span><text:span text:style-name="T5_134">)<text:s/></text:span><text:span text:style-name="T5_135">formatted</text:span><text:span text:style-name="T5_136"><text:s/></text:span><text:span text:style-name="T5_137">file</text:span><text:span text:style-name="T5_138"><text:s/></text:span><text:span text:style-name="T5_139">by</text:span><text:span text:style-name="T5_140"><text:s/></text:span><text:span text:style-name="T5_141">a</text:span><text:span text:style-name="T5_142"><text:s/></text:span><text:span text:style-name="T5_143">Python</text:span><text:span text:style-name="T5_144"><text:s/></text:span><text:span text:style-name="T5_145">script</text:span><text:span text:style-name="T5_146">.</text:span></text:p>
      <text:p text:style-name="P6"/>
      <text:p text:style-name="P7"><text:span text:style-name="T7_1">This</text:span><text:span text:style-name="T7_2"><text:s/></text:span><text:span text:style-name="T7_3">article</text:span><text:span text:style-name="T7_4"><text:s/></text:span><text:span text:style-name="T7_5">assumes</text:span><text:span text:style-name="T7_6"><text:s/></text:span><text:span text:style-name="T7_7">you</text:span><text:span text:style-name="T7_8"><text:s/></text:span><text:span text:style-name="T7_9">are</text:span><text:span text:style-name="T7_10"><text:s/></text:span><text:span text:style-name="T7_11">using</text:span><text:span text:style-name="T7_12"><text:s/></text:span><text:span text:style-name="T7_13">the</text:span><text:span text:style-name="T7_14"><text:s/></text:span><text:span text:style-name="T7_15">Raspbian</text:span><text:span text:style-name="T7_16"><text:s/></text:span><text:span text:style-name="T7_17">distribution</text:span><text:span text:style-name="T7_18"><text:s/></text:span><text:span text:style-name="T7_19">but</text:span><text:span text:style-name="T7_20"><text:s/></text:span><text:span text:style-name="T7_21">you</text:span><text:span text:style-name="T7_22"><text:s/></text:span><text:span text:style-name="T7_23">should</text:span><text:span text:style-name="T7_24"><text:s/></text:span><text:span text:style-name="T7_25">also</text:span><text:span text:style-name="T7_26"><text:s/></text:span><text:span text:style-name="T7_27">be</text:span><text:span text:style-name="T7_28"><text:s/></text:span><text:span text:style-name="T7_29">able</text:span><text:span text:style-name="T7_30"><text:s/></text:span><text:span text:style-name="T7_31">to</text:span><text:span text:style-name="T7_32"><text:s/></text:span><text:span text:style-name="T7_33">get</text:span><text:span text:style-name="T7_34"><text:s/></text:span><text:span text:style-name="T7_35">this</text:span><text:span text:style-name="T7_36"><text:s/></text:span><text:span text:style-name="T7_37">working</text:span><text:span text:style-name="T7_38"><text:s/></text:span><text:span text:style-name="T7_39">using</text:span><text:span text:style-name="T7_40"><text:s/></text:span><text:span text:style-name="T7_41">the</text:span><text:span text:style-name="T7_42"><text:s/></text:span><text:span text:style-name="T7_43">Occidentalis</text:span><text:span text:style-name="T7_44"><text:s/></text:span><text:span text:style-name="T7_45">distribution</text:span><text:span text:style-name="T7_46"><text:s/></text:span><text:span text:style-name="T7_47">from</text:span><text:span text:style-name="T7_48"><text:s/></text:span><text:span text:style-name="T7_49">Adafruit</text:span><text:span text:style-name="T7_50"><text:s/>(</text:span><text:span text:style-name="T7_51">More</text:span><text:span text:style-name="T7_52"><text:s/></text:span><text:span text:style-name="T7_53">information</text:span><text:span text:style-name="T7_54"><text:s/></text:span><text:span text:style-name="T7_55">about</text:span><text:span text:style-name="T7_56"><text:s/></text:span><text:span text:style-name="T7_57">this</text:span><text:span text:style-name="T7_58"><text:s/></text:span><text:span text:style-name="T7_59">distribution</text:span><text:span text:style-name="T7_60"><text:s/></text:span><text:span text:style-name="T7_61">can</text:span><text:span text:style-name="T7_62"><text:s/></text:span><text:span text:style-name="T7_63">be</text:span><text:span text:style-name="T7_64"><text:s/></text:span><text:span text:style-name="T7_65">found</text:span><text:span text:style-name="T7_66"><text:s/></text:span><text:span text:style-name="T7_67">at</text:span><text:span text:style-name="T7_68"><text:s/></text:span><text:span text:style-name="T7_69"><text:a xlink:type="simple" xlink:href="http://learn.adafruit.com/adafruit-raspberry-pi-educational-linux-distro/overview"><text:span text:style-name="T7_70">http</text:span></text:a></text:span><text:span text:style-name="T7_71"><text:a xlink:type="simple" xlink:href="http://learn.adafruit.com/adafruit-raspberry-pi-educational-linux-distro/overview"><text:span text:style-name="T7_72">://</text:span></text:a></text:span><text:span text:style-name="T7_73"><text:a xlink:type="simple" xlink:href="http://learn.adafruit.com/adafruit-raspberry-pi-educational-linux-distro/overview"><text:span text:style-name="T7_74">learn</text:span></text:a></text:span><text:span text:style-name="T7_75"><text:a xlink:type="simple" xlink:href="http://learn.adafruit.com/adafruit-raspberry-pi-educational-linux-distro/overview"><text:span text:style-name="T7_76">.</text:span></text:a></text:span><text:span text:style-name="T7_77"><text:a xlink:type="simple" xlink:href="http://learn.adafruit.com/adafruit-raspberry-pi-educational-linux-distro/overview"><text:span text:style-name="T7_78">adafruit</text:span></text:a></text:span><text:span text:style-name="T7_79"><text:a xlink:type="simple" xlink:href="http://learn.adafruit.com/adafruit-raspberry-pi-educational-linux-distro/overview"><text:span text:style-name="T7_80">.</text:span></text:a></text:span><text:span text:style-name="T7_81"><text:a xlink:type="simple" xlink:href="http://learn.adafruit.com/adafruit-raspberry-pi-educational-linux-distro/overview"><text:span text:style-name="T7_82">com</text:span></text:a></text:span><text:span text:style-name="T7_83"><text:a xlink:type="simple" xlink:href="http://learn.adafruit.com/adafruit-raspberry-pi-educational-linux-distro/overview"><text:span text:style-name="T7_84">/</text:span></text:a></text:span><text:span text:style-name="T7_85"><text:a xlink:type="simple" xlink:href="http://learn.adafruit.com/adafruit-raspberry-pi-educational-linux-distro/overview"><text:span text:style-name="T7_86">adafruit</text:span></text:a></text:span><text:span text:style-name="T7_87"><text:a xlink:type="simple" xlink:href="http://learn.adafruit.com/adafruit-raspberry-pi-educational-linux-distro/overview"><text:span text:style-name="T7_88">-</text:span></text:a></text:span><text:span text:style-name="T7_89"><text:a xlink:type="simple" xlink:href="http://learn.adafruit.com/adafruit-raspberry-pi-educational-linux-distro/overview"><text:span text:style-name="T7_90">raspberry</text:span></text:a></text:span><text:span text:style-name="T7_91"><text:a xlink:type="simple" xlink:href="http://learn.adafruit.com/adafruit-raspberry-pi-educational-linux-distro/overview"><text:span text:style-name="T7_92">-</text:span></text:a></text:span><text:span text:style-name="T7_93"><text:a xlink:type="simple" xlink:href="http://learn.adafruit.com/adafruit-raspberry-pi-educational-linux-distro/overview"><text:span text:style-name="T7_94">pi</text:span></text:a></text:span><text:span text:style-name="T7_95"><text:a xlink:type="simple" xlink:href="http://learn.adafruit.com/adafruit-raspberry-pi-educational-linux-distro/overview"><text:span text:style-name="T7_96">-</text:span></text:a></text:span><text:span text:style-name="T7_97"><text:a xlink:type="simple" xlink:href="http://learn.adafruit.com/adafruit-raspberry-pi-educational-linux-distro/overview"><text:span text:style-name="T7_98">educational</text:span></text:a></text:span><text:span text:style-name="T7_99"><text:a xlink:type="simple" xlink:href="http://learn.adafruit.com/adafruit-raspberry-pi-educational-linux-distro/overview"><text:span text:style-name="T7_100">-</text:span></text:a></text:span><text:span text:style-name="T7_101"><text:a xlink:type="simple" xlink:href="http://learn.adafruit.com/adafruit-raspberry-pi-educational-linux-distro/overview"><text:span text:style-name="T7_102">linux</text:span></text:a></text:span><text:span text:style-name="T7_103"><text:a xlink:type="simple" xlink:href="http://learn.adafruit.com/adafruit-raspberry-pi-educational-linux-distro/overview"><text:span text:style-name="T7_104">-</text:span></text:a></text:span><text:span text:style-name="T7_105"><text:a xlink:type="simple" xlink:href="http://learn.adafruit.com/adafruit-raspberry-pi-educational-linux-distro/overview"><text:span text:style-name="T7_106">distro</text:span></text:a></text:span><text:span text:style-name="T7_107"><text:a xlink:type="simple" xlink:href="http://learn.adafruit.com/adafruit-raspberry-pi-educational-linux-distro/overview"><text:span text:style-name="T7_108">/</text:span></text:a></text:span><text:span text:style-name="T7_109"><text:a xlink:type="simple" xlink:href="http://learn.adafruit.com/adafruit-raspberry-pi-educational-linux-distro/overview"><text:span text:style-name="T7_110">overview</text:span></text:a></text:span><text:span text:style-name="T7_111">)</text:span></text:p>
      <text:p text:style-name="P8"/>
      <text:h text:style-name="P9" text:outline-level="10"><text:bookmark-start text:name="h.9hoxq05ptere"/><text:bookmark-end text:name="h.9hoxq05ptere"/></text:h>
      <text:h text:style-name="P10" text:outline-level="10"><text:bookmark-start text:name="h.k21umjy5qb1h"/><text:bookmark-end text:name="h.k21umjy5qb1h"/><text:bookmark-start text:name="h.mqa20wj3ruln"/><text:bookmark-end text:name="h.mqa20wj3ruln"/><text:span text:style-name="T10_1">Configuring</text:span><text:span text:style-name="T10_2"><text:s/></text:span><text:span text:style-name="T10_3">your</text:span><text:span text:style-name="T10_4"><text:s/></text:span><text:span text:style-name="T10_5">Pi</text:span></text:h>
      <text:p text:style-name="P11"/>
      <text:p text:style-name="P12"><text:span text:style-name="T12_1">Before</text:span><text:span text:style-name="T12_2"><text:s/></text:span><text:span text:style-name="T12_3">you</text:span><text:span text:style-name="T12_4"><text:s/></text:span><text:span text:style-name="T12_5">can</text:span><text:span text:style-name="T12_6"><text:s/></text:span><text:span text:style-name="T12_7">start</text:span><text:span text:style-name="T12_8"><text:s/></text:span><text:span text:style-name="T12_9">using</text:span><text:span text:style-name="T12_10"><text:s/></text:span><text:span text:style-name="T12_11">the</text:span><text:span text:style-name="T12_12"><text:s/></text:span><text:span text:style-name="T12_13">script</text:span><text:span text:style-name="T12_14">,<text:s/></text:span><text:span text:style-name="T12_15">there</text:span><text:span text:style-name="T12_16"><text:s/></text:span><text:span text:style-name="T12_17">are</text:span><text:span text:style-name="T12_18"><text:s/></text:span><text:span text:style-name="T12_19">a</text:span><text:span text:style-name="T12_20"><text:s/></text:span><text:span text:style-name="T12_21">few</text:span><text:span text:style-name="T12_22"><text:s/></text:span><text:span text:style-name="T12_23">things</text:span><text:span text:style-name="T12_24"><text:s/></text:span><text:span text:style-name="T12_25">you</text:span><text:span text:style-name="T12_26"><text:s/></text:span><text:span text:style-name="T12_27">will</text:span><text:span text:style-name="T12_28"><text:s/></text:span><text:span text:style-name="T12_29">have</text:span><text:span text:style-name="T12_30"><text:s/></text:span><text:span text:style-name="T12_31">to</text:span><text:span text:style-name="T12_32"><text:s/></text:span><text:span text:style-name="T12_33">do</text:span><text:span text:style-name="T12_34"><text:s/></text:span><text:span text:style-name="T12_35">to</text:span><text:span text:style-name="T12_36"><text:s/></text:span><text:span text:style-name="T12_37">get</text:span><text:span text:style-name="T12_38"><text:s/></text:span><text:span text:style-name="T12_39">your</text:span><text:span text:style-name="T12_40"><text:s/></text:span><text:span text:style-name="T12_41">Pi</text:span><text:span text:style-name="T12_42"><text:s/></text:span><text:span text:style-name="T12_43">ready</text:span><text:span text:style-name="T12_44">.<text:s text:c="2"/></text:span></text:p>
      <text:p text:style-name="P13"/>
      <text:p text:style-name="P14"><text:span text:style-name="T14_1">The</text:span><text:span text:style-name="T14_2"><text:s/></text:span><text:span text:style-name="T14_3">first</text:span><text:span text:style-name="T14_4"><text:s/></text:span><text:span text:style-name="T14_5">thing</text:span><text:span text:style-name="T14_6"><text:s/></text:span><text:span text:style-name="T14_7">you</text:span><text:span text:style-name="T14_8"><text:s/></text:span><text:span text:style-name="T14_9">will</text:span><text:span text:style-name="T14_10"><text:s/></text:span><text:span text:style-name="T14_11">need</text:span><text:span text:style-name="T14_12"><text:s/></text:span><text:span text:style-name="T14_13">to</text:span><text:span text:style-name="T14_14"><text:s/></text:span><text:span text:style-name="T14_15">do</text:span><text:span text:style-name="T14_16"><text:s/></text:span><text:span text:style-name="T14_17">is</text:span><text:span text:style-name="T14_18"><text:s/></text:span><text:span text:style-name="T14_19">add</text:span><text:span text:style-name="T14_20"><text:s/></text:span><text:span text:style-name="T14_21">the</text:span><text:span text:style-name="T14_22"><text:s/></text:span><text:span text:style-name="T14_23">user</text:span><text:span text:style-name="T14_24"><text:s/></text:span><text:span text:style-name="T14_25">account</text:span><text:span text:style-name="T14_26"><text:s/></text:span><text:span text:style-name="T14_27">you</text:span><text:span text:style-name="T14_28"><text:s/></text:span><text:span text:style-name="T14_29">are</text:span><text:span text:style-name="T14_30"><text:s/></text:span><text:span text:style-name="T14_31">using</text:span><text:span text:style-name="T14_32"><text:s/></text:span><text:span text:style-name="T14_33">on</text:span><text:span text:style-name="T14_34"><text:s/></text:span><text:span text:style-name="T14_35">the</text:span><text:span text:style-name="T14_36"><text:s/></text:span><text:span text:style-name="T14_37">Pi</text:span><text:span text:style-name="T14_38"><text:s/></text:span><text:span text:style-name="T14_39">to</text:span><text:span text:style-name="T14_40"><text:s/></text:span><text:span text:style-name="T14_41">the</text:span><text:span text:style-name="T14_42"><text:s/>'</text:span><text:span text:style-name="T14_43">plugdev</text:span><text:span text:style-name="T14_44">'<text:s/></text:span><text:span text:style-name="T14_45">group</text:span><text:span text:style-name="T14_46">.<text:s/></text:span><text:span text:style-name="T14_47">Assuming</text:span><text:span text:style-name="T14_48"><text:s/></text:span><text:span text:style-name="T14_49">you</text:span><text:span text:style-name="T14_50"><text:s/></text:span><text:span text:style-name="T14_51">are</text:span><text:span text:style-name="T14_52"><text:s/></text:span><text:span text:style-name="T14_53">using</text:span><text:span text:style-name="T14_54"><text:s/></text:span><text:span text:style-name="T14_55">the</text:span><text:span text:style-name="T14_56"><text:s/></text:span><text:span text:style-name="T14_57">default</text:span><text:span text:style-name="T14_58"><text:s/></text:span><text:span text:style-name="T14_59">'</text:span><text:span text:style-name="T14_60">pi</text:span><text:span text:style-name="T14_61">'<text:s/></text:span><text:span text:style-name="T14_62">user</text:span><text:span text:style-name="T14_63"><text:s/></text:span><text:span text:style-name="T14_64">account</text:span><text:span text:style-name="T14_65">,<text:s/></text:span><text:span text:style-name="T14_66">the</text:span><text:span text:style-name="T14_67"><text:s/></text:span><text:span text:style-name="T14_68">command</text:span><text:span text:style-name="T14_69"><text:s/></text:span><text:span text:style-name="T14_70">to</text:span><text:span text:style-name="T14_71"><text:s/></text:span><text:span text:style-name="T14_72">do</text:span><text:span text:style-name="T14_73"><text:s/></text:span><text:span text:style-name="T14_74">this</text:span><text:span text:style-name="T14_75"><text:s/></text:span><text:span text:style-name="T14_76">will</text:span><text:span text:style-name="T14_77"><text:s/></text:span><text:span text:style-name="T14_78">be</text:span><text:span text:style-name="T14_79">:<text:s/></text:span><text:span text:style-name="T14_80">sudo</text:span><text:span text:style-name="T14_81"><text:s/></text:span><text:span text:style-name="T14_82">usermod</text:span><text:span text:style-name="T14_83"><text:s/>-</text:span><text:span text:style-name="T14_84">aG</text:span><text:span text:style-name="T14_85"><text:s/></text:span><text:span text:style-name="T14_86">plugdev</text:span><text:span text:style-name="T14_87"><text:s/></text:span><text:span text:style-name="T14_88">pi</text:span></text:p>
      <text:p text:style-name="P15"/>
      <text:p text:style-name="P16"><text:span text:style-name="T16_1">The</text:span><text:span text:style-name="T16_2"><text:s/></text:span><text:span text:style-name="T16_3">next</text:span><text:span text:style-name="T16_4"><text:s/></text:span><text:span text:style-name="T16_5">step</text:span><text:span text:style-name="T16_6"><text:s/></text:span><text:span text:style-name="T16_7">is</text:span><text:span text:style-name="T16_8"><text:s/></text:span><text:span text:style-name="T16_9">to</text:span><text:span text:style-name="T16_10"><text:s/></text:span><text:span text:style-name="T16_11">add</text:span><text:span text:style-name="T16_12"><text:s/></text:span><text:span text:style-name="T16_13">a</text:span><text:span text:style-name="T16_14"><text:s/></text:span><text:span text:style-name="T16_15">udev</text:span><text:span text:style-name="T16_16"><text:s/></text:span><text:span text:style-name="T16_17">rule</text:span><text:span text:style-name="T16_18"><text:s/></text:span><text:span text:style-name="T16_19">to</text:span><text:span text:style-name="T16_20"><text:s/></text:span><text:span text:style-name="T16_21">allow</text:span><text:span text:style-name="T16_22"><text:s/></text:span><text:span text:style-name="T16_23">the</text:span><text:span text:style-name="T16_24"><text:s/></text:span><text:span text:style-name="T16_25">pi</text:span><text:span text:style-name="T16_26"><text:s/></text:span><text:span text:style-name="T16_27">user</text:span><text:span text:style-name="T16_28"><text:s/></text:span><text:span text:style-name="T16_29">to</text:span><text:span text:style-name="T16_30"><text:s/></text:span><text:span text:style-name="T16_31">send</text:span><text:span text:style-name="T16_32"><text:s/></text:span><text:span text:style-name="T16_33">commands</text:span><text:span text:style-name="T16_34"><text:s/></text:span><text:span text:style-name="T16_35">to</text:span><text:span text:style-name="T16_36"><text:s/></text:span><text:span text:style-name="T16_37">the</text:span><text:span text:style-name="T16_38"><text:s/></text:span><text:span text:style-name="T16_39">arm</text:span><text:span text:style-name="T16_40">.<text:s/></text:span><text:span text:style-name="T16_41">To</text:span><text:span text:style-name="T16_42"><text:s/></text:span><text:span text:style-name="T16_43">do</text:span><text:span text:style-name="T16_44"><text:s/></text:span><text:span text:style-name="T16_45">this</text:span><text:span text:style-name="T16_46">,<text:s/></text:span><text:span text:style-name="T16_47">create</text:span><text:span text:style-name="T16_48"><text:s/></text:span><text:span text:style-name="T16_49">a</text:span><text:span text:style-name="T16_50"><text:s/></text:span><text:span text:style-name="T16_51">file</text:span><text:span text:style-name="T16_52"><text:s/></text:span><text:span text:style-name="T16_53">called</text:span><text:span text:style-name="T16_54"><text:s/></text:span><text:span text:style-name="T16_55">/</text:span><text:span text:style-name="T16_56">etc</text:span><text:span text:style-name="T16_57">/</text:span><text:span text:style-name="T16_58">udev</text:span><text:span text:style-name="T16_59">/</text:span><text:span text:style-name="T16_60">rules</text:span><text:span text:style-name="T16_61">.</text:span><text:span text:style-name="T16_62">d</text:span><text:span text:style-name="T16_63">/85-</text:span><text:span text:style-name="T16_64">robotarm</text:span><text:span text:style-name="T16_65">.</text:span><text:span text:style-name="T16_66">rules</text:span><text:span text:style-name="T16_67">,<text:s/></text:span><text:span text:style-name="T16_68">using</text:span><text:span text:style-name="T16_69"><text:s/></text:span><text:span text:style-name="T16_70">the</text:span><text:span text:style-name="T16_71"><text:s/></text:span><text:span text:style-name="T16_72">command</text:span><text:span text:style-name="T16_73"><text:s/></text:span><text:span text:style-name="T16_74">sudo</text:span><text:span text:style-name="T16_75"><text:s/></text:span><text:span text:style-name="T16_76">nano</text:span><text:span text:style-name="T16_77"><text:s/>/</text:span><text:span text:style-name="T16_78">etc</text:span><text:span text:style-name="T16_79">/</text:span><text:span text:style-name="T16_80">udev</text:span><text:span text:style-name="T16_81">/</text:span><text:span text:style-name="T16_82">rules</text:span><text:span text:style-name="T16_83">.</text:span><text:span text:style-name="T16_84">d</text:span><text:span text:style-name="T16_85">/85-</text:span><text:span text:style-name="T16_86">robotarm</text:span><text:span text:style-name="T16_87">.</text:span><text:span text:style-name="T16_88">rules</text:span><text:span text:style-name="T16_89"><text:s/></text:span><text:span text:style-name="T16_90">with</text:span><text:span text:style-name="T16_91"><text:s/></text:span><text:span text:style-name="T16_92">the</text:span><text:span text:style-name="T16_93"><text:s/></text:span><text:span text:style-name="T16_94">contents</text:span><text:span text:style-name="T16_95"><text:s/></text:span><text:span text:style-name="T16_96">below</text:span><text:span text:style-name="T16_97">:</text:span></text:p>
      <text:p text:style-name="P17"/>
      <text:p text:style-name="P18"/>
      <text:p text:style-name="P19"><text:span text:style-name="T19_1">SUBSYSTEM</text:span><text:span text:style-name="T19_2">=="</text:span><text:span text:style-name="T19_3">usb</text:span><text:span text:style-name="T19_4">",<text:s/></text:span><text:span text:style-name="T19_5">ATTRS</text:span><text:span text:style-name="T19_6">{</text:span><text:span text:style-name="T19_7">idVendor</text:span><text:span text:style-name="T19_8">}=="1267",<text:s/></text:span><text:span text:style-name="T19_9">ATTRS</text:span><text:span text:style-name="T19_10">{</text:span><text:span text:style-name="T19_11">idProduct</text:span><text:span text:style-name="T19_12">}=="0000",<text:s/></text:span><text:span text:style-name="T19_13">ACTION</text:span><text:span text:style-name="T19_14">=="</text:span><text:span text:style-name="T19_15">add</text:span><text:span text:style-name="T19_16">",<text:s/></text:span><text:span text:style-name="T19_17">GROUP</text:span><text:span text:style-name="T19_18">="</text:span><text:span text:style-name="T19_19">plugdev</text:span><text:span text:style-name="T19_20">",<text:s/></text:span><text:span text:style-name="T19_21">MODE</text:span><text:span text:style-name="T19_22">="0666"</text:span></text:p>
      <text:p text:style-name="P20"/>
      <text:p text:style-name="P21"><text:span text:style-name="T21_1">To</text:span><text:span text:style-name="T21_2"><text:s/></text:span><text:span text:style-name="T21_3">save</text:span><text:span text:style-name="T21_4"><text:s/></text:span><text:span text:style-name="T21_5">the</text:span><text:span text:style-name="T21_6"><text:s/></text:span><text:span text:style-name="T21_7">file</text:span><text:span text:style-name="T21_8">,<text:s/></text:span><text:span text:style-name="T21_9">press</text:span><text:span text:style-name="T21_10"><text:s/></text:span><text:span text:style-name="T21_11">ctrl</text:span><text:span text:style-name="T21_12">-</text:span><text:span text:style-name="T21_13">x</text:span><text:span text:style-name="T21_14"><text:s/></text:span><text:span text:style-name="T21_15">and</text:span><text:span text:style-name="T21_16"><text:s/></text:span><text:span text:style-name="T21_17">then</text:span><text:span text:style-name="T21_18"><text:s/></text:span><text:span text:style-name="T21_19">press</text:span><text:span text:style-name="T21_20"><text:s/>‘</text:span><text:span text:style-name="T21_21">Y</text:span><text:span text:style-name="T21_22">’<text:s/></text:span><text:span text:style-name="T21_23">followed</text:span><text:span text:style-name="T21_24"><text:s/></text:span><text:span text:style-name="T21_25">by</text:span><text:span text:style-name="T21_26"><text:s/></text:span><text:span text:style-name="T21_27">Enter</text:span><text:span text:style-name="T21_28">.</text:span></text:p>
      <text:p text:style-name="P22"/>
      <text:p text:style-name="P23"><text:span text:style-name="T23_1">You</text:span><text:span text:style-name="T23_2">’</text:span><text:span text:style-name="T23_3">ll</text:span><text:span text:style-name="T23_4"><text:s/></text:span><text:span text:style-name="T23_5">then</text:span><text:span text:style-name="T23_6"><text:s/></text:span><text:span text:style-name="T23_7">need</text:span><text:span text:style-name="T23_8"><text:s/></text:span><text:span text:style-name="T23_9">to</text:span><text:span text:style-name="T23_10"><text:s/></text:span><text:span text:style-name="T23_11">install</text:span><text:span text:style-name="T23_12"><text:s/></text:span><text:span text:style-name="T23_13">the</text:span><text:span text:style-name="T23_14"><text:s/></text:span><text:span text:style-name="T23_15">Python</text:span><text:span text:style-name="T23_16"><text:s/></text:span><text:span text:style-name="T23_17">USB</text:span><text:span text:style-name="T23_18"><text:s/></text:span><text:span text:style-name="T23_19">libraries</text:span><text:span text:style-name="T23_20">.<text:s/></text:span><text:span text:style-name="T23_21">I</text:span><text:span text:style-name="T23_22"><text:s/></text:span><text:span text:style-name="T23_23">found</text:span><text:span text:style-name="T23_24"><text:s/></text:span><text:span text:style-name="T23_25">that</text:span><text:span text:style-name="T23_26"><text:s/></text:span><text:span text:style-name="T23_27">the</text:span><text:span text:style-name="T23_28"><text:s/></text:span><text:span text:style-name="T23_29">one</text:span><text:span text:style-name="T23_30"><text:s/></text:span><text:span text:style-name="T23_31">from</text:span><text:span text:style-name="T23_32"><text:s/></text:span><text:span text:style-name="T23_33">the</text:span><text:span text:style-name="T23_34"><text:s/></text:span><text:span text:style-name="T23_35">Apt</text:span><text:span text:style-name="T23_36"><text:s/></text:span><text:span text:style-name="T23_37">repository</text:span><text:span text:style-name="T23_38"><text:s/></text:span><text:span text:style-name="T23_39">was</text:span><text:span text:style-name="T23_40"><text:s/></text:span><text:span text:style-name="T23_41">slightly</text:span><text:span text:style-name="T23_42"><text:s/></text:span><text:span text:style-name="T23_43">out</text:span><text:span text:style-name="T23_44"><text:s/></text:span><text:span text:style-name="T23_45">of</text:span><text:span text:style-name="T23_46"><text:s/></text:span><text:span text:style-name="T23_47">date</text:span><text:span text:style-name="T23_48">,<text:s/></text:span><text:span text:style-name="T23_49">so</text:span><text:span text:style-name="T23_50"><text:s/></text:span><text:span text:style-name="T23_51">I</text:span><text:span text:style-name="T23_52"><text:s/></text:span><text:span text:style-name="T23_53">had</text:span><text:span text:style-name="T23_54"><text:s/></text:span><text:span text:style-name="T23_55">to</text:span><text:span text:style-name="T23_56"><text:s/></text:span><text:span text:style-name="T23_57">install</text:span><text:span text:style-name="T23_58"><text:s/></text:span><text:span text:style-name="T23_59">the</text:span><text:span text:style-name="T23_60"><text:s/></text:span><text:span text:style-name="T23_61">Apt</text:span><text:span text:style-name="T23_62"><text:s/></text:span><text:span text:style-name="T23_63">version</text:span><text:span text:style-name="T23_64"><text:s/></text:span><text:span text:style-name="T23_65">first</text:span><text:span text:style-name="T23_66"><text:s/></text:span><text:span text:style-name="T23_67">and</text:span><text:span text:style-name="T23_68"><text:s/></text:span><text:span text:style-name="T23_69">then</text:span><text:span text:style-name="T23_70"><text:s/></text:span><text:span text:style-name="T23_71">upgrade</text:span><text:span text:style-name="T23_72"><text:s/></text:span><text:span text:style-name="T23_73">it</text:span><text:span text:style-name="T23_74"><text:s/></text:span><text:span text:style-name="T23_75">using</text:span><text:span text:style-name="T23_76"><text:s/></text:span><text:span text:style-name="T23_77">the</text:span><text:span text:style-name="T23_78"><text:s/></text:span><text:span text:style-name="T23_79">pip</text:span><text:span text:style-name="T23_80"><text:s/></text:span><text:span text:style-name="T23_81">command</text:span><text:span text:style-name="T23_82">.<text:s/></text:span><text:span text:style-name="T23_83">The</text:span><text:span text:style-name="T23_84"><text:s/></text:span><text:span text:style-name="T23_85">command</text:span><text:span text:style-name="T23_86"><text:s/></text:span><text:span text:style-name="T23_87">below</text:span><text:span text:style-name="T23_88"><text:s/></text:span><text:span text:style-name="T23_89">will</text:span><text:span text:style-name="T23_90"><text:s/></text:span><text:span text:style-name="T23_91">do</text:span><text:span text:style-name="T23_92"><text:s/></text:span><text:span text:style-name="T23_93">this</text:span><text:span text:style-name="T23_94">:</text:span></text:p>
      <text:p text:style-name="P24"><text:span text:style-name="T24_1">sudo</text:span><text:span text:style-name="T24_2"><text:s/></text:span><text:span text:style-name="T24_3">apt</text:span><text:span text:style-name="T24_4">-</text:span><text:span text:style-name="T24_5">get</text:span><text:span text:style-name="T24_6"><text:s/></text:span><text:span text:style-name="T24_7">install</text:span><text:span text:style-name="T24_8"><text:s/></text:span><text:span text:style-name="T24_9">python</text:span><text:span text:style-name="T24_10">-</text:span><text:span text:style-name="T24_11">pip</text:span><text:span text:style-name="T24_12"><text:s/>-</text:span><text:span text:style-name="T24_13">y</text:span><text:span text:style-name="T24_14"><text:s/>&amp;&amp;<text:s/></text:span><text:span text:style-name="T24_15">sudo</text:span><text:span text:style-name="T24_16"><text:s/></text:span><text:span text:style-name="T24_17">pip</text:span><text:span text:style-name="T24_18"><text:s/></text:span><text:span text:style-name="T24_19">install</text:span><text:span text:style-name="T24_20"><text:s/></text:span><text:span text:style-name="T24_21">pyusb</text:span><text:span text:style-name="T24_22"><text:s/>--</text:span><text:span text:style-name="T24_23">upgrade</text:span></text:p>
      <text:p text:style-name="P25"><text:span text:style-name="T25_1">When</text:span><text:span text:style-name="T25_2"><text:s/></text:span><text:span text:style-name="T25_3">the</text:span><text:span text:style-name="T25_4"><text:s/></text:span><text:span text:style-name="T25_5">Python</text:span><text:span text:style-name="T25_6"><text:s/></text:span><text:span text:style-name="T25_7">USB</text:span><text:span text:style-name="T25_8"><text:s/></text:span><text:span text:style-name="T25_9">libraries</text:span><text:span text:style-name="T25_10"><text:s/></text:span><text:span text:style-name="T25_11">have</text:span><text:span text:style-name="T25_12"><text:s/></text:span><text:span text:style-name="T25_13">been</text:span><text:span text:style-name="T25_14"><text:s/></text:span><text:span text:style-name="T25_15">installed</text:span><text:span text:style-name="T25_16">,<text:s/></text:span><text:span text:style-name="T25_17">reboot</text:span><text:span text:style-name="T25_18"><text:s/></text:span><text:span text:style-name="T25_19">your</text:span><text:span text:style-name="T25_20"><text:s/></text:span><text:span text:style-name="T25_21">Pi</text:span><text:span text:style-name="T25_22"><text:s/></text:span><text:span text:style-name="T25_23">so</text:span><text:span text:style-name="T25_24"><text:s/></text:span><text:span text:style-name="T25_25">that</text:span><text:span text:style-name="T25_26"><text:s/></text:span><text:span text:style-name="T25_27">the</text:span><text:span text:style-name="T25_28"><text:s/></text:span><text:span text:style-name="T25_29">changes</text:span><text:span text:style-name="T25_30"><text:s/></text:span><text:span text:style-name="T25_31">to</text:span><text:span text:style-name="T25_32"><text:s/></text:span><text:span text:style-name="T25_33">udev</text:span><text:span text:style-name="T25_34"><text:s/></text:span><text:span text:style-name="T25_35">and</text:span><text:span text:style-name="T25_36"><text:s/></text:span><text:span text:style-name="T25_37">the</text:span><text:span text:style-name="T25_38"><text:s/></text:span><text:span text:style-name="T25_39">Pi</text:span><text:span text:style-name="T25_40"><text:s/></text:span><text:span text:style-name="T25_41">user</text:span><text:span text:style-name="T25_42"><text:s/></text:span><text:span text:style-name="T25_43">account</text:span><text:span text:style-name="T25_44"><text:s/></text:span><text:span text:style-name="T25_45">take</text:span><text:span text:style-name="T25_46"><text:s/></text:span><text:span text:style-name="T25_47">effect</text:span><text:span text:style-name="T25_48"><text:s/></text:span><text:span text:style-name="T25_49">with</text:span><text:span text:style-name="T25_50"><text:s/></text:span><text:span text:style-name="T25_51">the</text:span><text:span text:style-name="T25_52"><text:s/></text:span><text:span text:style-name="T25_53">command</text:span><text:span text:style-name="T25_54">:</text:span><text:span text:style-name="T25_55"><text:s/></text:span><text:span text:style-name="T25_56">sudo</text:span><text:span text:style-name="T25_57"><text:s/></text:span><text:span text:style-name="T25_58">shutdown</text:span><text:span text:style-name="T25_59"><text:s/>-</text:span><text:span text:style-name="T25_60">r</text:span><text:span text:style-name="T25_61"><text:s/></text:span><text:span text:style-name="T25_62">now</text:span></text:p>
      <text:p text:style-name="P26"/>
      <text:p text:style-name="P27"/>
      <text:p text:style-name="P28"/>
      <text:p text:style-name="P29"/>
      <text:h text:style-name="P30" text:outline-level="10"><text:bookmark-start text:name="h.4uoxlb6gjhdt"/><text:bookmark-end text:name="h.4uoxlb6gjhdt"/><text:span text:style-name="T30_1">Connect</text:span><text:span text:style-name="T30_2"><text:s/></text:span><text:span text:style-name="T30_3">the</text:span><text:span text:style-name="T30_4"><text:s/></text:span><text:span text:style-name="T30_5">Arm</text:span></text:h>
      <text:p text:style-name="P31"/>
      <text:p text:style-name="P32"><text:span text:style-name="T32_1">When</text:span><text:span text:style-name="T32_2"><text:s/></text:span><text:span text:style-name="T32_3">the</text:span><text:span text:style-name="T32_4"><text:s/></text:span><text:span text:style-name="T32_5">Pi</text:span><text:span text:style-name="T32_6"><text:s/></text:span><text:span text:style-name="T32_7">has</text:span><text:span text:style-name="T32_8"><text:s/></text:span><text:span text:style-name="T32_9">been</text:span><text:span text:style-name="T32_10"><text:s/></text:span><text:span text:style-name="T32_11">rebooted</text:span><text:span text:style-name="T32_12">,<text:s/></text:span><text:span text:style-name="T32_13">connect</text:span><text:span text:style-name="T32_14"><text:s/></text:span><text:span text:style-name="T32_15">the</text:span><text:span text:style-name="T32_16"><text:s/></text:span><text:span text:style-name="T32_17">Arm</text:span><text:span text:style-name="T32_18"><text:s/></text:span><text:span text:style-name="T32_19">to</text:span><text:span text:style-name="T32_20"><text:s/></text:span><text:span text:style-name="T32_21">a</text:span><text:span text:style-name="T32_22"><text:s/></text:span><text:span text:style-name="T32_23">free</text:span><text:span text:style-name="T32_24"><text:s/></text:span><text:span text:style-name="T32_25">USB</text:span><text:span text:style-name="T32_26"><text:s/></text:span><text:span text:style-name="T32_27">port</text:span><text:span text:style-name="T32_28"><text:s/></text:span><text:span text:style-name="T32_29">and</text:span><text:span text:style-name="T32_30"><text:s/></text:span><text:span text:style-name="T32_31">turn</text:span><text:span text:style-name="T32_32"><text:s/></text:span><text:span text:style-name="T32_33">it</text:span><text:span text:style-name="T32_34"><text:s/></text:span><text:span text:style-name="T32_35">on</text:span><text:span text:style-name="T32_36">.<text:s/></text:span><text:span text:style-name="T32_37">A</text:span><text:span text:style-name="T32_38"><text:s/></text:span><text:span text:style-name="T32_39">USB</text:span><text:span text:style-name="T32_40"><text:s/></text:span><text:span text:style-name="T32_41">hub</text:span><text:span text:style-name="T32_42"><text:s/></text:span><text:span text:style-name="T32_43">should</text:span><text:span text:style-name="T32_44"><text:s/></text:span><text:span text:style-name="T32_45">not</text:span><text:span text:style-name="T32_46"><text:s/></text:span><text:span text:style-name="T32_47">be</text:span><text:span text:style-name="T32_48"><text:s/></text:span><text:span text:style-name="T32_49">needed</text:span><text:span text:style-name="T32_50"><text:s/></text:span><text:span text:style-name="T32_51">here</text:span><text:span text:style-name="T32_52">.<text:s/></text:span><text:span text:style-name="T32_53">To</text:span><text:span text:style-name="T32_54"><text:s/></text:span><text:span text:style-name="T32_55">check</text:span><text:span text:style-name="T32_56"><text:s/></text:span><text:span text:style-name="T32_57">that</text:span><text:span text:style-name="T32_58"><text:s/></text:span><text:span text:style-name="T32_59">the</text:span><text:span text:style-name="T32_60"><text:s/></text:span><text:span text:style-name="T32_61">Pi</text:span><text:span text:style-name="T32_62"><text:s/></text:span><text:span text:style-name="T32_63">has</text:span><text:span text:style-name="T32_64"><text:s/></text:span><text:span text:style-name="T32_65">successfully</text:span><text:span text:style-name="T32_66"><text:s/></text:span><text:span text:style-name="T32_67">detected</text:span><text:span text:style-name="T32_68"><text:s/></text:span><text:span text:style-name="T32_69">the</text:span><text:span text:style-name="T32_70"><text:s/></text:span><text:span text:style-name="T32_71">Arm</text:span><text:span text:style-name="T32_72">,<text:s/></text:span><text:span text:style-name="T32_73">execute</text:span><text:span text:style-name="T32_74"><text:s/></text:span><text:span text:style-name="T32_75">the</text:span><text:span text:style-name="T32_76"><text:s/></text:span><text:span text:style-name="T32_77">command</text:span><text:span text:style-name="T32_78"><text:s text:c="2"/></text:span><text:span text:style-name="T32_79">dmesg</text:span><text:span text:style-name="T32_80"><text:s/>|<text:s/></text:span><text:span text:style-name="T32_81">grep</text:span><text:span text:style-name="T32_82"><text:s/></text:span><text:span text:style-name="T32_83">usb</text:span><text:span text:style-name="T32_84"><text:s/>|<text:s/></text:span><text:span text:style-name="T32_85">grep</text:span><text:span text:style-name="T32_86"><text:s/>1267<text:s/></text:span></text:p>
      <text:p text:style-name="P33"/>
      <text:p text:style-name="P34"><text:span text:style-name="T34_1">If</text:span><text:span text:style-name="T34_2"><text:s/></text:span><text:span text:style-name="T34_3">the</text:span><text:span text:style-name="T34_4"><text:s/></text:span><text:span text:style-name="T34_5">arm</text:span><text:span text:style-name="T34_6"><text:s/></text:span><text:span text:style-name="T34_7">has</text:span><text:span text:style-name="T34_8"><text:s/></text:span><text:span text:style-name="T34_9">been</text:span><text:span text:style-name="T34_10"><text:s/></text:span><text:span text:style-name="T34_11">detected</text:span><text:span text:style-name="T34_12"><text:s/></text:span><text:span text:style-name="T34_13">successfully</text:span><text:span text:style-name="T34_14"><text:s/></text:span><text:span text:style-name="T34_15">you</text:span><text:span text:style-name="T34_16"><text:s/></text:span><text:span text:style-name="T34_17">should</text:span><text:span text:style-name="T34_18"><text:s/></text:span><text:span text:style-name="T34_19">see</text:span><text:span text:style-name="T34_20"><text:s/></text:span><text:span text:style-name="T34_21">output</text:span><text:span text:style-name="T34_22"><text:s/></text:span><text:span text:style-name="T34_23">similar</text:span><text:span text:style-name="T34_24"><text:s/></text:span><text:span text:style-name="T34_25">to</text:span><text:span text:style-name="T34_26"><text:s/></text:span><text:span text:style-name="T34_27">the</text:span><text:span text:style-name="T34_28"><text:s/></text:span><text:span text:style-name="T34_29">line</text:span><text:span text:style-name="T34_30"><text:s/></text:span><text:span text:style-name="T34_31">below</text:span><text:span text:style-name="T34_32">:</text:span></text:p>
      <text:p text:style-name="P35"/>
      <text:p text:style-name="P36"><text:span text:style-name="T36_1">[<text:s text:c="2"/>252.790554]<text:s/></text:span><text:span text:style-name="T36_2">usb</text:span><text:span text:style-name="T36_3"><text:s/>1-1.3:<text:s/></text:span><text:span text:style-name="T36_4">New</text:span><text:span text:style-name="T36_5"><text:s/></text:span><text:span text:style-name="T36_6">USB</text:span><text:span text:style-name="T36_7"><text:s/></text:span><text:span text:style-name="T36_8">device</text:span><text:span text:style-name="T36_9"><text:s/></text:span><text:span text:style-name="T36_10">found</text:span><text:span text:style-name="T36_11">,<text:s/></text:span><text:span text:style-name="T36_12">idVendor</text:span><text:span text:style-name="T36_13">=1267,<text:s/></text:span><text:span text:style-name="T36_14">idProduct</text:span><text:span text:style-name="T36_15">=0000</text:span></text:p>
      <text:p text:style-name="P37"/>
      <text:p text:style-name="P38"><text:span text:style-name="T38_1">If</text:span><text:span text:style-name="T38_2"><text:s/></text:span><text:span text:style-name="T38_3">you</text:span><text:span text:style-name="T38_4"><text:s/></text:span><text:span text:style-name="T38_5">don</text:span><text:span text:style-name="T38_6">’</text:span><text:span text:style-name="T38_7">t</text:span><text:span text:style-name="T38_8"><text:s/></text:span><text:span text:style-name="T38_9">see</text:span><text:span text:style-name="T38_10"><text:s/></text:span><text:span text:style-name="T38_11">the</text:span><text:span text:style-name="T38_12"><text:s/></text:span><text:span text:style-name="T38_13">result</text:span><text:span text:style-name="T38_14"><text:s/></text:span><text:span text:style-name="T38_15">above</text:span><text:span text:style-name="T38_16">,<text:s/></text:span><text:span text:style-name="T38_17">then</text:span><text:span text:style-name="T38_18"><text:s/></text:span><text:span text:style-name="T38_19">turn</text:span><text:span text:style-name="T38_20"><text:s/></text:span><text:span text:style-name="T38_21">off</text:span><text:span text:style-name="T38_22"><text:s/></text:span><text:span text:style-name="T38_23">the</text:span><text:span text:style-name="T38_24"><text:s/></text:span><text:span text:style-name="T38_25">arm</text:span><text:span text:style-name="T38_26"><text:s/></text:span><text:span text:style-name="T38_27">using</text:span><text:span text:style-name="T38_28"><text:s/></text:span><text:span text:style-name="T38_29">the</text:span><text:span text:style-name="T38_30"><text:s/></text:span><text:span text:style-name="T38_31">power</text:span><text:span text:style-name="T38_32"><text:s/></text:span><text:span text:style-name="T38_33">switch</text:span><text:span text:style-name="T38_34">,<text:s/></text:span><text:span text:style-name="T38_35">unplug</text:span><text:span text:style-name="T38_36"><text:s/></text:span><text:span text:style-name="T38_37">from</text:span><text:span text:style-name="T38_38"><text:s/></text:span><text:span text:style-name="T38_39">the</text:span><text:span text:style-name="T38_40"><text:s/></text:span><text:span text:style-name="T38_41">USB</text:span><text:span text:style-name="T38_42"><text:s/></text:span><text:span text:style-name="T38_43">port</text:span><text:span text:style-name="T38_44">,<text:s/></text:span><text:span text:style-name="T38_45">plug</text:span><text:span text:style-name="T38_46"><text:s/></text:span><text:span text:style-name="T38_47">the</text:span><text:span text:style-name="T38_48"><text:s/></text:span><text:span text:style-name="T38_49">arm</text:span><text:span text:style-name="T38_50"><text:s/></text:span><text:span text:style-name="T38_51">back</text:span><text:span text:style-name="T38_52"><text:s/></text:span><text:span text:style-name="T38_53">in</text:span><text:span text:style-name="T38_54"><text:s/></text:span><text:span text:style-name="T38_55">and</text:span><text:span text:style-name="T38_56"><text:s/></text:span><text:span text:style-name="T38_57">turn</text:span><text:span text:style-name="T38_58"><text:s/></text:span><text:span text:style-name="T38_59">the</text:span><text:span text:style-name="T38_60"><text:s/></text:span><text:span text:style-name="T38_61">power</text:span><text:span text:style-name="T38_62"><text:s/></text:span><text:span text:style-name="T38_63">back</text:span><text:span text:style-name="T38_64"><text:s/></text:span><text:span text:style-name="T38_65">on</text:span><text:span text:style-name="T38_66">.</text:span></text:p>
      <text:p text:style-name="P39"/>
      <text:p text:style-name="P40"/>
      <text:p text:style-name="P41"/>
      <text:p text:style-name="P42"/>
      <text:h text:style-name="P43" text:outline-level="10"><text:bookmark-start text:name="h.8i5yea4ggcqk"/><text:bookmark-end text:name="h.8i5yea4ggcqk"/><text:span text:style-name="T43_1">Getting</text:span><text:span text:style-name="T43_2"><text:s/></text:span><text:span text:style-name="T43_3">the</text:span><text:span text:style-name="T43_4"><text:s/></text:span><text:span text:style-name="T43_5">code</text:span></text:h>
      <text:p text:style-name="P44"/>
      <text:p text:style-name="P45"><text:span text:style-name="T45_1">The</text:span><text:span text:style-name="T45_2"><text:s/></text:span><text:span text:style-name="T45_3">scripts</text:span><text:span text:style-name="T45_4"><text:s/></text:span><text:span text:style-name="T45_5">can</text:span><text:span text:style-name="T45_6"><text:s/></text:span><text:span text:style-name="T45_7">be</text:span><text:span text:style-name="T45_8"><text:s/></text:span><text:span text:style-name="T45_9">found</text:span><text:span text:style-name="T45_10"><text:s/></text:span><text:span text:style-name="T45_11">on</text:span><text:span text:style-name="T45_12"><text:s/></text:span><text:span text:style-name="T45_13">Github</text:span><text:span text:style-name="T45_14"><text:s/></text:span><text:span text:style-name="T45_15">at</text:span><text:span text:style-name="T45_16"><text:s/></text:span><text:span text:style-name="T45_17"><text:a xlink:type="simple" xlink:href="https://github.com/peterlavelle/maplinarm"><text:span text:style-name="T45_18">https</text:span></text:a></text:span><text:span text:style-name="T45_19"><text:a xlink:type="simple" xlink:href="https://github.com/peterlavelle/maplinarm"><text:span text:style-name="T45_20">://</text:span></text:a></text:span><text:span text:style-name="T45_21"><text:a xlink:type="simple" xlink:href="https://github.com/peterlavelle/maplinarm"><text:span text:style-name="T45_22">github</text:span></text:a></text:span><text:span text:style-name="T45_23"><text:a xlink:type="simple" xlink:href="https://github.com/peterlavelle/maplinarm"><text:span text:style-name="T45_24">.</text:span></text:a></text:span><text:span text:style-name="T45_25"><text:a xlink:type="simple" xlink:href="https://github.com/peterlavelle/maplinarm"><text:span text:style-name="T45_26">com</text:span></text:a></text:span><text:span text:style-name="T45_27"><text:a xlink:type="simple" xlink:href="https://github.com/peterlavelle/maplinarm"><text:span text:style-name="T45_28">/</text:span></text:a></text:span><text:span text:style-name="T45_29"><text:a xlink:type="simple" xlink:href="https://github.com/peterlavelle/maplinarm"><text:span text:style-name="T45_30">peterlavelle</text:span></text:a></text:span><text:span text:style-name="T45_31"><text:a xlink:type="simple" xlink:href="https://github.com/peterlavelle/maplinarm"><text:span text:style-name="T45_32">/</text:span></text:a></text:span><text:span text:style-name="T45_33"><text:a xlink:type="simple" xlink:href="https://github.com/peterlavelle/maplinarm"><text:span text:style-name="T45_34">maplinarm</text:span></text:a></text:span><text:span text:style-name="T45_35"><text:s/></text:span></text:p>
      <text:p text:style-name="P46"/>
      <text:p text:style-name="P47"><text:span text:style-name="T47_1">You</text:span><text:span text:style-name="T47_2"><text:s/></text:span><text:span text:style-name="T47_3">can</text:span><text:span text:style-name="T47_4"><text:s/></text:span><text:span text:style-name="T47_5">clone</text:span><text:span text:style-name="T47_6"><text:s/></text:span><text:span text:style-name="T47_7">the</text:span><text:span text:style-name="T47_8"><text:s/></text:span><text:span text:style-name="T47_9">repository</text:span><text:span text:style-name="T47_10"><text:s/></text:span><text:span text:style-name="T47_11">directly</text:span><text:span text:style-name="T47_12"><text:s/></text:span><text:span text:style-name="T47_13">on</text:span><text:span text:style-name="T47_14"><text:s/></text:span><text:span text:style-name="T47_15">to</text:span><text:span text:style-name="T47_16"><text:s/></text:span><text:span text:style-name="T47_17">your</text:span><text:span text:style-name="T47_18"><text:s/></text:span><text:span text:style-name="T47_19">Pi</text:span><text:span text:style-name="T47_20"><text:s/></text:span><text:span text:style-name="T47_21">if</text:span><text:span text:style-name="T47_22"><text:s/></text:span><text:span text:style-name="T47_23">you</text:span><text:span text:style-name="T47_24"><text:s/></text:span><text:span text:style-name="T47_25">have</text:span><text:span text:style-name="T47_26"><text:s/></text:span><text:span text:style-name="T47_27">the</text:span><text:span text:style-name="T47_28"><text:s/></text:span><text:span text:style-name="T47_29">Git</text:span><text:span text:style-name="T47_30"><text:s/></text:span><text:span text:style-name="T47_31">client</text:span><text:span text:style-name="T47_32"><text:s/></text:span><text:span text:style-name="T47_33">installed</text:span><text:span text:style-name="T47_34">.<text:s/></text:span><text:span text:style-name="T47_35">Installing</text:span><text:span text:style-name="T47_36"><text:s/></text:span><text:span text:style-name="T47_37">the</text:span><text:span text:style-name="T47_38"><text:s/></text:span><text:span text:style-name="T47_39">Git</text:span><text:span text:style-name="T47_40"><text:s/></text:span><text:span text:style-name="T47_41">client</text:span><text:span text:style-name="T47_42"><text:s/></text:span><text:span text:style-name="T47_43">on</text:span><text:span text:style-name="T47_44"><text:s/></text:span><text:span text:style-name="T47_45">Raspian</text:span><text:span text:style-name="T47_46"><text:s/></text:span><text:span text:style-name="T47_47">is</text:span><text:span text:style-name="T47_48"><text:s/></text:span><text:span text:style-name="T47_49">as</text:span><text:span text:style-name="T47_50"><text:s/></text:span><text:span text:style-name="T47_51">simple</text:span><text:span text:style-name="T47_52"><text:s/></text:span><text:span text:style-name="T47_53">as</text:span><text:span text:style-name="T47_54"><text:s/></text:span><text:span text:style-name="T47_55">running</text:span><text:span text:style-name="T47_56"><text:s/></text:span><text:span text:style-name="T47_57">the</text:span><text:span text:style-name="T47_58"><text:s/></text:span><text:span text:style-name="T47_59">command</text:span><text:span text:style-name="T47_60">:</text:span><text:span text:style-name="T47_61"><text:s/></text:span><text:span text:style-name="T47_62">sudo</text:span><text:span text:style-name="T47_63"><text:s/></text:span><text:span text:style-name="T47_64">apt</text:span><text:span text:style-name="T47_65">-</text:span><text:span text:style-name="T47_66">get</text:span><text:span text:style-name="T47_67"><text:s/></text:span><text:span text:style-name="T47_68">install</text:span><text:span text:style-name="T47_69"><text:s/></text:span><text:span text:style-name="T47_70">git</text:span><text:span text:style-name="T47_71">-</text:span><text:span text:style-name="T47_72">core</text:span></text:p>
      <text:p text:style-name="P48"/>
      <text:p text:style-name="P49"><text:span text:style-name="T49_1">When</text:span><text:span text:style-name="T49_2"><text:s/></text:span><text:span text:style-name="T49_3">you</text:span><text:span text:style-name="T49_4"><text:s/></text:span><text:span text:style-name="T49_5">have</text:span><text:span text:style-name="T49_6"><text:s/></text:span><text:span text:style-name="T49_7">the</text:span><text:span text:style-name="T49_8"><text:s/></text:span><text:span text:style-name="T49_9">git</text:span><text:span text:style-name="T49_10"><text:s/></text:span><text:span text:style-name="T49_11">client</text:span><text:span text:style-name="T49_12"><text:s/></text:span><text:span text:style-name="T49_13">installed</text:span><text:span text:style-name="T49_14">,<text:s/></text:span><text:span text:style-name="T49_15">run</text:span><text:span text:style-name="T49_16"><text:s/></text:span><text:span text:style-name="T49_17">the</text:span><text:span text:style-name="T49_18"><text:s/></text:span><text:span text:style-name="T49_19">command</text:span><text:span text:style-name="T49_20">:<text:s/></text:span><text:span text:style-name="T49_21">git</text:span><text:span text:style-name="T49_22"><text:s/></text:span><text:span text:style-name="T49_23">clone</text:span><text:span text:style-name="T49_24"><text:s/></text:span><text:span text:style-name="T49_25"><text:a xlink:type="simple" xlink:href="https://github.com/peterlavelle/maplinarm"><text:span text:style-name="T49_26">https</text:span></text:a></text:span><text:span text:style-name="T49_27"><text:a xlink:type="simple" xlink:href="https://github.com/peterlavelle/maplinarm"><text:span text:style-name="T49_28">://</text:span></text:a></text:span><text:span text:style-name="T49_29"><text:a xlink:type="simple" xlink:href="https://github.com/peterlavelle/maplinarm"><text:span text:style-name="T49_30">github</text:span></text:a></text:span><text:span text:style-name="T49_31"><text:a xlink:type="simple" xlink:href="https://github.com/peterlavelle/maplinarm"><text:span text:style-name="T49_32">.</text:span></text:a></text:span><text:span text:style-name="T49_33"><text:a xlink:type="simple" xlink:href="https://github.com/peterlavelle/maplinarm"><text:span text:style-name="T49_34">com</text:span></text:a></text:span><text:span text:style-name="T49_35"><text:a xlink:type="simple" xlink:href="https://github.com/peterlavelle/maplinarm"><text:span text:style-name="T49_36">/</text:span></text:a></text:span><text:span text:style-name="T49_37"><text:a xlink:type="simple" xlink:href="https://github.com/peterlavelle/maplinarm"><text:span text:style-name="T49_38">peterlavelle</text:span></text:a></text:span><text:span text:style-name="T49_39"><text:a xlink:type="simple" xlink:href="https://github.com/peterlavelle/maplinarm"><text:span text:style-name="T49_40">/</text:span></text:a></text:span><text:span text:style-name="T49_41"><text:a xlink:type="simple" xlink:href="https://github.com/peterlavelle/maplinarm"><text:span text:style-name="T49_42">maplinarm</text:span></text:a></text:span><text:span text:style-name="T49_43"><text:s/></text:span><text:span text:style-name="T49_44">to</text:span><text:span text:style-name="T49_45"><text:s/></text:span><text:span text:style-name="T49_46">pull</text:span><text:span text:style-name="T49_47"><text:s/></text:span><text:span text:style-name="T49_48">down</text:span><text:span text:style-name="T49_49"><text:s/></text:span><text:span text:style-name="T49_50">a</text:span><text:span text:style-name="T49_51"><text:s/></text:span><text:span text:style-name="T49_52">copy</text:span><text:span text:style-name="T49_53"><text:s/></text:span><text:span text:style-name="T49_54">of</text:span><text:span text:style-name="T49_55"><text:s/></text:span><text:span text:style-name="T49_56">the</text:span><text:span text:style-name="T49_57"><text:s/></text:span><text:span text:style-name="T49_58">Python</text:span><text:span text:style-name="T49_59"><text:s/></text:span><text:span text:style-name="T49_60">code</text:span><text:span text:style-name="T49_61">.<text:s/></text:span><text:span text:style-name="T49_62">This</text:span><text:span text:style-name="T49_63"><text:s/></text:span><text:span text:style-name="T49_64">command</text:span><text:span text:style-name="T49_65"><text:s/></text:span><text:span text:style-name="T49_66">will</text:span><text:span text:style-name="T49_67"><text:s/></text:span><text:span text:style-name="T49_68">clone</text:span><text:span text:style-name="T49_69"><text:s/></text:span><text:span text:style-name="T49_70">the</text:span><text:span text:style-name="T49_71"><text:s/></text:span><text:span text:style-name="T49_72">repository</text:span><text:span text:style-name="T49_73"><text:s/></text:span><text:span text:style-name="T49_74">into</text:span><text:span text:style-name="T49_75"><text:s/></text:span><text:span text:style-name="T49_76">a</text:span><text:span text:style-name="T49_77"><text:s/></text:span><text:span text:style-name="T49_78">subdirectory</text:span><text:span text:style-name="T49_79"><text:s/></text:span><text:span text:style-name="T49_80">called</text:span><text:span text:style-name="T49_81"><text:s/>‘</text:span><text:span text:style-name="T49_82">maplinarm</text:span><text:span text:style-name="T49_83">’<text:s/></text:span><text:span text:style-name="T49_84">and</text:span><text:span text:style-name="T49_85"><text:s/></text:span><text:span text:style-name="T49_86">should</text:span><text:span text:style-name="T49_87"><text:s/></text:span><text:span text:style-name="T49_88">pull</text:span><text:span text:style-name="T49_89"><text:s/></text:span><text:span text:style-name="T49_90">down</text:span><text:span text:style-name="T49_91"><text:s/></text:span><text:span text:style-name="T49_92">the</text:span><text:span text:style-name="T49_93"><text:s/></text:span><text:span text:style-name="T49_94">files</text:span><text:span text:style-name="T49_95"><text:s/></text:span><text:span text:style-name="T49_96">listed</text:span><text:span text:style-name="T49_97"><text:s/></text:span><text:span text:style-name="T49_98">below</text:span><text:span text:style-name="T49_99">:</text:span></text:p>
      <text:p text:style-name="P50"/>
      <text:p text:style-name="P51"><text:span text:style-name="T51_1">git</text:span><text:span text:style-name="T51_2"><text:s/></text:span><text:span text:style-name="T51_3">clone</text:span><text:span text:style-name="T51_4"><text:s/></text:span><text:span text:style-name="T51_5">https</text:span><text:span text:style-name="T51_6">://</text:span><text:span text:style-name="T51_7">github</text:span><text:span text:style-name="T51_8">.</text:span><text:span text:style-name="T51_9">com</text:span><text:span text:style-name="T51_10">/</text:span><text:span text:style-name="T51_11">peterlavelle</text:span><text:span text:style-name="T51_12">/</text:span><text:span text:style-name="T51_13">maplinarm</text:span></text:p>
      <text:p text:style-name="P52"><text:span text:style-name="T52_1">Cloning</text:span><text:span text:style-name="T52_2"><text:s/></text:span><text:span text:style-name="T52_3">into</text:span><text:span text:style-name="T52_4"><text:s/>'</text:span><text:span text:style-name="T52_5">maplinarm</text:span><text:span text:style-name="T52_6">'...</text:span></text:p>
      <text:p text:style-name="P53"><text:span text:style-name="T53_1">remote</text:span><text:span text:style-name="T53_2">:<text:s/></text:span><text:span text:style-name="T53_3">Counting</text:span><text:span text:style-name="T53_4"><text:s/></text:span><text:span text:style-name="T53_5">objects</text:span><text:span text:style-name="T53_6">:<text:s/>35,<text:s/></text:span><text:span text:style-name="T53_7">done</text:span><text:span text:style-name="T53_8">.</text:span></text:p>
      <text:p text:style-name="P54"><text:span text:style-name="T54_1">remote</text:span><text:span text:style-name="T54_2">:<text:s/></text:span><text:span text:style-name="T54_3">Compressing</text:span><text:span text:style-name="T54_4"><text:s/></text:span><text:span text:style-name="T54_5">objects</text:span><text:span text:style-name="T54_6">:<text:s/>100%<text:s/>(23/23),<text:s/></text:span><text:span text:style-name="T54_7">done</text:span><text:span text:style-name="T54_8">.</text:span></text:p>
      <text:p text:style-name="P55"><text:span text:style-name="T55_1">remote</text:span><text:span text:style-name="T55_2">:<text:s/></text:span><text:span text:style-name="T55_3">Total</text:span><text:span text:style-name="T55_4"><text:s/>35<text:s/>(</text:span><text:span text:style-name="T55_5">delta</text:span><text:span text:style-name="T55_6"><text:s/>8),<text:s/></text:span><text:span text:style-name="T55_7">reused</text:span><text:span text:style-name="T55_8"><text:s/>12<text:s/>(</text:span><text:span text:style-name="T55_9">delta</text:span><text:span text:style-name="T55_10"><text:s/>2)</text:span></text:p>
      <text:p text:style-name="P56"><text:span text:style-name="T56_1">Unpacking</text:span><text:span text:style-name="T56_2"><text:s/></text:span><text:span text:style-name="T56_3">objects</text:span><text:span text:style-name="T56_4">:<text:s/>100%<text:s/>(35/35),<text:s/></text:span><text:span text:style-name="T56_5">done</text:span><text:span text:style-name="T56_6">.</text:span></text:p>
      <text:p text:style-name="P57"><text:span text:style-name="T57_1">cd</text:span><text:span text:style-name="T57_2"><text:s/></text:span><text:span text:style-name="T57_3">maplinarm</text:span><text:span text:style-name="T57_4">/</text:span></text:p>
      <text:p text:style-name="P58"><text:span text:style-name="T58_1">ls</text:span></text:p>
      <text:p text:style-name="P59"><text:span text:style-name="T59_1">commander</text:span><text:span text:style-name="T59_2">.</text:span><text:span text:style-name="T59_3">py</text:span><text:span text:style-name="T59_4"><text:s text:c="2"/></text:span><text:span text:style-name="T59_5">commands</text:span><text:span text:style-name="T59_6">.</text:span><text:span text:style-name="T59_7">csv</text:span><text:span text:style-name="T59_8"><text:s text:c="2"/></text:span><text:span text:style-name="T59_9">maplinrobot</text:span><text:span text:style-name="T59_10">.</text:span><text:span text:style-name="T59_11">py</text:span><text:span text:style-name="T59_12"><text:s text:c="2"/></text:span><text:span text:style-name="T59_13">README</text:span><text:span text:style-name="T59_14">.</text:span><text:span text:style-name="T59_15">md</text:span></text:p>
      <text:p text:style-name="P60"/>
      <text:h text:style-name="P61" text:outline-level="10"><text:bookmark-start text:name="h.h2tmh21vpwp"/><text:bookmark-end text:name="h.h2tmh21vpwp"/><text:span text:style-name="T61_1">Making</text:span><text:span text:style-name="T61_2"><text:s/></text:span><text:span text:style-name="T61_3">the</text:span><text:span text:style-name="T61_4"><text:s/></text:span><text:span text:style-name="T61_5">scripts</text:span><text:span text:style-name="T61_6"><text:s/></text:span><text:span text:style-name="T61_7">executable</text:span></text:h>
      <text:p text:style-name="P62"/>
      <text:p text:style-name="P63"><text:span text:style-name="T63_1">Now</text:span><text:span text:style-name="T63_2"><text:s/></text:span><text:span text:style-name="T63_3">we</text:span><text:span text:style-name="T63_4"><text:s/></text:span><text:span text:style-name="T63_5">need</text:span><text:span text:style-name="T63_6"><text:s/></text:span><text:span text:style-name="T63_7">to</text:span><text:span text:style-name="T63_8"><text:s/></text:span><text:span text:style-name="T63_9">make</text:span><text:span text:style-name="T63_10"><text:s/></text:span><text:span text:style-name="T63_11">the</text:span><text:span text:style-name="T63_12"><text:s/></text:span><text:span text:style-name="T63_13">scripts</text:span><text:span text:style-name="T63_14"><text:s/></text:span><text:span text:style-name="T63_15">executable</text:span><text:span text:style-name="T63_16"><text:s/></text:span><text:span text:style-name="T63_17">by</text:span><text:span text:style-name="T63_18"><text:s/></text:span><text:span text:style-name="T63_19">the</text:span><text:span text:style-name="T63_20"><text:s/></text:span><text:span text:style-name="T63_21">Raspberry</text:span><text:span text:style-name="T63_22"><text:s/></text:span><text:span text:style-name="T63_23">Pi</text:span><text:span text:style-name="T63_24">.<text:s/></text:span><text:span text:style-name="T63_25">to</text:span><text:span text:style-name="T63_26"><text:s/></text:span><text:span text:style-name="T63_27">do</text:span><text:span text:style-name="T63_28"><text:s/></text:span><text:span text:style-name="T63_29">this</text:span><text:span text:style-name="T63_30">,<text:s/></text:span><text:span text:style-name="T63_31">change</text:span><text:span text:style-name="T63_32"><text:s/></text:span><text:span text:style-name="T63_33">into</text:span><text:span text:style-name="T63_34"><text:s/></text:span><text:span text:style-name="T63_35">the</text:span><text:span text:style-name="T63_36"><text:s/></text:span><text:span text:style-name="T63_37">directory</text:span><text:span text:style-name="T63_38"><text:s/></text:span><text:span text:style-name="T63_39">you</text:span><text:span text:style-name="T63_40"><text:s/></text:span><text:span text:style-name="T63_41">cloned</text:span><text:span text:style-name="T63_42"><text:s/></text:span><text:span text:style-name="T63_43">the</text:span><text:span text:style-name="T63_44"><text:s/></text:span><text:span text:style-name="T63_45">repository</text:span><text:span text:style-name="T63_46"><text:s/></text:span><text:span text:style-name="T63_47">down</text:span><text:span text:style-name="T63_48"><text:s/></text:span><text:span text:style-name="T63_49">to</text:span><text:span text:style-name="T63_50"><text:s/></text:span><text:span text:style-name="T63_51">using</text:span><text:span text:style-name="T63_52"><text:s/></text:span><text:span text:style-name="T63_53">the</text:span><text:span text:style-name="T63_54"><text:s/></text:span><text:span text:style-name="T63_55">cd</text:span><text:span text:style-name="T63_56"><text:s/></text:span><text:span text:style-name="T63_57">command</text:span><text:span text:style-name="T63_58"><text:s/></text:span><text:span text:style-name="T63_59">and</text:span><text:span text:style-name="T63_60"><text:s/></text:span><text:span text:style-name="T63_61">run</text:span><text:span text:style-name="T63_62"><text:s/></text:span><text:span text:style-name="T63_63">the</text:span><text:span text:style-name="T63_64"><text:s/></text:span><text:span text:style-name="T63_65">command</text:span><text:span text:style-name="T63_66"><text:s/></text:span><text:span text:style-name="T63_67">chmod</text:span><text:span text:style-name="T63_68"><text:s/>755<text:s/>*.</text:span><text:span text:style-name="T63_69">py</text:span><text:span text:style-name="T63_70"><text:s/></text:span><text:span text:style-name="T63_71">This</text:span><text:span text:style-name="T63_72"><text:s/></text:span><text:span text:style-name="T63_73">will</text:span><text:span text:style-name="T63_74"><text:s/></text:span><text:span text:style-name="T63_75">give</text:span><text:span text:style-name="T63_76"><text:s/></text:span><text:span text:style-name="T63_77">all</text:span><text:span text:style-name="T63_78"><text:s/></text:span><text:span text:style-name="T63_79">files</text:span><text:span text:style-name="T63_80"><text:s/></text:span><text:span text:style-name="T63_81">ending</text:span><text:span text:style-name="T63_82"><text:s/></text:span><text:span text:style-name="T63_83">in</text:span><text:span text:style-name="T63_84"><text:s/>‘.</text:span><text:span text:style-name="T63_85">py</text:span><text:span text:style-name="T63_86">’<text:s/></text:span><text:span text:style-name="T63_87">executable</text:span><text:span text:style-name="T63_88"><text:s/></text:span><text:span text:style-name="T63_89">permissions</text:span><text:span text:style-name="T63_90">.<text:s/></text:span><text:span text:style-name="T63_91">You</text:span><text:span text:style-name="T63_92"><text:s/></text:span><text:span text:style-name="T63_93">can</text:span><text:span text:style-name="T63_94"><text:s/></text:span><text:span text:style-name="T63_95">double</text:span><text:span text:style-name="T63_96">-</text:span><text:span text:style-name="T63_97">check</text:span><text:span text:style-name="T63_98"><text:s/></text:span><text:span text:style-name="T63_99">this</text:span><text:span text:style-name="T63_100"><text:s/></text:span><text:span text:style-name="T63_101">with</text:span><text:span text:style-name="T63_102"><text:s/></text:span><text:span text:style-name="T63_103">the</text:span><text:span text:style-name="T63_104"><text:s/></text:span><text:span text:style-name="T63_105">command</text:span><text:span text:style-name="T63_106"><text:s/></text:span><text:span text:style-name="T63_107">ls</text:span><text:span text:style-name="T63_108"><text:s/>-</text:span><text:span text:style-name="T63_109">la</text:span><text:span text:style-name="T63_110"><text:s/>*.</text:span><text:span text:style-name="T63_111">py</text:span><text:span text:style-name="T63_112"><text:s/></text:span><text:span text:style-name="T63_113">and</text:span><text:span text:style-name="T63_114"><text:s/></text:span><text:span text:style-name="T63_115">looking</text:span><text:span text:style-name="T63_116"><text:s/></text:span><text:span text:style-name="T63_117">for</text:span><text:span text:style-name="T63_118"><text:s/></text:span><text:span text:style-name="T63_119">the</text:span><text:span text:style-name="T63_120"><text:s/>‘</text:span><text:span text:style-name="T63_121">x</text:span><text:span text:style-name="T63_122">’<text:s/></text:span><text:span text:style-name="T63_123">in</text:span><text:span text:style-name="T63_124"><text:s/></text:span><text:span text:style-name="T63_125">the</text:span><text:span text:style-name="T63_126"><text:s/></text:span><text:span text:style-name="T63_127">left</text:span><text:span text:style-name="T63_128">-</text:span><text:span text:style-name="T63_129">hand</text:span><text:span text:style-name="T63_130"><text:s/></text:span><text:span text:style-name="T63_131">column</text:span><text:span text:style-name="T63_132"><text:s/></text:span><text:span text:style-name="T63_133">of</text:span><text:span text:style-name="T63_134"><text:s/></text:span><text:span text:style-name="T63_135">the</text:span><text:span text:style-name="T63_136"><text:s/></text:span><text:span text:style-name="T63_137">output</text:span><text:span text:style-name="T63_138"><text:s/></text:span><text:span text:style-name="T63_139">on</text:span><text:span text:style-name="T63_140"><text:s/></text:span><text:span text:style-name="T63_141">each</text:span><text:span text:style-name="T63_142"><text:s/></text:span><text:span text:style-name="T63_143">line</text:span><text:span text:style-name="T63_144">.<text:s/></text:span><text:span text:style-name="T63_145">See</text:span><text:span text:style-name="T63_146"><text:s/></text:span><text:span text:style-name="T63_147">example</text:span><text:span text:style-name="T63_148"><text:s/></text:span><text:span text:style-name="T63_149">listing</text:span><text:span text:style-name="T63_150"><text:s/></text:span><text:span text:style-name="T63_151">below</text:span><text:span text:style-name="T63_152">:</text:span></text:p>
      <text:p text:style-name="P64"/>
      <text:p text:style-name="P65"><text:span text:style-name="T65_1">drwxrwxr</text:span><text:span text:style-name="T65_2">-</text:span><text:span text:style-name="T65_3">x</text:span><text:span text:style-name="T65_4"><text:s text:c="2"/>3<text:s/></text:span><text:span text:style-name="T65_5">pete</text:span><text:span text:style-name="T65_6"><text:s/></text:span><text:span text:style-name="T65_7">pete</text:span><text:span text:style-name="T65_8"><text:s/>4096<text:s/></text:span><text:span text:style-name="T65_9">May</text:span><text:span text:style-name="T65_10"><text:s/>19<text:s/>14:11<text:s/>.</text:span></text:p>
      <text:p text:style-name="P66"><text:span text:style-name="T66_1">drwx</text:span><text:span text:style-name="T66_2">------<text:s/>37<text:s/></text:span><text:span text:style-name="T66_3">pete</text:span><text:span text:style-name="T66_4"><text:s/></text:span><text:span text:style-name="T66_5">pete</text:span><text:span text:style-name="T66_6"><text:s/>4096<text:s/></text:span><text:span text:style-name="T66_7">May</text:span><text:span text:style-name="T66_8"><text:s/>19<text:s/>14:11<text:s/>..</text:span></text:p>
      <text:p text:style-name="P67"><text:span text:style-name="T67_1">-</text:span><text:span text:style-name="T67_2">rwxrwxr</text:span><text:span text:style-name="T67_3">-</text:span><text:span text:style-name="T67_4">x</text:span><text:span text:style-name="T67_5"><text:s text:c="2"/>1<text:s/></text:span><text:span text:style-name="T67_6">pete</text:span><text:span text:style-name="T67_7"><text:s/></text:span><text:span text:style-name="T67_8">pete</text:span><text:span text:style-name="T67_9"><text:s/>1726<text:s/></text:span><text:span text:style-name="T67_10">May</text:span><text:span text:style-name="T67_11"><text:s/>19<text:s/>14:11<text:s/></text:span><text:span text:style-name="T67_12">commander</text:span><text:span text:style-name="T67_13">.</text:span><text:span text:style-name="T67_14">py</text:span></text:p>
      <text:p text:style-name="P68"><text:span text:style-name="T68_1">-</text:span><text:span text:style-name="T68_2">rwxrwxr</text:span><text:span text:style-name="T68_3">-</text:span><text:span text:style-name="T68_4">x</text:span><text:span text:style-name="T68_5"><text:s text:c="2"/>1<text:s/></text:span><text:span text:style-name="T68_6">pete</text:span><text:span text:style-name="T68_7"><text:s/></text:span><text:span text:style-name="T68_8">pete</text:span><text:span text:style-name="T68_9"><text:s/>2388<text:s/></text:span><text:span text:style-name="T68_10">May</text:span><text:span text:style-name="T68_11"><text:s/>19<text:s/>14:11<text:s/></text:span><text:span text:style-name="T68_12">maplinrobot</text:span><text:span text:style-name="T68_13">.</text:span><text:span text:style-name="T68_14">py</text:span></text:p>
      <text:p text:style-name="P69"/>
      <text:p text:style-name="P70"/>
      <text:h text:style-name="P71" text:outline-level="10"><text:bookmark-start text:name="h.9uvdwejqf7gm"/><text:bookmark-end text:name="h.9uvdwejqf7gm"/></text:h>
      <text:h text:style-name="P72" text:outline-level="10"><text:bookmark-start text:name="h.545y1s1yfp6"/><text:bookmark-end text:name="h.545y1s1yfp6"/><text:span text:style-name="T72_1">Programming</text:span><text:span text:style-name="T72_2"><text:s/></text:span><text:span text:style-name="T72_3">the</text:span><text:span text:style-name="T72_4"><text:s/></text:span><text:span text:style-name="T72_5">Arm</text:span></text:h>
      <text:p text:style-name="P73"/>
      <text:p text:style-name="P74"><text:span text:style-name="T74_1">Ok</text:span><text:span text:style-name="T74_2">,<text:s/></text:span><text:span text:style-name="T74_3">now</text:span><text:span text:style-name="T74_4"><text:s/></text:span><text:span text:style-name="T74_5">on</text:span><text:span text:style-name="T74_6"><text:s/></text:span><text:span text:style-name="T74_7">to</text:span><text:span text:style-name="T74_8"><text:s/></text:span><text:span text:style-name="T74_9">the</text:span><text:span text:style-name="T74_10"><text:s/></text:span><text:span text:style-name="T74_11">good</text:span><text:span text:style-name="T74_12"><text:s/></text:span><text:span text:style-name="T74_13">part</text:span><text:span text:style-name="T74_14">.<text:s/></text:span><text:span text:style-name="T74_15">The</text:span><text:span text:style-name="T74_16"><text:s/></text:span><text:span text:style-name="T74_17">script</text:span><text:span text:style-name="T74_18"><text:s/></text:span><text:span text:style-name="T74_19">commander</text:span><text:span text:style-name="T74_20">.</text:span><text:span text:style-name="T74_21">py</text:span><text:span text:style-name="T74_22"><text:s/></text:span><text:span text:style-name="T74_23">will</text:span><text:span text:style-name="T74_24"><text:s/></text:span><text:span text:style-name="T74_25">read</text:span><text:span text:style-name="T74_26"><text:s/></text:span><text:span text:style-name="T74_27">in</text:span><text:span text:style-name="T74_28"><text:s/></text:span><text:span text:style-name="T74_29">commands</text:span><text:span text:style-name="T74_30"><text:s/></text:span><text:span text:style-name="T74_31">from</text:span><text:span text:style-name="T74_32"><text:s/></text:span><text:span text:style-name="T74_33">a</text:span><text:span text:style-name="T74_34"><text:s/></text:span><text:span text:style-name="T74_35">CSV</text:span><text:span text:style-name="T74_36"><text:s/></text:span><text:span text:style-name="T74_37">file</text:span><text:span text:style-name="T74_38"><text:s/></text:span><text:span text:style-name="T74_39">passed</text:span><text:span text:style-name="T74_40"><text:s/></text:span><text:span text:style-name="T74_41">to</text:span><text:span text:style-name="T74_42"><text:s/></text:span><text:span text:style-name="T74_43">it</text:span><text:span text:style-name="T74_44"><text:s/></text:span><text:span text:style-name="T74_45">as</text:span><text:span text:style-name="T74_46"><text:s/></text:span><text:span text:style-name="T74_47">an</text:span><text:span text:style-name="T74_48"><text:s/></text:span><text:span text:style-name="T74_49">argument</text:span><text:span text:style-name="T74_50">.<text:s/></text:span></text:p>
      <text:p text:style-name="P75"/>
      <text:p text:style-name="P76"><text:span text:style-name="T76_1">There</text:span><text:span text:style-name="T76_2"><text:s/></text:span><text:span text:style-name="T76_3">is</text:span><text:span text:style-name="T76_4"><text:s/></text:span><text:span text:style-name="T76_5">an</text:span><text:span text:style-name="T76_6"><text:s/></text:span><text:span text:style-name="T76_7">example</text:span><text:span text:style-name="T76_8"><text:s/></text:span><text:span text:style-name="T76_9">file</text:span><text:span text:style-name="T76_10"><text:s/></text:span><text:span text:style-name="T76_11">called</text:span><text:span text:style-name="T76_12"><text:s/>‘</text:span><text:span text:style-name="T76_13">commands</text:span><text:span text:style-name="T76_14">.</text:span><text:span text:style-name="T76_15">csv</text:span><text:span text:style-name="T76_16">’<text:s/></text:span><text:span text:style-name="T76_17">in</text:span><text:span text:style-name="T76_18"><text:s/></text:span><text:span text:style-name="T76_19">the</text:span><text:span text:style-name="T76_20"><text:s/></text:span><text:span text:style-name="T76_21">Git</text:span><text:span text:style-name="T76_22"><text:s/></text:span><text:span text:style-name="T76_23">repository</text:span><text:span text:style-name="T76_24"><text:s/></text:span><text:span text:style-name="T76_25">to</text:span><text:span text:style-name="T76_26"><text:s/></text:span><text:span text:style-name="T76_27">help</text:span><text:span text:style-name="T76_28"><text:s/></text:span><text:span text:style-name="T76_29">you</text:span><text:span text:style-name="T76_30"><text:s/></text:span><text:span text:style-name="T76_31">get</text:span><text:span text:style-name="T76_32"><text:s/></text:span><text:span text:style-name="T76_33">started</text:span><text:span text:style-name="T76_34">.<text:s/></text:span><text:span text:style-name="T76_35">So</text:span><text:span text:style-name="T76_36"><text:s/></text:span><text:span text:style-name="T76_37">lets</text:span><text:span text:style-name="T76_38"><text:s/></text:span><text:span text:style-name="T76_39">open</text:span><text:span text:style-name="T76_40"><text:s/></text:span><text:span text:style-name="T76_41">this</text:span><text:span text:style-name="T76_42"><text:s/></text:span><text:span text:style-name="T76_43">file</text:span><text:span text:style-name="T76_44"><text:s/></text:span><text:span text:style-name="T76_45">up</text:span><text:span text:style-name="T76_46"><text:s/></text:span><text:span text:style-name="T76_47">and</text:span><text:span text:style-name="T76_48"><text:s/></text:span><text:span text:style-name="T76_49">take</text:span><text:span text:style-name="T76_50"><text:s/></text:span><text:span text:style-name="T76_51">a</text:span><text:span text:style-name="T76_52"><text:s/></text:span><text:span text:style-name="T76_53">look</text:span><text:span text:style-name="T76_54"><text:s/></text:span><text:span text:style-name="T76_55">with</text:span><text:span text:style-name="T76_56"><text:s/></text:span><text:span text:style-name="T76_57">the</text:span><text:span text:style-name="T76_58"><text:s/></text:span><text:span text:style-name="T76_59">command</text:span><text:span text:style-name="T76_60"><text:s/></text:span><text:span text:style-name="T76_61">nano</text:span><text:span text:style-name="T76_62"><text:s/></text:span><text:span text:style-name="T76_63">commands</text:span><text:span text:style-name="T76_64">.</text:span><text:span text:style-name="T76_65">csv</text:span><text:span text:style-name="T76_66"><text:s/></text:span></text:p>
      <text:p text:style-name="P77"><text:span text:style-name="T77_1">Contents</text:span><text:span text:style-name="T77_2"><text:s/></text:span><text:span text:style-name="T77_3">are</text:span><text:span text:style-name="T77_4"><text:s/></text:span><text:span text:style-name="T77_5">included</text:span><text:span text:style-name="T77_6"><text:s/></text:span><text:span text:style-name="T77_7">below</text:span><text:span text:style-name="T77_8"><text:s/></text:span><text:span text:style-name="T77_9">for</text:span><text:span text:style-name="T77_10"><text:s/></text:span><text:span text:style-name="T77_11">reference</text:span><text:span text:style-name="T77_12">:</text:span></text:p>
      <text:p text:style-name="P78"/>
      <text:p text:style-name="P79"><text:span text:style-name="T79_1">shoulder</text:span><text:span text:style-name="T79_2">-</text:span><text:span text:style-name="T79_3">up</text:span><text:span text:style-name="T79_4">,1.00,1.00</text:span></text:p>
      <text:p text:style-name="P80"><text:span text:style-name="T80_1">elbow</text:span><text:span text:style-name="T80_2">-</text:span><text:span text:style-name="T80_3">down</text:span><text:span text:style-name="T80_4">,1.00,2.00</text:span></text:p>
      <text:p text:style-name="P81"><text:span text:style-name="T81_1">base</text:span><text:span text:style-name="T81_2">-</text:span><text:span text:style-name="T81_3">clockwise</text:span><text:span text:style-name="T81_4">,4.00,1.00</text:span></text:p>
      <text:p text:style-name="P82"><text:span text:style-name="T82_1">shoulder</text:span><text:span text:style-name="T82_2">-</text:span><text:span text:style-name="T82_3">down</text:span><text:span text:style-name="T82_4">,1.00,1.00</text:span></text:p>
      <text:p text:style-name="P83"><text:span text:style-name="T83_1">grip</text:span><text:span text:style-name="T83_2">-</text:span><text:span text:style-name="T83_3">close</text:span><text:span text:style-name="T83_4">,1.00,1.00</text:span></text:p>
      <text:p text:style-name="P84"><text:span text:style-name="T84_1">base</text:span><text:span text:style-name="T84_2">-</text:span><text:span text:style-name="T84_3">anti</text:span><text:span text:style-name="T84_4">-</text:span><text:span text:style-name="T84_5">clockwise</text:span><text:span text:style-name="T84_6">,4.00,2.00</text:span></text:p>
      <text:p text:style-name="P85"><text:span text:style-name="T85_1">grip</text:span><text:span text:style-name="T85_2">-</text:span><text:span text:style-name="T85_3">open</text:span><text:span text:style-name="T85_4">,1.00,1.00</text:span></text:p>
      <text:p text:style-name="P86"><text:span text:style-name="T86_1">elbow</text:span><text:span text:style-name="T86_2">-</text:span><text:span text:style-name="T86_3">up</text:span><text:span text:style-name="T86_4">,1.00,2.00</text:span></text:p>
      <text:p text:style-name="P87"/>
      <text:p text:style-name="P88"/>
      <text:p text:style-name="P89"/>
      <text:p text:style-name="P90"><text:span text:style-name="T90_1">As</text:span><text:span text:style-name="T90_2"><text:s/></text:span><text:span text:style-name="T90_3">you</text:span><text:span text:style-name="T90_4"><text:s/></text:span><text:span text:style-name="T90_5">can</text:span><text:span text:style-name="T90_6"><text:s/></text:span><text:span text:style-name="T90_7">see</text:span><text:span text:style-name="T90_8"><text:s/></text:span><text:span text:style-name="T90_9">here</text:span><text:span text:style-name="T90_10">,<text:s/></text:span><text:span text:style-name="T90_11">the</text:span><text:span text:style-name="T90_12"><text:s/></text:span><text:span text:style-name="T90_13">basic</text:span><text:span text:style-name="T90_14"><text:s/></text:span><text:span text:style-name="T90_15">format</text:span><text:span text:style-name="T90_16"><text:s/></text:span><text:span text:style-name="T90_17">for</text:span><text:span text:style-name="T90_18"><text:s/></text:span><text:span text:style-name="T90_19">each</text:span><text:span text:style-name="T90_20"><text:s/></text:span><text:span text:style-name="T90_21">command</text:span><text:span text:style-name="T90_22"><text:s/></text:span><text:span text:style-name="T90_23">is</text:span><text:span text:style-name="T90_24">:</text:span></text:p>
      <text:p text:style-name="P91"/>
      <text:p text:style-name="P92"><text:span text:style-name="T92_1">command</text:span><text:span text:style-name="T92_2">,</text:span><text:span text:style-name="T92_3">duration</text:span><text:span text:style-name="T92_4">,</text:span><text:span text:style-name="T92_5">pause</text:span></text:p>
      <text:list text:style-name="LS1" xml:id="list0">
        <text:list-item>
          <text:p text:style-name="P93"><text:span text:style-name="T93_1">command</text:span><text:span text:style-name="T93_2"><text:s/></text:span><text:span text:style-name="T93_3">is</text:span><text:span text:style-name="T93_4"><text:s/></text:span><text:span text:style-name="T93_5">any</text:span><text:span text:style-name="T93_6"><text:s/></text:span><text:span text:style-name="T93_7">valid</text:span><text:span text:style-name="T93_8"><text:s/></text:span><text:span text:style-name="T93_9">command</text:span><text:span text:style-name="T93_10"><text:s/></text:span><text:span text:style-name="T93_11">found</text:span><text:span text:style-name="T93_12"><text:s/></text:span><text:span text:style-name="T93_13">in</text:span><text:span text:style-name="T93_14"><text:s/></text:span><text:span text:style-name="T93_15">the</text:span><text:span text:style-name="T93_16"><text:s/></text:span><text:span text:style-name="T93_17">maplinrobot</text:span><text:span text:style-name="T93_18">.</text:span><text:span text:style-name="T93_19">py</text:span><text:span text:style-name="T93_20"><text:s/></text:span><text:span text:style-name="T93_21">script</text:span></text:p>
        </text:list-item>
        <text:list-item>
          <text:p text:style-name="P94"><text:span text:style-name="T94_1">duration</text:span><text:span text:style-name="T94_2"><text:s/></text:span><text:span text:style-name="T94_3">is</text:span><text:span text:style-name="T94_4"><text:s/></text:span><text:span text:style-name="T94_5">the</text:span><text:span text:style-name="T94_6"><text:s/></text:span><text:span text:style-name="T94_7">time</text:span><text:span text:style-name="T94_8"><text:s/></text:span><text:span text:style-name="T94_9">in</text:span><text:span text:style-name="T94_10"><text:s/></text:span><text:span text:style-name="T94_11">seconds</text:span><text:span text:style-name="T94_12"><text:s/></text:span><text:span text:style-name="T94_13">to</text:span><text:span text:style-name="T94_14"><text:s/></text:span><text:span text:style-name="T94_15">execute</text:span><text:span text:style-name="T94_16"><text:s/></text:span><text:span text:style-name="T94_17">the</text:span><text:span text:style-name="T94_18"><text:s/></text:span><text:span text:style-name="T94_19">command</text:span><text:span text:style-name="T94_20"><text:s/></text:span><text:span text:style-name="T94_21">for</text:span><text:span text:style-name="T94_22">.<text:s/></text:span><text:span text:style-name="T94_23">Make</text:span><text:span text:style-name="T94_24"><text:s/></text:span><text:span text:style-name="T94_25">sure</text:span><text:span text:style-name="T94_26"><text:s/></text:span><text:span text:style-name="T94_27">all</text:span><text:span text:style-name="T94_28"><text:s/></text:span><text:span text:style-name="T94_29">values</text:span><text:span text:style-name="T94_30"><text:s/></text:span><text:span text:style-name="T94_31">are</text:span><text:span text:style-name="T94_32"><text:s/></text:span><text:span text:style-name="T94_33">entered</text:span><text:span text:style-name="T94_34"><text:s/></text:span><text:span text:style-name="T94_35">to</text:span><text:span text:style-name="T94_36"><text:s/></text:span><text:span text:style-name="T94_37">two</text:span><text:span text:style-name="T94_38"><text:s/></text:span><text:span text:style-name="T94_39">decimal</text:span><text:span text:style-name="T94_40"><text:s/></text:span><text:span text:style-name="T94_41">places</text:span><text:span text:style-name="T94_42">.<text:s/></text:span><text:span text:style-name="T94_43">E</text:span><text:span text:style-name="T94_44">.</text:span><text:span text:style-name="T94_45">g</text:span><text:span text:style-name="T94_46">,<text:s/></text:span><text:span text:style-name="T94_47">for</text:span><text:span text:style-name="T94_48"><text:s/>1<text:s/></text:span><text:span text:style-name="T94_49">second</text:span><text:span text:style-name="T94_50"><text:s/></text:span><text:span text:style-name="T94_51">specify</text:span><text:span text:style-name="T94_52"><text:s/></text:span><text:span text:style-name="T94_53">a</text:span><text:span text:style-name="T94_54"><text:s/></text:span><text:span text:style-name="T94_55">value</text:span><text:span text:style-name="T94_56"><text:s/></text:span><text:span text:style-name="T94_57">of</text:span><text:span text:style-name="T94_58"><text:s/>1.00<text:s/></text:span><text:span text:style-name="T94_59">here</text:span><text:span text:style-name="T94_60">.</text:span></text:p>
        </text:list-item>
        <text:list-item>
          <text:p text:style-name="P95"><text:span text:style-name="T95_1">pause</text:span><text:span text:style-name="T95_2"><text:s/></text:span><text:span text:style-name="T95_3">is</text:span><text:span text:style-name="T95_4"><text:s/></text:span><text:span text:style-name="T95_5">the</text:span><text:span text:style-name="T95_6"><text:s/></text:span><text:span text:style-name="T95_7">time</text:span><text:span text:style-name="T95_8"><text:s/></text:span><text:span text:style-name="T95_9">in</text:span><text:span text:style-name="T95_10"><text:s/></text:span><text:span text:style-name="T95_11">seconds</text:span><text:span text:style-name="T95_12"><text:s/></text:span><text:span text:style-name="T95_13">to</text:span><text:span text:style-name="T95_14"><text:s/></text:span><text:span text:style-name="T95_15">wait</text:span><text:span text:style-name="T95_16"><text:s/></text:span><text:span text:style-name="T95_17">before</text:span><text:span text:style-name="T95_18"><text:s/></text:span><text:span text:style-name="T95_19">executing</text:span><text:span text:style-name="T95_20"><text:s/></text:span><text:span text:style-name="T95_21">the</text:span><text:span text:style-name="T95_22"><text:s/></text:span><text:span text:style-name="T95_23">next</text:span><text:span text:style-name="T95_24"><text:s/></text:span><text:span text:style-name="T95_25">command</text:span><text:span text:style-name="T95_26"><text:s/></text:span><text:span text:style-name="T95_27">in</text:span><text:span text:style-name="T95_28"><text:s/></text:span><text:span text:style-name="T95_29">the</text:span><text:span text:style-name="T95_30"><text:s text:c="3"/></text:span><text:span text:style-name="T95_31">sequence</text:span><text:span text:style-name="T95_32">.<text:s text:c="2"/></text:span><text:span text:style-name="T95_33">Make</text:span><text:span text:style-name="T95_34"><text:s/></text:span><text:span text:style-name="T95_35">sure</text:span><text:span text:style-name="T95_36"><text:s/></text:span><text:span text:style-name="T95_37">all</text:span><text:span text:style-name="T95_38"><text:s/></text:span><text:span text:style-name="T95_39">values</text:span><text:span text:style-name="T95_40"><text:s/></text:span><text:span text:style-name="T95_41">are</text:span><text:span text:style-name="T95_42"><text:s/></text:span><text:span text:style-name="T95_43">entered</text:span><text:span text:style-name="T95_44"><text:s/></text:span><text:span text:style-name="T95_45">to</text:span><text:span text:style-name="T95_46"><text:s/></text:span><text:span text:style-name="T95_47">two</text:span><text:span text:style-name="T95_48"><text:s/></text:span><text:span text:style-name="T95_49">decimal</text:span><text:span text:style-name="T95_50"><text:s/></text:span><text:span text:style-name="T95_51">places</text:span><text:span text:style-name="T95_52">.<text:s/></text:span><text:span text:style-name="T95_53">E</text:span><text:span text:style-name="T95_54">.</text:span><text:span text:style-name="T95_55">g</text:span><text:span text:style-name="T95_56">,<text:s/></text:span><text:span text:style-name="T95_57">for</text:span><text:span text:style-name="T95_58"><text:s/>1<text:s/></text:span><text:span text:style-name="T95_59">second</text:span><text:span text:style-name="T95_60"><text:s/></text:span><text:span text:style-name="T95_61">specify</text:span><text:span text:style-name="T95_62"><text:s/></text:span><text:span text:style-name="T95_63">a</text:span><text:span text:style-name="T95_64"><text:s/></text:span><text:span text:style-name="T95_65">value</text:span><text:span text:style-name="T95_66"><text:s/></text:span><text:span text:style-name="T95_67">of</text:span><text:span text:style-name="T95_68"><text:s/>1.00<text:s/></text:span><text:span text:style-name="T95_69">here</text:span><text:span text:style-name="T95_70">.</text:span></text:p>
        </text:list-item>
      </text:list>
      <text:p text:style-name="P96"><text:span text:style-name="T96_1">The</text:span><text:span text:style-name="T96_2"><text:s/></text:span><text:span text:style-name="T96_3">commander</text:span><text:span text:style-name="T96_4">.</text:span><text:span text:style-name="T96_5">py</text:span><text:span text:style-name="T96_6"><text:s/></text:span><text:span text:style-name="T96_7">script</text:span><text:span text:style-name="T96_8"><text:s/></text:span><text:span text:style-name="T96_9">will</text:span><text:span text:style-name="T96_10"><text:s/></text:span><text:span text:style-name="T96_11">execute</text:span><text:span text:style-name="T96_12"><text:s/></text:span><text:span text:style-name="T96_13">each</text:span><text:span text:style-name="T96_14"><text:s/></text:span><text:span text:style-name="T96_15">line</text:span><text:span text:style-name="T96_16"><text:s/></text:span><text:span text:style-name="T96_17">in</text:span><text:span text:style-name="T96_18"><text:s/></text:span><text:span text:style-name="T96_19">the</text:span><text:span text:style-name="T96_20"><text:s/></text:span><text:span text:style-name="T96_21">CSV</text:span><text:span text:style-name="T96_22"><text:s/></text:span><text:span text:style-name="T96_23">file</text:span><text:span text:style-name="T96_24"><text:s/></text:span><text:span text:style-name="T96_25">as</text:span><text:span text:style-name="T96_26"><text:s/></text:span><text:span text:style-name="T96_27">a</text:span><text:span text:style-name="T96_28"><text:s/></text:span><text:span text:style-name="T96_29">seperate</text:span><text:span text:style-name="T96_30"><text:s/></text:span><text:span text:style-name="T96_31">command</text:span><text:span text:style-name="T96_32"><text:s/></text:span><text:span text:style-name="T96_33">for</text:span><text:span text:style-name="T96_34"><text:s/></text:span><text:span text:style-name="T96_35">the</text:span><text:span text:style-name="T96_36"><text:s/></text:span><text:span text:style-name="T96_37">duration</text:span><text:span text:style-name="T96_38"><text:s/></text:span><text:span text:style-name="T96_39">you</text:span><text:span text:style-name="T96_40"><text:s/></text:span><text:span text:style-name="T96_41">set</text:span><text:span text:style-name="T96_42"><text:s/></text:span><text:span text:style-name="T96_43">and</text:span><text:span text:style-name="T96_44"><text:s/></text:span><text:span text:style-name="T96_45">will</text:span><text:span text:style-name="T96_46"><text:s/></text:span><text:span text:style-name="T96_47">wait</text:span><text:span text:style-name="T96_48"><text:s/></text:span><text:span text:style-name="T96_49">for</text:span><text:span text:style-name="T96_50"><text:s/></text:span><text:span text:style-name="T96_51">the</text:span><text:span text:style-name="T96_52"><text:s/></text:span><text:span text:style-name="T96_53">number</text:span><text:span text:style-name="T96_54"><text:s/></text:span><text:span text:style-name="T96_55">of</text:span><text:span text:style-name="T96_56"><text:s/></text:span><text:span text:style-name="T96_57">seconds</text:span><text:span text:style-name="T96_58"><text:s/></text:span><text:span text:style-name="T96_59">set</text:span><text:span text:style-name="T96_60"><text:s/></text:span><text:span text:style-name="T96_61">in</text:span><text:span text:style-name="T96_62"><text:s/></text:span><text:span text:style-name="T96_63">the</text:span><text:span text:style-name="T96_64"><text:s/></text:span><text:span text:style-name="T96_65">pause</text:span><text:span text:style-name="T96_66"><text:s/></text:span><text:span text:style-name="T96_67">value</text:span><text:span text:style-name="T96_68"><text:s/></text:span><text:span text:style-name="T96_69">before</text:span><text:span text:style-name="T96_70"><text:s/></text:span><text:span text:style-name="T96_71">moving</text:span><text:span text:style-name="T96_72"><text:s/></text:span><text:span text:style-name="T96_73">on</text:span><text:span text:style-name="T96_74"><text:s/></text:span><text:span text:style-name="T96_75">to</text:span><text:span text:style-name="T96_76"><text:s/></text:span><text:span text:style-name="T96_77">the</text:span><text:span text:style-name="T96_78"><text:s/></text:span><text:span text:style-name="T96_79">next</text:span><text:span text:style-name="T96_80"><text:s/></text:span><text:span text:style-name="T96_81">command</text:span><text:span text:style-name="T96_82"><text:s/></text:span><text:span text:style-name="T96_83">in</text:span><text:span text:style-name="T96_84"><text:s/></text:span><text:span text:style-name="T96_85">the</text:span><text:span text:style-name="T96_86"><text:s/></text:span><text:span text:style-name="T96_87">sequence</text:span><text:span text:style-name="T96_88">.</text:span></text:p>
      <text:p text:style-name="P97"/>
      <text:p text:style-name="P98"><text:span text:style-name="T98_1">Valid</text:span><text:span text:style-name="T98_2"><text:s/></text:span><text:span text:style-name="T98_3">commands</text:span><text:span text:style-name="T98_4"><text:s/></text:span><text:span text:style-name="T98_5">and</text:span><text:span text:style-name="T98_6"><text:s/></text:span><text:span text:style-name="T98_7">a</text:span><text:span text:style-name="T98_8"><text:s/></text:span><text:span text:style-name="T98_9">description</text:span><text:span text:style-name="T98_10"><text:s/></text:span><text:span text:style-name="T98_11">for</text:span><text:span text:style-name="T98_12"><text:s/></text:span><text:span text:style-name="T98_13">each</text:span><text:span text:style-name="T98_14"><text:s/></text:span><text:span text:style-name="T98_15">can</text:span><text:span text:style-name="T98_16"><text:s/></text:span><text:span text:style-name="T98_17">be</text:span><text:span text:style-name="T98_18"><text:s/></text:span><text:span text:style-name="T98_19">found</text:span><text:span text:style-name="T98_20"><text:s/></text:span><text:span text:style-name="T98_21">below</text:span><text:span text:style-name="T98_22">:</text:span></text:p>
      <text:p text:style-name="P99"/>
      <text:list text:style-name="LS2" xml:id="list3">
        <text:list-item>
          <text:p text:style-name="P100"><text:span text:style-name="T100_1">'</text:span><text:span text:style-name="T100_2">base</text:span><text:span text:style-name="T100_3">-</text:span><text:span text:style-name="T100_4">anti</text:span><text:span text:style-name="T100_5">-</text:span><text:span text:style-name="T100_6">clockwise</text:span><text:span text:style-name="T100_7">'<text:s/>-<text:s/></text:span><text:span text:style-name="T100_8">Rotates</text:span><text:span text:style-name="T100_9"><text:s/></text:span><text:span text:style-name="T100_10">the</text:span><text:span text:style-name="T100_11"><text:s/></text:span><text:span text:style-name="T100_12">base</text:span><text:span text:style-name="T100_13"><text:s/></text:span><text:span text:style-name="T100_14">ant</text:span><text:span text:style-name="T100_15">-</text:span><text:span text:style-name="T100_16">clockwise</text:span></text:p>
        </text:list-item>
        <text:list-item>
          <text:p text:style-name="P101"><text:span text:style-name="T101_1">'</text:span><text:span text:style-name="T101_2">base</text:span><text:span text:style-name="T101_3">-</text:span><text:span text:style-name="T101_4">clockwise</text:span><text:span text:style-name="T101_5">'<text:s/>-<text:s/></text:span><text:span text:style-name="T101_6">Rotates</text:span><text:span text:style-name="T101_7"><text:s/></text:span><text:span text:style-name="T101_8">the</text:span><text:span text:style-name="T101_9"><text:s/></text:span><text:span text:style-name="T101_10">base</text:span><text:span text:style-name="T101_11"><text:s/></text:span><text:span text:style-name="T101_12">clockwise</text:span></text:p>
        </text:list-item>
        <text:list-item>
          <text:p text:style-name="P102"><text:span text:style-name="T102_1">'</text:span><text:span text:style-name="T102_2">shoulder</text:span><text:span text:style-name="T102_3">-</text:span><text:span text:style-name="T102_4">up</text:span><text:span text:style-name="T102_5">'<text:s/>-<text:s/></text:span><text:span text:style-name="T102_6">Raises</text:span><text:span text:style-name="T102_7"><text:s/></text:span><text:span text:style-name="T102_8">the</text:span><text:span text:style-name="T102_9"><text:s/></text:span><text:span text:style-name="T102_10">shoulder</text:span></text:p>
        </text:list-item>
        <text:list-item>
          <text:p text:style-name="P103"><text:span text:style-name="T103_1">'</text:span><text:span text:style-name="T103_2">shoulder</text:span><text:span text:style-name="T103_3">-</text:span><text:span text:style-name="T103_4">down</text:span><text:span text:style-name="T103_5">'<text:s/>-<text:s/></text:span><text:span text:style-name="T103_6">Lowers</text:span><text:span text:style-name="T103_7"><text:s/></text:span><text:span text:style-name="T103_8">the</text:span><text:span text:style-name="T103_9"><text:s/></text:span><text:span text:style-name="T103_10">shoulder</text:span></text:p>
        </text:list-item>
        <text:list-item>
          <text:p text:style-name="P104"><text:span text:style-name="T104_1">'</text:span><text:span text:style-name="T104_2">elbow</text:span><text:span text:style-name="T104_3">-</text:span><text:span text:style-name="T104_4">up</text:span><text:span text:style-name="T104_5">'<text:s/>-<text:s/></text:span><text:span text:style-name="T104_6">Raises</text:span><text:span text:style-name="T104_7"><text:s/></text:span><text:span text:style-name="T104_8">the</text:span><text:span text:style-name="T104_9"><text:s/></text:span><text:span text:style-name="T104_10">elbow</text:span></text:p>
        </text:list-item>
        <text:list-item>
          <text:p text:style-name="P105"><text:span text:style-name="T105_1">'</text:span><text:span text:style-name="T105_2">elbow</text:span><text:span text:style-name="T105_3">-</text:span><text:span text:style-name="T105_4">down</text:span><text:span text:style-name="T105_5">'<text:s/>-<text:s/></text:span><text:span text:style-name="T105_6">Lowers</text:span><text:span text:style-name="T105_7"><text:s/></text:span><text:span text:style-name="T105_8">the</text:span><text:span text:style-name="T105_9"><text:s/></text:span><text:span text:style-name="T105_10">elbow</text:span></text:p>
        </text:list-item>
        <text:list-item>
          <text:p text:style-name="P106"><text:span text:style-name="T106_1">'</text:span><text:span text:style-name="T106_2">wrist</text:span><text:span text:style-name="T106_3">-</text:span><text:span text:style-name="T106_4">up</text:span><text:span text:style-name="T106_5">'<text:s/>-<text:s/></text:span><text:span text:style-name="T106_6">Raises</text:span><text:span text:style-name="T106_7"><text:s/></text:span><text:span text:style-name="T106_8">the</text:span><text:span text:style-name="T106_9"><text:s/></text:span><text:span text:style-name="T106_10">wrist</text:span></text:p>
        </text:list-item>
        <text:list-item>
          <text:p text:style-name="P107"><text:span text:style-name="T107_1">'</text:span><text:span text:style-name="T107_2">wrist</text:span><text:span text:style-name="T107_3">-</text:span><text:span text:style-name="T107_4">down</text:span><text:span text:style-name="T107_5">'<text:s/>-<text:s/></text:span><text:span text:style-name="T107_6">Lowers</text:span><text:span text:style-name="T107_7"><text:s/></text:span><text:span text:style-name="T107_8">the</text:span><text:span text:style-name="T107_9"><text:s/></text:span><text:span text:style-name="T107_10">wrist</text:span></text:p>
        </text:list-item>
        <text:list-item>
          <text:p text:style-name="P108"><text:span text:style-name="T108_1">'</text:span><text:span text:style-name="T108_2">grip</text:span><text:span text:style-name="T108_3">-</text:span><text:span text:style-name="T108_4">open</text:span><text:span text:style-name="T108_5">'<text:s/>-<text:s/></text:span><text:span text:style-name="T108_6">Opens</text:span><text:span text:style-name="T108_7"><text:s/></text:span><text:span text:style-name="T108_8">the</text:span><text:span text:style-name="T108_9"><text:s/></text:span><text:span text:style-name="T108_10">grip</text:span></text:p>
        </text:list-item>
        <text:list-item>
          <text:p text:style-name="P109"><text:span text:style-name="T109_1">'</text:span><text:span text:style-name="T109_2">grip</text:span><text:span text:style-name="T109_3">-</text:span><text:span text:style-name="T109_4">close</text:span><text:span text:style-name="T109_5">'<text:s/>-<text:s/></text:span><text:span text:style-name="T109_6">Closes</text:span><text:span text:style-name="T109_7"><text:s/></text:span><text:span text:style-name="T109_8">the</text:span><text:span text:style-name="T109_9"><text:s/></text:span><text:span text:style-name="T109_10">grip</text:span></text:p>
        </text:list-item>
        <text:list-item>
          <text:p text:style-name="P110"><text:span text:style-name="T110_1">'</text:span><text:span text:style-name="T110_2">light</text:span><text:span text:style-name="T110_3">-</text:span><text:span text:style-name="T110_4">on</text:span><text:span text:style-name="T110_5">'<text:s/>-<text:s/></text:span><text:span text:style-name="T110_6">Turns</text:span><text:span text:style-name="T110_7"><text:s/></text:span><text:span text:style-name="T110_8">on</text:span><text:span text:style-name="T110_9"><text:s/></text:span><text:span text:style-name="T110_10">the</text:span><text:span text:style-name="T110_11"><text:s/></text:span><text:span text:style-name="T110_12">LED</text:span><text:span text:style-name="T110_13"><text:s/></text:span><text:span text:style-name="T110_14">in</text:span><text:span text:style-name="T110_15"><text:s/></text:span><text:span text:style-name="T110_16">the</text:span><text:span text:style-name="T110_17"><text:s/></text:span><text:span text:style-name="T110_18">grip</text:span></text:p>
        </text:list-item>
        <text:list-item>
          <text:p text:style-name="P111"><text:span text:style-name="T111_1">'</text:span><text:span text:style-name="T111_2">light</text:span><text:span text:style-name="T111_3">-</text:span><text:span text:style-name="T111_4">off</text:span><text:span text:style-name="T111_5">'<text:s/>-<text:s/></text:span><text:span text:style-name="T111_6">Turns</text:span><text:span text:style-name="T111_7"><text:s/></text:span><text:span text:style-name="T111_8">the</text:span><text:span text:style-name="T111_9"><text:s/></text:span><text:span text:style-name="T111_10">LED</text:span><text:span text:style-name="T111_11"><text:s/></text:span><text:span text:style-name="T111_12">in</text:span><text:span text:style-name="T111_13"><text:s/></text:span><text:span text:style-name="T111_14">the</text:span><text:span text:style-name="T111_15"><text:s/></text:span><text:span text:style-name="T111_16">grip</text:span><text:span text:style-name="T111_17"><text:s/></text:span><text:span text:style-name="T111_18">off</text:span></text:p>
        </text:list-item>
        <text:list-item>
          <text:p text:style-name="P112"><text:span text:style-name="T112_1">'</text:span><text:span text:style-name="T112_2">stop</text:span><text:span text:style-name="T112_3">'<text:s/>-<text:s/></text:span><text:span text:style-name="T112_4">Stops</text:span><text:span text:style-name="T112_5"><text:s/></text:span><text:span text:style-name="T112_6">all</text:span><text:span text:style-name="T112_7"><text:s/></text:span><text:span text:style-name="T112_8">movement</text:span><text:span text:style-name="T112_9"><text:s/></text:span><text:span text:style-name="T112_10">of</text:span><text:span text:style-name="T112_11"><text:s/></text:span><text:span text:style-name="T112_12">the</text:span><text:span text:style-name="T112_13"><text:s/></text:span><text:span text:style-name="T112_14">arm</text:span></text:p>
        </text:list-item>
      </text:list>
      <text:p text:style-name="P113"/>
      <text:p text:style-name="P114"><text:span text:style-name="T114_1">Try</text:span><text:span text:style-name="T114_2"><text:s/></text:span><text:span text:style-name="T114_3">this</text:span><text:span text:style-name="T114_4"><text:s/></text:span><text:span text:style-name="T114_5">out</text:span><text:span text:style-name="T114_6"><text:s/></text:span><text:span text:style-name="T114_7">yourself</text:span><text:span text:style-name="T114_8"><text:s/></text:span><text:span text:style-name="T114_9">by</text:span><text:span text:style-name="T114_10"><text:s/></text:span><text:span text:style-name="T114_11">editing</text:span><text:span text:style-name="T114_12"><text:s/></text:span><text:span text:style-name="T114_13">the</text:span><text:span text:style-name="T114_14"><text:s/></text:span><text:span text:style-name="T114_15">commands</text:span><text:span text:style-name="T114_16">.</text:span><text:span text:style-name="T114_17">csv</text:span><text:span text:style-name="T114_18"><text:s/></text:span><text:span text:style-name="T114_19">file</text:span><text:span text:style-name="T114_20"><text:s/></text:span><text:span text:style-name="T114_21">in</text:span><text:span text:style-name="T114_22"><text:s/></text:span><text:span text:style-name="T114_23">the</text:span><text:span text:style-name="T114_24"><text:s/></text:span><text:span text:style-name="T114_25">repository</text:span><text:span text:style-name="T114_26"><text:s/></text:span><text:span text:style-name="T114_27">and</text:span><text:span text:style-name="T114_28"><text:s/></text:span><text:span text:style-name="T114_29">replacing</text:span><text:span text:style-name="T114_30"><text:s/></text:span><text:span text:style-name="T114_31">the</text:span><text:span text:style-name="T114_32"><text:s/></text:span><text:span text:style-name="T114_33">contents</text:span><text:span text:style-name="T114_34"><text:s/></text:span><text:span text:style-name="T114_35">with</text:span><text:span text:style-name="T114_36"><text:s/></text:span><text:span text:style-name="T114_37">your</text:span><text:span text:style-name="T114_38"><text:s/></text:span><text:span text:style-name="T114_39">own</text:span><text:span text:style-name="T114_40"><text:s/></text:span><text:span text:style-name="T114_41">instructions</text:span><text:span text:style-name="T114_42"><text:s/></text:span><text:span text:style-name="T114_43">to</text:span><text:span text:style-name="T114_44"><text:s/></text:span><text:span text:style-name="T114_45">the</text:span><text:span text:style-name="T114_46"><text:s/></text:span><text:span text:style-name="T114_47">arm</text:span></text:p>
      <text:p text:style-name="P115"/>
      <text:p text:style-name="P116"/>
      <text:p text:style-name="P117"><text:span text:style-name="T117_1">Running</text:span><text:span text:style-name="T117_2"><text:s/></text:span><text:span text:style-name="T117_3">your</text:span><text:span text:style-name="T117_4"><text:s/></text:span><text:span text:style-name="T117_5">program</text:span></text:p>
      <text:p text:style-name="P118"/>
      <text:p text:style-name="P119"><text:span text:style-name="T119_1">Running</text:span><text:span text:style-name="T119_2"><text:s/></text:span><text:span text:style-name="T119_3">your</text:span><text:span text:style-name="T119_4"><text:s/></text:span><text:span text:style-name="T119_5">program</text:span><text:span text:style-name="T119_6"><text:s/></text:span><text:span text:style-name="T119_7">is</text:span><text:span text:style-name="T119_8"><text:s/></text:span><text:span text:style-name="T119_9">as</text:span><text:span text:style-name="T119_10"><text:s/></text:span><text:span text:style-name="T119_11">simple</text:span><text:span text:style-name="T119_12"><text:s/></text:span><text:span text:style-name="T119_13">as</text:span><text:span text:style-name="T119_14"><text:s/></text:span><text:span text:style-name="T119_15">running</text:span><text:span text:style-name="T119_16"><text:s/></text:span><text:span text:style-name="T119_17">the</text:span><text:span text:style-name="T119_18"><text:s/></text:span><text:span text:style-name="T119_19">command</text:span><text:span text:style-name="T119_20"><text:s/>./</text:span><text:span text:style-name="T119_21">commander</text:span><text:span text:style-name="T119_22">.</text:span><text:span text:style-name="T119_23">py</text:span><text:span text:style-name="T119_24"><text:s/></text:span><text:span text:style-name="T119_25">commands</text:span><text:span text:style-name="T119_26">.</text:span><text:span text:style-name="T119_27">csv</text:span><text:span text:style-name="T119_28"><text:s/></text:span><text:span text:style-name="T119_29">from</text:span><text:span text:style-name="T119_30"><text:s/></text:span><text:span text:style-name="T119_31">the</text:span><text:span text:style-name="T119_32"><text:s/></text:span><text:span text:style-name="T119_33">command</text:span><text:span text:style-name="T119_34"><text:s/></text:span><text:span text:style-name="T119_35">line</text:span><text:span text:style-name="T119_36"><text:s/></text:span><text:span text:style-name="T119_37">on</text:span><text:span text:style-name="T119_38"><text:s/></text:span><text:span text:style-name="T119_39">your</text:span><text:span text:style-name="T119_40"><text:s/></text:span><text:span text:style-name="T119_41">Pi</text:span><text:span text:style-name="T119_42">.<text:s/></text:span><text:span text:style-name="T119_43">The</text:span><text:span text:style-name="T119_44"><text:s/></text:span><text:span text:style-name="T119_45">script</text:span><text:span text:style-name="T119_46"><text:s/></text:span><text:span text:style-name="T119_47">will</text:span><text:span text:style-name="T119_48"><text:s/></text:span><text:span text:style-name="T119_49">output</text:span><text:span text:style-name="T119_50"><text:s/></text:span><text:span text:style-name="T119_51">each</text:span><text:span text:style-name="T119_52"><text:s/></text:span><text:span text:style-name="T119_53">step</text:span><text:span text:style-name="T119_54"><text:s/></text:span><text:span text:style-name="T119_55">your</text:span><text:span text:style-name="T119_56"><text:s/></text:span><text:span text:style-name="T119_57">program</text:span><text:span text:style-name="T119_58"><text:s/></text:span><text:span text:style-name="T119_59">as</text:span><text:span text:style-name="T119_60"><text:s/></text:span><text:span text:style-name="T119_61">it</text:span><text:span text:style-name="T119_62"><text:s/></text:span><text:span text:style-name="T119_63">runs</text:span><text:span text:style-name="T119_64"><text:s/></text:span><text:span text:style-name="T119_65">it</text:span><text:span text:style-name="T119_66">.<text:s/></text:span><text:span text:style-name="T119_67">You</text:span><text:span text:style-name="T119_68"><text:s/></text:span><text:span text:style-name="T119_69">can</text:span><text:span text:style-name="T119_70"><text:s/></text:span><text:span text:style-name="T119_71">find</text:span><text:span text:style-name="T119_72"><text:s/></text:span><text:span text:style-name="T119_73">a</text:span><text:span text:style-name="T119_74"><text:s/></text:span><text:span text:style-name="T119_75">example</text:span><text:span text:style-name="T119_76"><text:s/></text:span><text:span text:style-name="T119_77">output</text:span><text:span text:style-name="T119_78"><text:s/></text:span><text:span text:style-name="T119_79">of</text:span><text:span text:style-name="T119_80"><text:s/></text:span><text:span text:style-name="T119_81">my</text:span><text:span text:style-name="T119_82"><text:s/></text:span><text:span text:style-name="T119_83">terminal</text:span><text:span text:style-name="T119_84"><text:s/></text:span><text:span text:style-name="T119_85">below</text:span><text:span text:style-name="T119_86"><text:s/></text:span><text:span text:style-name="T119_87">of</text:span><text:span text:style-name="T119_88"><text:s/></text:span><text:span text:style-name="T119_89">an</text:span><text:span text:style-name="T119_90"><text:s/></text:span><text:span text:style-name="T119_91">example</text:span><text:span text:style-name="T119_92"><text:s/></text:span><text:span text:style-name="T119_93">run</text:span><text:span text:style-name="T119_94"><text:s/></text:span><text:span text:style-name="T119_95">using</text:span><text:span text:style-name="T119_96"><text:s/></text:span><text:span text:style-name="T119_97">the</text:span><text:span text:style-name="T119_98"><text:s/></text:span><text:span text:style-name="T119_99">commands</text:span><text:span text:style-name="T119_100">.</text:span><text:span text:style-name="T119_101">csv</text:span><text:span text:style-name="T119_102"><text:s/></text:span><text:span text:style-name="T119_103">file</text:span><text:span text:style-name="T119_104"><text:s/></text:span><text:span text:style-name="T119_105">in</text:span><text:span text:style-name="T119_106"><text:s/></text:span><text:span text:style-name="T119_107">the</text:span><text:span text:style-name="T119_108"><text:s/></text:span><text:span text:style-name="T119_109">repository</text:span><text:span text:style-name="T119_110">:</text:span></text:p>
      <text:p text:style-name="P120"/>
      <text:p text:style-name="P121"><text:span text:style-name="T121_1">pete</text:span><text:span text:style-name="T121_2">@</text:span><text:span text:style-name="T121_3">frankenpi</text:span><text:span text:style-name="T121_4">:~/</text:span><text:span text:style-name="T121_5">maplinarm</text:span><text:span text:style-name="T121_6">$<text:s/>./</text:span><text:span text:style-name="T121_7">commander</text:span><text:span text:style-name="T121_8">.</text:span><text:span text:style-name="T121_9">py</text:span><text:span text:style-name="T121_10"><text:s/></text:span><text:span text:style-name="T121_11">commands</text:span><text:span text:style-name="T121_12">.</text:span><text:span text:style-name="T121_13">csv</text:span><text:span text:style-name="T121_14"><text:s/></text:span></text:p>
      <text:p text:style-name="P122"><text:span text:style-name="T122_1">Running</text:span><text:span text:style-name="T122_2"><text:s/></text:span><text:span text:style-name="T122_3">command</text:span><text:span text:style-name="T122_4"><text:s/>'</text:span><text:span text:style-name="T122_5">shoulder</text:span><text:span text:style-name="T122_6">-</text:span><text:span text:style-name="T122_7">up</text:span><text:span text:style-name="T122_8">'<text:s/></text:span><text:span text:style-name="T122_9">for</text:span><text:span text:style-name="T122_10"><text:s/></text:span><text:span text:style-name="T122_11">a</text:span><text:span text:style-name="T122_12"><text:s/></text:span><text:span text:style-name="T122_13">duration</text:span><text:span text:style-name="T122_14"><text:s/></text:span><text:span text:style-name="T122_15">of</text:span><text:span text:style-name="T122_16"><text:s/>1.000000<text:s/></text:span><text:span text:style-name="T122_17">second</text:span><text:span text:style-name="T122_18">(</text:span><text:span text:style-name="T122_19">s</text:span><text:span text:style-name="T122_20">)<text:s/></text:span><text:span text:style-name="T122_21">with</text:span><text:span text:style-name="T122_22"><text:s/></text:span><text:span text:style-name="T122_23">a</text:span><text:span text:style-name="T122_24"><text:s/></text:span><text:span text:style-name="T122_25">pause</text:span><text:span text:style-name="T122_26"><text:s/></text:span><text:span text:style-name="T122_27">of</text:span><text:span text:style-name="T122_28"><text:s/>1.000000<text:s/></text:span><text:span text:style-name="T122_29">second</text:span><text:span text:style-name="T122_30">(</text:span><text:span text:style-name="T122_31">s</text:span><text:span text:style-name="T122_32">)</text:span></text:p>
      <text:p text:style-name="P123"><text:span text:style-name="T123_1">Sending</text:span><text:span text:style-name="T123_2"><text:s/></text:span><text:span text:style-name="T123_3">command</text:span><text:span text:style-name="T123_4"><text:s/></text:span><text:span text:style-name="T123_5">shoulder</text:span><text:span text:style-name="T123_6">-</text:span><text:span text:style-name="T123_7">up</text:span></text:p>
      <text:p text:style-name="P124"/>
      <text:p text:style-name="P125"><text:span text:style-name="T125_1">Done</text:span><text:span text:style-name="T125_2">.</text:span></text:p>
      <text:p text:style-name="P126"/>
      <text:p text:style-name="P127"><text:span text:style-name="T127_1">Running</text:span><text:span text:style-name="T127_2"><text:s/></text:span><text:span text:style-name="T127_3">command</text:span><text:span text:style-name="T127_4"><text:s/>'</text:span><text:span text:style-name="T127_5">elbow</text:span><text:span text:style-name="T127_6">-</text:span><text:span text:style-name="T127_7">down</text:span><text:span text:style-name="T127_8">'<text:s/></text:span><text:span text:style-name="T127_9">for</text:span><text:span text:style-name="T127_10"><text:s/></text:span><text:span text:style-name="T127_11">a</text:span><text:span text:style-name="T127_12"><text:s/></text:span><text:span text:style-name="T127_13">duration</text:span><text:span text:style-name="T127_14"><text:s/></text:span><text:span text:style-name="T127_15">of</text:span><text:span text:style-name="T127_16"><text:s/>1.000000<text:s/></text:span><text:span text:style-name="T127_17">second</text:span><text:span text:style-name="T127_18">(</text:span><text:span text:style-name="T127_19">s</text:span><text:span text:style-name="T127_20">)<text:s/></text:span><text:span text:style-name="T127_21">with</text:span><text:span text:style-name="T127_22"><text:s/></text:span><text:span text:style-name="T127_23">a</text:span><text:span text:style-name="T127_24"><text:s/></text:span><text:span text:style-name="T127_25">pause</text:span><text:span text:style-name="T127_26"><text:s/></text:span><text:span text:style-name="T127_27">of</text:span><text:span text:style-name="T127_28"><text:s/>2.000000<text:s/></text:span><text:span text:style-name="T127_29">second</text:span><text:span text:style-name="T127_30">(</text:span><text:span text:style-name="T127_31">s</text:span><text:span text:style-name="T127_32">)</text:span></text:p>
      <text:p text:style-name="P128"><text:span text:style-name="T128_1">Sending</text:span><text:span text:style-name="T128_2"><text:s/></text:span><text:span text:style-name="T128_3">command</text:span><text:span text:style-name="T128_4"><text:s/></text:span><text:span text:style-name="T128_5">elbow</text:span><text:span text:style-name="T128_6">-</text:span><text:span text:style-name="T128_7">down</text:span></text:p>
      <text:p text:style-name="P129"/>
      <text:p text:style-name="P130"><text:span text:style-name="T130_1">Done</text:span><text:span text:style-name="T130_2">.</text:span></text:p>
      <text:p text:style-name="P131"/>
      <text:p text:style-name="P132"><text:span text:style-name="T132_1">Running</text:span><text:span text:style-name="T132_2"><text:s/></text:span><text:span text:style-name="T132_3">command</text:span><text:span text:style-name="T132_4"><text:s/>'</text:span><text:span text:style-name="T132_5">base</text:span><text:span text:style-name="T132_6">-</text:span><text:span text:style-name="T132_7">clockwise</text:span><text:span text:style-name="T132_8">'<text:s/></text:span><text:span text:style-name="T132_9">for</text:span><text:span text:style-name="T132_10"><text:s/></text:span><text:span text:style-name="T132_11">a</text:span><text:span text:style-name="T132_12"><text:s/></text:span><text:span text:style-name="T132_13">duration</text:span><text:span text:style-name="T132_14"><text:s/></text:span><text:span text:style-name="T132_15">of</text:span><text:span text:style-name="T132_16"><text:s/>4.000000<text:s/></text:span><text:span text:style-name="T132_17">second</text:span><text:span text:style-name="T132_18">(</text:span><text:span text:style-name="T132_19">s</text:span><text:span text:style-name="T132_20">)<text:s/></text:span><text:span text:style-name="T132_21">with</text:span><text:span text:style-name="T132_22"><text:s/></text:span><text:span text:style-name="T132_23">a</text:span><text:span text:style-name="T132_24"><text:s/></text:span><text:span text:style-name="T132_25">pause</text:span><text:span text:style-name="T132_26"><text:s/></text:span><text:span text:style-name="T132_27">of</text:span><text:span text:style-name="T132_28"><text:s/>1.000000<text:s/></text:span><text:span text:style-name="T132_29">second</text:span><text:span text:style-name="T132_30">(</text:span><text:span text:style-name="T132_31">s</text:span><text:span text:style-name="T132_32">)</text:span></text:p>
      <text:p text:style-name="P133"><text:span text:style-name="T133_1">Sending</text:span><text:span text:style-name="T133_2"><text:s/></text:span><text:span text:style-name="T133_3">command</text:span><text:span text:style-name="T133_4"><text:s/></text:span><text:span text:style-name="T133_5">base</text:span><text:span text:style-name="T133_6">-</text:span><text:span text:style-name="T133_7">clockwise</text:span></text:p>
      <text:p text:style-name="P134"/>
      <text:p text:style-name="P135"><text:span text:style-name="T135_1">Done</text:span><text:span text:style-name="T135_2">.</text:span></text:p>
      <text:p text:style-name="P136"/>
      <text:p text:style-name="P137"><text:span text:style-name="T137_1">Running</text:span><text:span text:style-name="T137_2"><text:s/></text:span><text:span text:style-name="T137_3">command</text:span><text:span text:style-name="T137_4"><text:s/>'</text:span><text:span text:style-name="T137_5">shoulder</text:span><text:span text:style-name="T137_6">-</text:span><text:span text:style-name="T137_7">down</text:span><text:span text:style-name="T137_8">'<text:s/></text:span><text:span text:style-name="T137_9">for</text:span><text:span text:style-name="T137_10"><text:s/></text:span><text:span text:style-name="T137_11">a</text:span><text:span text:style-name="T137_12"><text:s/></text:span><text:span text:style-name="T137_13">duration</text:span><text:span text:style-name="T137_14"><text:s/></text:span><text:span text:style-name="T137_15">of</text:span><text:span text:style-name="T137_16"><text:s/>1.000000<text:s/></text:span><text:span text:style-name="T137_17">second</text:span><text:span text:style-name="T137_18">(</text:span><text:span text:style-name="T137_19">s</text:span><text:span text:style-name="T137_20">)<text:s/></text:span><text:span text:style-name="T137_21">with</text:span><text:span text:style-name="T137_22"><text:s/></text:span><text:span text:style-name="T137_23">a</text:span><text:span text:style-name="T137_24"><text:s/></text:span><text:span text:style-name="T137_25">pause</text:span><text:span text:style-name="T137_26"><text:s/></text:span><text:span text:style-name="T137_27">of</text:span><text:span text:style-name="T137_28"><text:s/>1.000000<text:s/></text:span><text:span text:style-name="T137_29">second</text:span><text:span text:style-name="T137_30">(</text:span><text:span text:style-name="T137_31">s</text:span><text:span text:style-name="T137_32">)</text:span></text:p>
      <text:p text:style-name="P138"><text:span text:style-name="T138_1">Sending</text:span><text:span text:style-name="T138_2"><text:s/></text:span><text:span text:style-name="T138_3">command</text:span><text:span text:style-name="T138_4"><text:s/></text:span><text:span text:style-name="T138_5">shoulder</text:span><text:span text:style-name="T138_6">-</text:span><text:span text:style-name="T138_7">down</text:span></text:p>
      <text:p text:style-name="P139"/>
      <text:p text:style-name="P140"><text:span text:style-name="T140_1">Done</text:span><text:span text:style-name="T140_2">.</text:span></text:p>
      <text:p text:style-name="P141"/>
      <text:p text:style-name="P142"><text:span text:style-name="T142_1">Running</text:span><text:span text:style-name="T142_2"><text:s/></text:span><text:span text:style-name="T142_3">command</text:span><text:span text:style-name="T142_4"><text:s/>'</text:span><text:span text:style-name="T142_5">grip</text:span><text:span text:style-name="T142_6">-</text:span><text:span text:style-name="T142_7">close</text:span><text:span text:style-name="T142_8">'<text:s/></text:span><text:span text:style-name="T142_9">for</text:span><text:span text:style-name="T142_10"><text:s/></text:span><text:span text:style-name="T142_11">a</text:span><text:span text:style-name="T142_12"><text:s/></text:span><text:span text:style-name="T142_13">duration</text:span><text:span text:style-name="T142_14"><text:s/></text:span><text:span text:style-name="T142_15">of</text:span><text:span text:style-name="T142_16"><text:s/>1.000000<text:s/></text:span><text:span text:style-name="T142_17">second</text:span><text:span text:style-name="T142_18">(</text:span><text:span text:style-name="T142_19">s</text:span><text:span text:style-name="T142_20">)<text:s/></text:span><text:span text:style-name="T142_21">with</text:span><text:span text:style-name="T142_22"><text:s/></text:span><text:span text:style-name="T142_23">a</text:span><text:span text:style-name="T142_24"><text:s/></text:span><text:span text:style-name="T142_25">pause</text:span><text:span text:style-name="T142_26"><text:s/></text:span><text:span text:style-name="T142_27">of</text:span><text:span text:style-name="T142_28"><text:s/>1.000000<text:s/></text:span><text:span text:style-name="T142_29">second</text:span><text:span text:style-name="T142_30">(</text:span><text:span text:style-name="T142_31">s</text:span><text:span text:style-name="T142_32">)</text:span></text:p>
      <text:p text:style-name="P143"><text:span text:style-name="T143_1">Sending</text:span><text:span text:style-name="T143_2"><text:s/></text:span><text:span text:style-name="T143_3">command</text:span><text:span text:style-name="T143_4"><text:s/></text:span><text:span text:style-name="T143_5">grip</text:span><text:span text:style-name="T143_6">-</text:span><text:span text:style-name="T143_7">close</text:span></text:p>
      <text:p text:style-name="P144"/>
      <text:p text:style-name="P145"><text:span text:style-name="T145_1">Done</text:span><text:span text:style-name="T145_2">.</text:span></text:p>
      <text:p text:style-name="P146"/>
      <text:p text:style-name="P147"/>
      <text:p text:style-name="P148"><text:span text:style-name="T148_1">Running</text:span><text:span text:style-name="T148_2"><text:s/></text:span><text:span text:style-name="T148_3">command</text:span><text:span text:style-name="T148_4"><text:s/>'</text:span><text:span text:style-name="T148_5">base</text:span><text:span text:style-name="T148_6">-</text:span><text:span text:style-name="T148_7">anti</text:span><text:span text:style-name="T148_8">-</text:span><text:span text:style-name="T148_9">clockwise</text:span><text:span text:style-name="T148_10">'<text:s/></text:span><text:span text:style-name="T148_11">for</text:span><text:span text:style-name="T148_12"><text:s/></text:span><text:span text:style-name="T148_13">a</text:span><text:span text:style-name="T148_14"><text:s/></text:span><text:span text:style-name="T148_15">duration</text:span><text:span text:style-name="T148_16"><text:s/></text:span><text:span text:style-name="T148_17">of</text:span><text:span text:style-name="T148_18"><text:s/>4.000000<text:s/></text:span><text:span text:style-name="T148_19">second</text:span><text:span text:style-name="T148_20">(</text:span><text:span text:style-name="T148_21">s</text:span><text:span text:style-name="T148_22">)<text:s/></text:span><text:span text:style-name="T148_23">with</text:span><text:span text:style-name="T148_24"><text:s/></text:span><text:span text:style-name="T148_25">a</text:span><text:span text:style-name="T148_26"><text:s/></text:span><text:span text:style-name="T148_27">pause</text:span><text:span text:style-name="T148_28"><text:s/></text:span><text:span text:style-name="T148_29">of</text:span><text:span text:style-name="T148_30"><text:s/>2.000000<text:s/></text:span><text:span text:style-name="T148_31">second</text:span><text:span text:style-name="T148_32">(</text:span><text:span text:style-name="T148_33">s</text:span><text:span text:style-name="T148_34">)</text:span></text:p>
      <text:p text:style-name="P149"><text:span text:style-name="T149_1">Sending</text:span><text:span text:style-name="T149_2"><text:s/></text:span><text:span text:style-name="T149_3">command</text:span><text:span text:style-name="T149_4"><text:s/></text:span><text:span text:style-name="T149_5">base</text:span><text:span text:style-name="T149_6">-</text:span><text:span text:style-name="T149_7">anti</text:span><text:span text:style-name="T149_8">-</text:span><text:span text:style-name="T149_9">clockwise</text:span></text:p>
      <text:p text:style-name="P150"/>
      <text:p text:style-name="P151"><text:span text:style-name="T151_1">Done</text:span><text:span text:style-name="T151_2">.</text:span></text:p>
      <text:p text:style-name="P152"/>
      <text:p text:style-name="P153"><text:span text:style-name="T153_1">Running</text:span><text:span text:style-name="T153_2"><text:s/></text:span><text:span text:style-name="T153_3">command</text:span><text:span text:style-name="T153_4"><text:s/>'</text:span><text:span text:style-name="T153_5">grip</text:span><text:span text:style-name="T153_6">-</text:span><text:span text:style-name="T153_7">open</text:span><text:span text:style-name="T153_8">'<text:s/></text:span><text:span text:style-name="T153_9">for</text:span><text:span text:style-name="T153_10"><text:s/></text:span><text:span text:style-name="T153_11">a</text:span><text:span text:style-name="T153_12"><text:s/></text:span><text:span text:style-name="T153_13">duration</text:span><text:span text:style-name="T153_14"><text:s/></text:span><text:span text:style-name="T153_15">of</text:span><text:span text:style-name="T153_16"><text:s/>1.000000<text:s/></text:span><text:span text:style-name="T153_17">second</text:span><text:span text:style-name="T153_18">(</text:span><text:span text:style-name="T153_19">s</text:span><text:span text:style-name="T153_20">)<text:s/></text:span><text:span text:style-name="T153_21">with</text:span><text:span text:style-name="T153_22"><text:s/></text:span><text:span text:style-name="T153_23">a</text:span><text:span text:style-name="T153_24"><text:s/></text:span><text:span text:style-name="T153_25">pause</text:span><text:span text:style-name="T153_26"><text:s/></text:span><text:span text:style-name="T153_27">of</text:span><text:span text:style-name="T153_28"><text:s/>1.000000<text:s/></text:span><text:span text:style-name="T153_29">second</text:span><text:span text:style-name="T153_30">(</text:span><text:span text:style-name="T153_31">s</text:span><text:span text:style-name="T153_32">)</text:span></text:p>
      <text:p text:style-name="P154"><text:span text:style-name="T154_1">Sending</text:span><text:span text:style-name="T154_2"><text:s/></text:span><text:span text:style-name="T154_3">command</text:span><text:span text:style-name="T154_4"><text:s/></text:span><text:span text:style-name="T154_5">grip</text:span><text:span text:style-name="T154_6">-</text:span><text:span text:style-name="T154_7">open</text:span></text:p>
      <text:p text:style-name="P155"/>
      <text:p text:style-name="P156"><text:span text:style-name="T156_1">Done</text:span><text:span text:style-name="T156_2">.</text:span></text:p>
      <text:p text:style-name="P157"/>
      <text:p text:style-name="P158"><text:span text:style-name="T158_1">Running</text:span><text:span text:style-name="T158_2"><text:s/></text:span><text:span text:style-name="T158_3">command</text:span><text:span text:style-name="T158_4"><text:s/>'</text:span><text:span text:style-name="T158_5">elbow</text:span><text:span text:style-name="T158_6">-</text:span><text:span text:style-name="T158_7">up</text:span><text:span text:style-name="T158_8">'<text:s/></text:span><text:span text:style-name="T158_9">for</text:span><text:span text:style-name="T158_10"><text:s/></text:span><text:span text:style-name="T158_11">a</text:span><text:span text:style-name="T158_12"><text:s/></text:span><text:span text:style-name="T158_13">duration</text:span><text:span text:style-name="T158_14"><text:s/></text:span><text:span text:style-name="T158_15">of</text:span><text:span text:style-name="T158_16"><text:s/>1.000000<text:s/></text:span><text:span text:style-name="T158_17">second</text:span><text:span text:style-name="T158_18">(</text:span><text:span text:style-name="T158_19">s</text:span><text:span text:style-name="T158_20">)<text:s/></text:span><text:span text:style-name="T158_21">with</text:span><text:span text:style-name="T158_22"><text:s/></text:span><text:span text:style-name="T158_23">a</text:span><text:span text:style-name="T158_24"><text:s/></text:span><text:span text:style-name="T158_25">pause</text:span><text:span text:style-name="T158_26"><text:s/></text:span><text:span text:style-name="T158_27">of</text:span><text:span text:style-name="T158_28"><text:s/>2.000000<text:s/></text:span><text:span text:style-name="T158_29">second</text:span><text:span text:style-name="T158_30">(</text:span><text:span text:style-name="T158_31">s</text:span><text:span text:style-name="T158_32">)</text:span></text:p>
      <text:p text:style-name="P159"><text:span text:style-name="T159_1">Sending</text:span><text:span text:style-name="T159_2"><text:s/></text:span><text:span text:style-name="T159_3">command</text:span><text:span text:style-name="T159_4"><text:s/></text:span><text:span text:style-name="T159_5">elbow</text:span><text:span text:style-name="T159_6">-</text:span><text:span text:style-name="T159_7">up</text:span></text:p>
      <text:p text:style-name="P160"/>
      <text:p text:style-name="P161"><text:span text:style-name="T161_1">Done</text:span><text:span text:style-name="T161_2">.</text:span></text:p>
      <text:p text:style-name="P162"/>
      <text:p text:style-name="P163"/>
      <text:p text:style-name="P164"><text:span text:style-name="T164_1">All</text:span><text:span text:style-name="T164_2"><text:s/></text:span><text:span text:style-name="T164_3">commands</text:span><text:span text:style-name="T164_4"><text:s/></text:span><text:span text:style-name="T164_5">executed</text:span><text:span text:style-name="T164_6">.<text:s/></text:span><text:span text:style-name="T164_7">Stopping</text:span><text:span text:style-name="T164_8"><text:s/></text:span><text:span text:style-name="T164_9">the</text:span><text:span text:style-name="T164_10"><text:s/></text:span><text:span text:style-name="T164_11">arm</text:span></text:p>
      <text:p text:style-name="P165"/>
      <text:p text:style-name="P166"/>
      <text:p text:style-name="P167"/>
      <text:p text:style-name="P168"><text:span text:style-name="T168_1">And</text:span><text:span text:style-name="T168_2"><text:s/></text:span><text:span text:style-name="T168_3">that</text:span><text:span text:style-name="T168_4">’</text:span><text:span text:style-name="T168_5">s</text:span><text:span text:style-name="T168_6"><text:s/></text:span><text:span text:style-name="T168_7">it</text:span><text:span text:style-name="T168_8">.<text:s/></text:span><text:span text:style-name="T168_9">If</text:span><text:span text:style-name="T168_10"><text:s/></text:span><text:span text:style-name="T168_11">you</text:span><text:span text:style-name="T168_12"><text:s/></text:span><text:span text:style-name="T168_13">have</text:span><text:span text:style-name="T168_14"><text:s/></text:span><text:span text:style-name="T168_15">any</text:span><text:span text:style-name="T168_16"><text:s/></text:span><text:span text:style-name="T168_17">ideas</text:span><text:span text:style-name="T168_18"><text:s/></text:span><text:span text:style-name="T168_19">on</text:span><text:span text:style-name="T168_20"><text:s/></text:span><text:span text:style-name="T168_21">how</text:span><text:span text:style-name="T168_22"><text:s/></text:span><text:span text:style-name="T168_23">this</text:span><text:span text:style-name="T168_24"><text:s/></text:span><text:span text:style-name="T168_25">could</text:span><text:span text:style-name="T168_26"><text:s/></text:span><text:span text:style-name="T168_27">be</text:span><text:span text:style-name="T168_28"><text:s/></text:span><text:span text:style-name="T168_29">improved</text:span><text:span text:style-name="T168_30"><text:s/></text:span><text:span text:style-name="T168_31">or</text:span><text:span text:style-name="T168_32"><text:s/></text:span><text:span text:style-name="T168_33">expanded</text:span><text:span text:style-name="T168_34"><text:s/>(</text:span><text:span text:style-name="T168_35">Maybe</text:span><text:span text:style-name="T168_36"><text:s/></text:span><text:span text:style-name="T168_37">by</text:span><text:span text:style-name="T168_38"><text:s/></text:span><text:span text:style-name="T168_39">adding</text:span><text:span text:style-name="T168_40"><text:s/></text:span><text:span text:style-name="T168_41">some</text:span><text:span text:style-name="T168_42"><text:s/></text:span><text:span text:style-name="T168_43">sort</text:span><text:span text:style-name="T168_44"><text:s/></text:span><text:span text:style-name="T168_45">of</text:span><text:span text:style-name="T168_46"><text:s/></text:span><text:span text:style-name="T168_47">control</text:span><text:span text:style-name="T168_48"><text:s/></text:span><text:span text:style-name="T168_49">logic</text:span><text:span text:style-name="T168_50"><text:s/></text:span><text:span text:style-name="T168_51">to</text:span><text:span text:style-name="T168_52"><text:s/></text:span><text:span text:style-name="T168_53">the</text:span><text:span text:style-name="T168_54"><text:s/></text:span><text:span text:style-name="T168_55">commands</text:span><text:span text:style-name="T168_56"><text:s/></text:span><text:span text:style-name="T168_57">file</text:span><text:span text:style-name="T168_58">,<text:s/></text:span><text:span text:style-name="T168_59">for</text:span><text:span text:style-name="T168_60"><text:s/></text:span><text:span text:style-name="T168_61">example</text:span><text:span text:style-name="T168_62">)<text:s/></text:span><text:span text:style-name="T168_63">then</text:span><text:span text:style-name="T168_64"><text:s/></text:span><text:span text:style-name="T168_65">feel</text:span><text:span text:style-name="T168_66"><text:s/></text:span><text:span text:style-name="T168_67">free</text:span><text:span text:style-name="T168_68"><text:s/></text:span><text:span text:style-name="T168_69">to</text:span><text:span text:style-name="T168_70"><text:s/></text:span><text:span text:style-name="T168_71">contact</text:span><text:span text:style-name="T168_72"><text:s/></text:span><text:span text:style-name="T168_73">my</text:span><text:span text:style-name="T168_74"><text:s/></text:span><text:span text:style-name="T168_75">via</text:span><text:span text:style-name="T168_76"><text:s/></text:span><text:span text:style-name="T168_77">the</text:span><text:span text:style-name="T168_78"><text:s/></text:span><text:span text:style-name="T168_79">contact</text:span><text:span text:style-name="T168_80"><text:s/></text:span><text:span text:style-name="T168_81">form</text:span><text:span text:style-name="T168_82"><text:s/></text:span><text:span text:style-name="T168_83">on</text:span><text:span text:style-name="T168_84"><text:s/></text:span><text:span text:style-name="T168_85">my</text:span><text:span text:style-name="T168_86"><text:s/></text:span><text:span text:style-name="T168_87">Blog</text:span><text:span text:style-name="T168_88"><text:s/></text:span><text:span text:style-name="T168_89">at</text:span><text:span text:style-name="T168_90"><text:s/></text:span><text:span text:style-name="T168_91"><text:a xlink:type="simple" xlink:href="http://solderintheveins.co.uk/contact-me/"><text:span text:style-name="T168_92">http</text:span></text:a></text:span><text:span text:style-name="T168_93"><text:a xlink:type="simple" xlink:href="http://solderintheveins.co.uk/contact-me/"><text:span text:style-name="T168_94">://</text:span></text:a></text:span><text:span text:style-name="T168_95"><text:a xlink:type="simple" xlink:href="http://solderintheveins.co.uk/contact-me/"><text:span text:style-name="T168_96">solderintheveins</text:span></text:a></text:span><text:span text:style-name="T168_97"><text:a xlink:type="simple" xlink:href="http://solderintheveins.co.uk/contact-me/"><text:span text:style-name="T168_98">.</text:span></text:a></text:span><text:span text:style-name="T168_99"><text:a xlink:type="simple" xlink:href="http://solderintheveins.co.uk/contact-me/"><text:span text:style-name="T168_100">co</text:span></text:a></text:span><text:span text:style-name="T168_101"><text:a xlink:type="simple" xlink:href="http://solderintheveins.co.uk/contact-me/"><text:span text:style-name="T168_102">.</text:span></text:a></text:span><text:span text:style-name="T168_103"><text:a xlink:type="simple" xlink:href="http://solderintheveins.co.uk/contact-me/"><text:span text:style-name="T168_104">uk</text:span></text:a></text:span><text:span text:style-name="T168_105"><text:a xlink:type="simple" xlink:href="http://solderintheveins.co.uk/contact-me/"><text:span text:style-name="T168_106">/</text:span></text:a></text:span><text:span text:style-name="T168_107"><text:a xlink:type="simple" xlink:href="http://solderintheveins.co.uk/contact-me/"><text:span text:style-name="T168_108">contact</text:span></text:a></text:span><text:span text:style-name="T168_109"><text:a xlink:type="simple" xlink:href="http://solderintheveins.co.uk/contact-me/"><text:span text:style-name="T168_110">-</text:span></text:a></text:span><text:span text:style-name="T168_111"><text:a xlink:type="simple" xlink:href="http://solderintheveins.co.uk/contact-me/"><text:span text:style-name="T168_112">me</text:span></text:a></text:span><text:span text:style-name="T168_113"><text:a xlink:type="simple" xlink:href="http://solderintheveins.co.uk/contact-me/"><text:span text:style-name="T168_114">/</text:span></text:a></text:span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